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solid" draw:fill-color="#c20000" draw:textarea-horizontal-align="justify" draw:textarea-vertical-align="middle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cc6600" draw:textarea-horizontal-align="justify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990000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dash" draw:stroke-dash="Dash_20_2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solid" draw:fill-color="#000099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990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ff66" draw:marker-start="msArrowEnd_20_5" draw:marker-start-width="0.213cm" draw:marker-start-center="false" draw:stroke-linejoin="miter" draw:fill="solid" draw:fill-color="#ffcc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ffff66" draw:marker-start="Arrowheads_20_1" draw:marker-start-width="0.21cm" draw:marker-start-center="false" draw:stroke-linejoin="miter" draw:fill="solid" draw:fill-color="#ffcc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solid" draw:fill-color="#ffcc00" draw:textarea-horizontal-align="justify" draw:textarea-vertical-align="middle" draw:auto-grow-height="true" fo:padding-top="0.1cm" fo:padding-bottom="0.1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00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026cm" svg:stroke-color="#cc6600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ffffff" draw:marker-start="Arrowheads_20_2" draw:marker-start-width="0.21cm" draw:marker-start-center="false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3" style:family="graphic" style:parent-style-name="standard">
      <style:graphic-properties draw:stroke="none" draw:fill="solid" draw:fill-color="#ffcc00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none" draw:fill="solid" draw:fill-color="#990000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5.6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6.17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1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0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14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65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4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2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16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2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22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3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13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42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5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64cm" fo:margin-bottom="0cm" fo:line-height="100%" fo:text-indent="-0.952cm" style:punctuation-wrap="hanging" style:line-break="strict"/>
    </style:style>
    <style:style style:name="P4" style:family="paragraph">
      <style:paragraph-properties fo:margin-left="0.952cm" fo:margin-right="0cm" fo:margin-top="0.194cm" fo:margin-bottom="0cm" fo:line-height="100%" fo:text-indent="-0.952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8" style:family="paragraph">
      <style:paragraph-properties fo:margin-left="0.934cm" fo:margin-right="0cm" fo:margin-top="0.246cm" fo:margin-bottom="0cm" fo:line-height="100%" fo:text-indent="-0.934cm" style:punctuation-wrap="hanging" style:line-break="strict"/>
    </style:style>
    <style:style style:name="P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3" style:family="paragraph">
      <style:paragraph-properties fo:margin-left="0.934cm" fo:margin-right="0cm" fo:margin-top="0.705cm" fo:margin-bottom="0.749cm" fo:line-height="100%" fo:text-align="center" fo:text-indent="-0.934cm" style:punctuation-wrap="hanging" style:line-break="strict"/>
    </style:style>
    <style:style style:name="P14" style:family="paragraph">
      <style:paragraph-properties fo:margin-left="0.934cm" fo:margin-right="0cm" fo:margin-top="0.555cm" fo:margin-bottom="0.635cm" fo:line-height="100%" fo:text-align="center" fo:text-indent="-0.934cm" style:punctuation-wrap="simple" style:line-break="normal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16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</style:style>
    <style:style style:name="P17" style:family="paragraph">
      <style:paragraph-properties fo:margin-left="0.934cm" fo:margin-right="0cm" fo:margin-top="0.705cm" fo:margin-bottom="0cm" fo:line-height="10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5cm"/>
          <style:tab-stop style:position="25.735cm"/>
          <style:tab-stop style:position="27.005cm"/>
          <style:tab-stop style:position="28.275cm"/>
        </style:tab-stops>
      </style:paragraph-properties>
    </style:style>
    <style:style style:name="P18" style:family="paragraph">
      <style:paragraph-properties fo:margin-left="0.934cm" fo:margin-right="0cm" fo:margin-top="0cm" fo:margin-bottom="0.749cm" fo:line-height="10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5cm"/>
          <style:tab-stop style:position="25.735cm"/>
          <style:tab-stop style:position="27.005cm"/>
          <style:tab-stop style:position="28.275cm"/>
        </style:tab-stops>
      </style:paragraph-properties>
    </style:style>
    <style:style style:name="P19" style:family="paragraph">
      <style:paragraph-properties fo:margin-left="0.934cm" fo:margin-right="0cm" fo:margin-top="0.176cm" fo:margin-bottom="0cm" fo:line-height="100%" fo:text-align="start" fo:text-indent="-0.934cm" style:punctuation-wrap="hanging" style:line-break="strict"/>
    </style:style>
    <style:style style:name="P20" style:family="paragraph">
      <style:paragraph-properties fo:margin-left="0cm" fo:margin-right="0cm" fo:line-height="100%" fo:text-indent="0cm" style:punctuation-wrap="simple" style:line-break="normal"/>
    </style:style>
    <style:style style:name="P21" style:family="paragraph">
      <style:paragraph-properties fo:margin-left="0cm" fo:margin-right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cm" fo:margin-right="0cm" fo:line-height="100%" fo:text-align="start" fo:text-indent="0cm" style:punctuation-wrap="simple" style:line-break="normal"/>
    </style:style>
    <style:style style:name="P23" style:family="paragraph">
      <style:paragraph-properties fo:margin-left="0.934cm" fo:margin-right="0cm" fo:margin-top="0.176cm" fo:margin-bottom="0cm" fo:line-height="9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5cm"/>
          <style:tab-stop style:position="25.735cm"/>
          <style:tab-stop style:position="27.005cm"/>
          <style:tab-stop style:position="28.275cm"/>
        </style:tab-stops>
      </style:paragraph-properties>
    </style:style>
    <style:style style:name="P24" style:family="paragraph">
      <style:paragraph-properties fo:margin-left="0.934cm" fo:margin-right="0cm" fo:margin-top="0.176cm" fo:margin-bottom="0cm" fo:line-height="90%" fo:text-align="start" fo:text-indent="-0.934cm" style:punctuation-wrap="hanging" style:line-break="strict"/>
    </style:style>
    <style:style style:name="P25" style:family="paragraph">
      <style:paragraph-properties fo:margin-left="0cm" fo:margin-right="0cm" fo:margin-top="0.211cm" fo:margin-bottom="0cm" fo:line-height="90%" fo:text-align="start" fo:text-indent="0cm" style:punctuation-wrap="hanging" style:line-break="strict"/>
    </style:style>
    <style:style style:name="P26" style:family="paragraph">
      <style:paragraph-properties fo:margin-left="0cm" fo:margin-right="0cm" fo:margin-top="0.176cm" fo:margin-bottom="0cm" fo:line-height="90%" fo:text-align="start" fo:text-indent="0cm" style:punctuation-wrap="hanging" style:line-break="strict"/>
    </style:style>
    <style:style style:name="P27" style:family="paragraph">
      <style:paragraph-properties fo:margin-left="0.934cm" fo:margin-right="0cm" fo:margin-top="0.211cm" fo:margin-bottom="0cm" fo:line-height="90%" fo:text-indent="-0.934cm" style:punctuation-wrap="hanging" style:line-break="strict"/>
    </style:style>
    <style:style style:name="P28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9" style:family="paragraph">
      <style:paragraph-properties fo:margin-left="0.934cm" fo:margin-right="0cm" fo:margin-top="0.105cm" fo:margin-bottom="0cm" fo:line-height="80%" fo:text-indent="-0.934cm" style:punctuation-wrap="hanging" style:line-break="strict"/>
    </style:style>
    <style:style style:name="P30" style:family="paragraph">
      <style:paragraph-properties fo:margin-left="0.934cm" fo:margin-right="0cm" fo:margin-top="0.123cm" fo:margin-bottom="0cm" fo:line-height="80%" fo:text-indent="-0.934cm" style:punctuation-wrap="hanging" style:line-break="strict"/>
    </style:style>
    <style:style style:name="P31" style:family="paragraph">
      <style:paragraph-properties fo:margin-left="0.934cm" fo:margin-right="0cm" fo:margin-top="0.123cm" fo:margin-bottom="0cm" fo:line-height="8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5cm"/>
          <style:tab-stop style:position="25.735cm"/>
          <style:tab-stop style:position="27.005cm"/>
          <style:tab-stop style:position="28.275cm"/>
        </style:tab-stops>
      </style:paragraph-properties>
    </style:style>
    <style:style style:name="P32" style:family="paragraph">
      <style:paragraph-properties fo:margin-left="0.934cm" fo:margin-right="0cm" fo:margin-top="0.123cm" fo:margin-bottom="0cm" fo:line-height="80%" fo:text-align="start" fo:text-indent="-0.934cm" style:punctuation-wrap="hanging" style:line-break="strict"/>
    </style:style>
    <style:style style:name="P33" style:family="paragraph">
      <style:paragraph-properties fo:margin-left="0.952cm" fo:margin-right="0cm" fo:margin-top="0cm" fo:margin-bottom="0cm" fo:line-height="100%" fo:text-align="start" fo:text-indent="-0.952cm" style:punctuation-wrap="hanging" style:line-break="strict">
        <style:tab-stops>
          <style:tab-stop style:position="0cm"/>
          <style:tab-stop style:position="1.565cm"/>
          <style:tab-stop style:position="4.105cm"/>
          <style:tab-stop style:position="6.645cm"/>
          <style:tab-stop style:position="9.185cm"/>
          <style:tab-stop style:position="11.725cm"/>
          <style:tab-stop style:position="14.265cm"/>
          <style:tab-stop style:position="16.805cm"/>
          <style:tab-stop style:position="19.345cm"/>
          <style:tab-stop style:position="21.885cm"/>
          <style:tab-stop style:position="24.425cm"/>
          <style:tab-stop style:position="26.965cm"/>
          <style:tab-stop style:position="27.737cm"/>
          <style:tab-stop style:position="28.985cm"/>
        </style:tab-stops>
      </style:paragraph-properties>
    </style:style>
    <style:style style:name="P34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35" style:family="paragraph">
      <style:paragraph-properties fo:margin-left="0cm" fo:margin-right="0cm" fo:margin-top="0.211cm" fo:margin-bottom="0cm" fo:line-height="80%" fo:text-indent="0cm"/>
    </style:style>
    <style:style style:name="P36" style:family="paragraph">
      <style:paragraph-properties fo:margin-left="0.934cm" fo:margin-right="0cm" fo:margin-top="0.617cm" fo:margin-bottom="0.705cm" fo:line-height="100%" fo:text-align="center" fo:text-indent="-0.934cm" style:punctuation-wrap="simple" style:line-break="normal"/>
    </style:style>
    <style:style style:name="P37" style:family="paragraph">
      <style:paragraph-properties fo:margin-left="0cm" fo:margin-right="0cm" fo:margin-top="0.211cm" fo:margin-bottom="0cm" fo:line-height="100%" fo:text-align="start" fo:text-indent="0cm" style:punctuation-wrap="hanging" style:line-break="strict"/>
    </style:style>
    <style:style style:name="P38" style:family="paragraph">
      <style:paragraph-properties fo:margin-left="0.934cm" fo:margin-right="0cm" fo:margin-top="0.246cm" fo:margin-bottom="0cm" fo:line-height="100%" fo:text-align="start" fo:text-indent="-0.934cm" style:punctuation-wrap="hanging" style:line-break="strict"/>
    </style:style>
    <style:style style:name="P39" style:family="paragraph">
      <style:paragraph-properties fo:margin-left="0.934cm" fo:margin-right="0cm" fo:margin-top="0.035cm" fo:margin-bottom="0cm" fo:line-height="100%" fo:text-indent="-0.934cm" style:punctuation-wrap="hanging" style:line-break="strict"/>
    </style:style>
    <style:style style:name="P40" style:family="paragraph">
      <style:paragraph-properties fo:margin-left="0.934cm" fo:margin-right="0cm" fo:margin-top="0.176cm" fo:margin-bottom="0cm" fo:line-height="10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5cm"/>
          <style:tab-stop style:position="25.735cm"/>
          <style:tab-stop style:position="27.005cm"/>
          <style:tab-stop style:position="28.275cm"/>
        </style:tab-stops>
      </style:paragraph-properties>
    </style:style>
    <style:style style:name="P41" style:family="paragraph">
      <style:paragraph-properties fo:margin-left="0.934cm" fo:margin-right="0cm" fo:margin-top="0.176cm" fo:margin-bottom="0cm" fo:line-height="100%" fo:text-align="center" fo:text-indent="-0.934cm" style:punctuation-wrap="hanging" style:line-break="strict"/>
    </style:style>
    <style:style style:name="P42" style:family="paragraph">
      <style:paragraph-properties fo:margin-left="0.934cm" fo:margin-right="0cm" fo:margin-top="0.176cm" fo:margin-bottom="0cm" fo:line-height="100%" fo:text-indent="-0.934cm" style:punctuation-wrap="hanging" style:line-break="strict"/>
    </style:style>
    <style:style style:name="P43" style:family="paragraph">
      <style:paragraph-properties fo:margin-left="0.934cm" fo:margin-right="0cm" fo:margin-top="0.079cm" fo:margin-bottom="0cm" fo:line-height="90%" fo:text-indent="-0.934cm" style:punctuation-wrap="hanging" style:line-break="strict"/>
    </style:style>
    <style:style style:name="P44" style:family="paragraph">
      <style:paragraph-properties fo:margin-left="0.934cm" fo:margin-right="0cm" fo:margin-top="0.158cm" fo:margin-bottom="0cm" fo:line-height="90%" fo:text-indent="-0.934cm" style:punctuation-wrap="hanging" style:line-break="strict"/>
    </style:style>
    <style:style style:name="P45" style:family="paragraph">
      <style:paragraph-properties fo:margin-left="0.934cm" fo:margin-right="0cm" fo:margin-top="0cm" fo:margin-bottom="0cm" fo:line-height="90%" fo:text-indent="-0.934cm" style:punctuation-wrap="hanging" style:line-break="strict"/>
    </style:style>
    <style:style style:name="P46" style:family="paragraph">
      <style:paragraph-properties fo:margin-left="0.934cm" fo:margin-right="0cm" fo:margin-top="0.141cm" fo:margin-bottom="0cm" fo:line-height="100%" fo:text-indent="-0.934cm" style:punctuation-wrap="hanging" style:line-break="strict"/>
    </style:style>
    <style:style style:name="P47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8" style:family="paragraph">
      <style:paragraph-properties fo:margin-left="0.934cm" fo:margin-right="0cm" fo:margin-top="0.141cm" fo:margin-bottom="0cm" fo:line-height="100%" fo:text-align="start" fo:text-indent="-0.934cm" style:punctuation-wrap="hanging" style:line-break="strict">
        <style:tab-stops>
          <style:tab-stop style:position="0cm"/>
          <style:tab-stop style:position="0.313cm"/>
          <style:tab-stop style:position="1.583cm"/>
          <style:tab-stop style:position="2.853cm"/>
          <style:tab-stop style:position="4.123cm"/>
          <style:tab-stop style:position="5.393cm"/>
          <style:tab-stop style:position="6.663cm"/>
          <style:tab-stop style:position="7.933cm"/>
          <style:tab-stop style:position="9.203cm"/>
          <style:tab-stop style:position="10.473cm"/>
          <style:tab-stop style:position="11.743cm"/>
          <style:tab-stop style:position="13.013cm"/>
          <style:tab-stop style:position="14.283cm"/>
          <style:tab-stop style:position="15.553cm"/>
          <style:tab-stop style:position="16.823cm"/>
          <style:tab-stop style:position="18.093cm"/>
          <style:tab-stop style:position="19.363cm"/>
          <style:tab-stop style:position="20.633cm"/>
          <style:tab-stop style:position="21.903cm"/>
          <style:tab-stop style:position="23.173cm"/>
          <style:tab-stop style:position="24.443cm"/>
          <style:tab-stop style:position="24.465cm"/>
          <style:tab-stop style:position="25.735cm"/>
          <style:tab-stop style:position="27.005cm"/>
          <style:tab-stop style:position="28.275cm"/>
        </style:tab-stops>
      </style:paragraph-properties>
    </style:style>
    <style:style style:name="P49" style:family="paragraph">
      <style:paragraph-properties fo:margin-left="0cm" fo:margin-right="0cm" fo:margin-top="0.141cm" fo:margin-bottom="0cm" fo:line-height="100%" fo:text-align="start" fo:text-indent="0cm" style:punctuation-wrap="hanging" style:line-break="strict"/>
    </style:style>
    <style:style style:name="P50" style:family="paragraph">
      <style:paragraph-properties fo:margin-left="0.934cm" fo:margin-right="0cm" fo:margin-top="0.141cm" fo:margin-bottom="0cm" fo:line-height="100%" fo:text-align="start" fo:text-indent="-0.934cm" style:punctuation-wrap="hanging" style:line-break="strict"/>
    </style:style>
    <style:style style:name="P51" style:family="paragraph">
      <style:paragraph-properties fo:margin-left="0.934cm" fo:margin-right="0cm" fo:margin-top="0.176cm" fo:margin-bottom="0cm" fo:line-height="90%" fo:text-indent="-0.934cm" style:punctuation-wrap="hanging" style:line-break="strict"/>
    </style:style>
    <style:style style:name="P52" style:family="paragraph">
      <style:paragraph-properties fo:margin-left="0.934cm" fo:margin-right="0cm" fo:margin-top="0.07cm" fo:margin-bottom="0cm" fo:line-height="90%" fo:text-indent="-0.934cm" style:punctuation-wrap="hanging" style:line-break="strict"/>
    </style:style>
    <style:style style:name="P53" style:family="paragraph">
      <style:paragraph-properties fo:margin-left="0cm" fo:margin-right="0cm" fo:line-height="7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4" style:family="paragraph">
      <style:paragraph-properties fo:margin-left="0.934cm" fo:margin-right="0cm" fo:margin-top="0.158cm" fo:margin-bottom="0cm" fo:line-height="80%" fo:text-indent="-0.934cm" style:punctuation-wrap="hanging" style:line-break="strict"/>
    </style:style>
    <style:style style:name="P55" style:family="paragraph">
      <style:paragraph-properties fo:margin-left="0cm" fo:margin-right="0cm" fo:line-height="80%" fo:text-indent="0cm" style:punctuation-wrap="simple" style:line-break="normal"/>
    </style:style>
    <style:style style:name="P56" style:family="paragraph">
      <style:paragraph-properties fo:margin-left="0cm" fo:margin-right="0cm" fo:margin-top="0cm" fo:margin-bottom="0cm" fo:line-height="100%" fo:text-indent="0cm" style:punctuation-wrap="simple" style:line-break="normal" style:writing-mode="lr-tb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margin-top="0.37cm" fo:margin-bottom="0cm" fo:line-height="90%" fo:text-indent="0cm" style:punctuation-wrap="hanging" style:line-break="strict"/>
    </style:style>
    <style:style style:name="P59" style:family="paragraph">
      <style:paragraph-properties fo:margin-left="0cm" fo:margin-right="0cm" fo:line-height="65%" fo:text-indent="0cm" style:punctuation-wrap="simple" style:line-break="normal"/>
    </style:style>
    <style:style style:name="P60" style:family="paragraph">
      <style:paragraph-properties fo:text-align="center" style:writing-mode="lr-tb"/>
    </style:style>
    <style:style style:name="P61" style:family="paragraph">
      <style:paragraph-properties fo:margin-left="0cm" fo:margin-right="0cm" fo:margin-top="0.123cm" fo:margin-bottom="0.123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.105cm" fo:margin-bottom="0cm" fo:line-height="100%" fo:text-indent="0cm" style:punctuation-wrap="hanging" style:line-break="strict"/>
    </style:style>
    <style:style style:name="P64" style:family="paragraph">
      <style:paragraph-properties fo:margin-left="0.934cm" fo:margin-right="0cm" fo:margin-top="0.211cm" fo:margin-bottom="0cm" fo:line-height="100%" fo:text-indent="-0.934cm" style:punctuation-wrap="hanging" style:line-break="strict"/>
    </style:style>
    <style:style style:name="P65" style:family="paragraph"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67" style:family="paragraph">
      <style:paragraph-properties fo:margin-left="0cm" fo:margin-right="0cm" fo:line-height="100%" fo:text-indent="0cm"/>
    </style:style>
    <style:style style:name="P68" style:family="paragraph">
      <style:paragraph-properties fo:margin-left="0.934cm" fo:margin-right="0cm" fo:margin-top="0.176cm" fo:margin-bottom="0cm" fo:line-height="100%" fo:text-align="end" fo:text-indent="-0.934cm" style:punctuation-wrap="hanging" style:line-break="strict"/>
    </style:style>
    <style:style style:name="T1" style:family="text">
      <style:text-properties fo:color="#ffbf1f" fo:font-size="58pt" fo:language="en" fo:country="GB" style:font-size-asian="58pt" style:font-size-complex="58pt"/>
    </style:style>
    <style:style style:name="T2" style:family="text">
      <style:text-properties fo:language="en" fo:country="GB"/>
    </style:style>
    <style:style style:name="T3" style:family="text">
      <style:text-properties fo:font-size="22pt" fo:language="en" fo:country="GB" style:font-size-asian="22pt" style:font-size-complex="22pt"/>
    </style:style>
    <style:style style:name="T4" style:family="text">
      <style:text-properties fo:font-family="Wingdings" style:font-pitch="variable" style:font-charset="x-symbol" fo:language="en" fo:country="GB"/>
    </style:style>
    <style:style style:name="T5" style:family="text">
      <style:text-properties fo:font-size="20pt" fo:language="en" fo:country="GB" style:font-size-asian="20pt" style:font-size-complex="20pt"/>
    </style:style>
    <style:style style:name="T6" style:family="text">
      <style:text-properties fo:font-size="18pt" fo:language="en" fo:country="GB" style:font-size-asian="18pt" style:font-size-complex="18pt"/>
    </style:style>
    <style:style style:name="T7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fo:color="#ffffff" fo:font-size="20pt" fo:language="en" fo:country="GB" fo:font-weight="bold" style:font-size-asian="20pt" style:font-weight-asian="bold" style:font-size-complex="20pt" style:font-weight-complex="bold"/>
    </style:style>
    <style:style style:name="T9" style:family="text">
      <style:text-properties fo:color="#ffffff" fo:font-size="20pt" fo:language="en" fo:country="GB" style:font-size-asian="20pt" style:font-size-complex="20pt"/>
    </style:style>
    <style:style style:name="T10" style:family="text">
      <style:text-properties fo:color="#ffffff" fo:font-size="20pt" fo:language="en" fo:country="GB" fo:font-style="italic" style:font-size-asian="20pt" style:font-style-asian="italic" style:font-size-complex="20pt" style:font-style-complex="italic"/>
    </style:style>
    <style:style style:name="T11" style:family="text">
      <style:text-properties fo:language="en" fo:country="GB" fo:font-style="italic" style:font-style-asian="italic" style:font-style-complex="italic"/>
    </style:style>
    <style:style style:name="T12" style:family="text">
      <style:text-properties fo:font-size="24pt" fo:language="en" fo:country="GB" style:font-size-asian="24pt" style:font-size-complex="24pt"/>
    </style:style>
    <style:style style:name="T13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14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15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16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GB" style:font-size-asian="14pt" style:font-size-complex="14pt"/>
    </style:style>
    <style:style style:name="T18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9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20" style:family="text">
      <style:text-properties fo:font-size="16pt" fo:language="en" fo:country="GB" style:font-size-asian="16pt" style:font-size-complex="16pt"/>
    </style:style>
    <style:style style:name="T21" style:family="text">
      <style:text-properties fo:color="#ffffff" fo:font-family="'Arial Unicode MS'" style:font-family-generic="swiss" style:font-pitch="variable" fo:font-size="13pt" fo:language="en" fo:country="GB" fo:font-weight="bold" style:font-family-asian="'Arial Unicode MS'" style:font-family-generic-asian="swiss" style:font-pitch-asian="variable" style:font-size-asian="13pt" style:font-weight-asian="bold" style:font-family-complex="'Arial Unicode MS'" style:font-family-generic-complex="swiss" style:font-pitch-complex="variable" style:font-size-complex="13pt" style:font-weight-complex="bold"/>
    </style:style>
    <style:style style:name="T22" style:family="text">
      <style:text-properties fo:color="#ffffff" fo:font-family="'Arial Unicode MS'" style:font-family-generic="swiss" style:font-pitch="variable" fo:font-size="13pt" fo:language="en" fo:country="GB" style:text-underline-style="solid" style:text-underline-width="auto" style:text-underline-color="font-color" fo:font-weight="bold" style:font-family-asian="'Arial Unicode MS'" style:font-family-generic-asian="swiss" style:font-pitch-asian="variable" style:font-size-asian="13pt" style:font-weight-asian="bold" style:font-family-complex="'Arial Unicode MS'" style:font-family-generic-complex="swiss" style:font-pitch-complex="variable" style:font-size-complex="13pt" style:font-weight-complex="bold"/>
    </style:style>
    <style:style style:name="T23" style:family="text">
      <style:text-properties fo:color="#ffffff" fo:font-family="'Arial Unicode MS'" style:font-family-generic="swiss" style:font-pitch="variable" fo:font-size="12pt" fo:language="en" fo:country="GB" fo:font-weight="bold" style:font-family-asian="'Arial Unicode MS'" style:font-family-generic-asian="swiss" style:font-pitch-asian="variable" style:font-size-asian="12pt" style:font-weight-asian="bold" style:font-family-complex="'Arial Unicode MS'" style:font-family-generic-complex="swiss" style:font-pitch-complex="variable" style:font-size-complex="12pt" style:font-weight-complex="bold"/>
    </style:style>
    <style:style style:name="T24" style:family="text">
      <style:text-properties fo:color="#ffff00" fo:font-family="'Arial Unicode MS'" style:font-family-generic="swiss" style:font-pitch="variable" fo:font-size="15pt" fo:language="en" fo:country="GB" fo:font-weight="bold" style:font-family-asian="'Arial Unicode MS'" style:font-family-generic-asian="swiss" style:font-pitch-asian="variable" style:font-size-asian="15pt" style:font-weight-asian="bold" style:font-family-complex="'Arial Unicode MS'" style:font-family-generic-complex="swiss" style:font-pitch-complex="variable" style:font-size-complex="15pt" style:font-weight-complex="bold"/>
    </style:style>
    <style:style style:name="T25" style:family="text">
      <style:text-properties fo:color="#ffff00" fo:font-family="'Arial Unicode MS'" style:font-family-generic="swiss" style:font-pitch="variable" fo:font-size="14pt" fo:language="en" fo:country="GB" fo:font-weight="bold" style:font-family-asian="'Arial Unicode MS'" style:font-family-generic-asian="swiss" style:font-pitch-asian="variable" style:font-size-asian="14pt" style:font-weight-asian="bold" style:font-family-complex="'Arial Unicode MS'" style:font-family-generic-complex="swiss" style:font-pitch-complex="variable" style:font-size-complex="14pt" style:font-weight-complex="bold"/>
    </style:style>
    <style:style style:name="T26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7" style:family="text">
      <style:text-properties fo:font-size="4pt" fo:language="en" fo:country="GB" style:font-size-asian="4pt" style:font-size-complex="4pt"/>
    </style:style>
    <style:style style:name="T28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29" style:family="text">
      <style:text-properties fo:font-size="36pt" fo:language="en" fo:country="GB" style:font-size-asian="36pt" style:font-size-complex="36pt"/>
    </style:style>
    <style:style style:name="T30" style:family="text">
      <style:text-properties fo:language="en" fo:country="GB" fo:font-weight="bold" style:font-weight-asian="bold" style:font-weight-complex="bold"/>
    </style:style>
    <style:style style:name="T31" style:family="text">
      <style:text-properties fo:font-size="9pt" fo:language="en" fo:country="GB" fo:font-weight="bold" style:font-size-asian="9pt" style:font-weight-asian="bold" style:font-size-complex="9pt" style:font-weight-complex="bold"/>
    </style:style>
    <style:style style:name="T32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33" style:family="text">
      <style:text-properties fo:font-size="9pt" fo:language="en" fo:country="GB" style:font-size-asian="9pt" style:font-size-complex="9pt"/>
    </style:style>
    <style:style style:name="T34" style:family="text">
      <style:text-properties fo:color="#ffff66" fo:font-size="14pt" fo:language="en" fo:country="GB" style:font-size-asian="14pt" style:font-size-complex="14pt"/>
    </style:style>
    <style:style style:name="T35" style:family="text">
      <style:text-properties fo:color="#ffffff" fo:language="en" fo:country="GB" fo:font-weight="bold" style:font-weight-asian="bold" style:font-weight-complex="bold"/>
    </style:style>
    <style:style style:name="T36" style:family="text">
      <style:text-properties fo:color="#ffffff" fo:language="en" fo:country="GB"/>
    </style:style>
    <style:style style:name="T37" style:family="text">
      <style:text-properties fo:color="#ffffff" fo:language="en" fo:country="GB" fo:font-style="italic" style:font-style-asian="italic" style:font-style-complex="italic"/>
    </style:style>
    <style:style style:name="T38" style:family="text">
      <style:text-properties fo:color="#ffffff" fo:font-size="16pt" fo:language="en" fo:country="GB" fo:font-weight="bold" style:font-size-asian="16pt" style:font-weight-asian="bold" style:font-size-complex="16pt" style:font-weight-complex="bold"/>
    </style:style>
    <style:style style:name="T39" style:family="text">
      <style:text-properties fo:color="#ffffff" fo:font-size="16pt" fo:language="en" fo:country="GB" fo:font-style="italic" style:font-size-asian="16pt" style:font-style-asian="italic" style:font-size-complex="16pt" style:font-style-complex="italic"/>
    </style:style>
    <style:style style:name="T40" style:family="text">
      <style:text-properties fo:color="#ffffff" fo:font-size="16pt" fo:language="en" fo:country="GB" style:font-size-asian="16pt" style:font-size-complex="16pt"/>
    </style:style>
    <style:style style:name="T41" style:family="text">
      <style:text-properties fo:color="#ffffff" fo:font-size="14pt" fo:language="en" fo:country="GB" style:font-size-asian="14pt" style:font-size-complex="14pt"/>
    </style:style>
    <style:style style:name="T42" style:family="text">
      <style:text-properties fo:font-size="8pt" fo:language="en" fo:country="GB" style:font-size-asian="8pt" style:font-size-complex="8pt"/>
    </style:style>
    <style:style style:name="T43" style:family="text">
      <style:text-properties fo:color="#ffff66" fo:font-size="16pt" fo:language="en" fo:country="GB" fo:font-weight="bold" style:font-size-asian="16pt" style:font-weight-asian="bold" style:font-size-complex="16pt" style:font-weight-complex="bold"/>
    </style:style>
    <style:style style:name="T44" style:family="text">
      <style:text-properties fo:color="#ffffff" fo:font-size="14pt" fo:language="en" fo:country="GB" fo:font-weight="bold" style:font-size-asian="14pt" style:font-weight-asian="bold" style:font-size-complex="14pt" style:font-weight-complex="bold"/>
    </style:style>
    <style:style style:name="T45" style:family="text">
      <style:text-properties fo:color="#ffff66" fo:font-size="16pt" fo:language="en" fo:country="GB" fo:font-weight="bold" style:font-family-asian="'Arial Unicode MS'" style:font-family-generic-asian="swiss" style:font-pitch-asian="variable" style:font-size-asian="16pt" style:font-weight-asian="bold" style:font-family-complex="'Arial Unicode MS'" style:font-family-generic-complex="swiss" style:font-pitch-complex="variable" style:font-size-complex="16pt" style:font-weight-complex="bold"/>
    </style:style>
    <style:style style:name="T46" style:family="text">
      <style:text-properties fo:color="#ffffff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T47" style:family="text">
      <style:text-properties fo:color="#ffffff" fo:font-family="'Arial Unicode MS'" style:font-family-generic="swiss" style:font-pitch="variable" fo:language="en" fo:country="GB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48" style:family="text">
      <style:text-properties fo:color="#ffffff" fo:font-family="Wingdings" style:font-pitch="variable" style:font-charset="x-symbol" fo:font-size="14pt" fo:language="en" fo:country="GB" style:font-size-asian="14pt" style:font-size-complex="14pt"/>
    </style:style>
    <style:style style:name="T49" style:family="text">
      <style:text-properties fo:color="#ffffff"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50" style:family="text">
      <style:text-properties fo:color="#ffffff" style:text-position="-25% 58%" fo:language="en" fo:country="GB"/>
    </style:style>
    <style:style style:name="T51" style:family="text">
      <style:text-properties fo:color="#ffffff" style:text-position="-25% 58%" fo:language="en" fo:country="GB" fo:font-weight="bold" style:font-weight-asian="bold" style:font-weight-complex="bold"/>
    </style:style>
    <style:style style:name="T52" style:family="text">
      <style:text-properties fo:color="#ffffff" style:text-position="-25% 58%" fo:font-size="14pt" fo:language="en" fo:country="GB" style:font-size-asian="14pt" style:font-size-complex="14pt"/>
    </style:style>
    <style:style style:name="T53" style:family="text">
      <style:text-properties fo:color="#ffffff" fo:font-family="Symbol" style:font-family-generic="roman" style:font-pitch="variable" style:font-charset="x-symbol" fo:font-size="24pt" fo:language="en" fo:country="GB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/>
    </style:style>
    <style:style style:name="T54" style:family="text">
      <style:text-properties fo:color="#ffffff" style:text-position="-25% 58%" fo:font-family="'Arial Unicode MS'" style:font-family-generic="swiss" style:font-pitch="variable" fo:language="en" fo:country="GB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55" style:family="text">
      <style:text-properties fo:color="#ffffff" fo:font-size="16pt" fo:language="en" fo:country="GB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/>
    </style:style>
    <style:style style:name="T56" style:family="text">
      <style:text-properties fo:color="#ffffff" fo:font-size="16pt" fo:language="en" fo:country="GB" fo:font-weight="bold" style:font-family-asian="'Arial Unicode MS'" style:font-family-generic-asian="swiss" style:font-pitch-asian="variable" style:font-size-asian="16pt" style:font-weight-asian="bold" style:font-family-complex="'Arial Unicode MS'" style:font-family-generic-complex="swiss" style:font-pitch-complex="variable" style:font-size-complex="16pt" style:font-weight-complex="bold"/>
    </style:style>
    <style:style style:name="T57" style:family="text">
      <style:text-properties fo:color="#ffffff" fo:font-size="16pt" fo:language="en" fo:country="GB" style:font-family-asian="新細明體" style:font-pitch-asian="variable" style:font-size-asian="16pt" style:font-family-complex="新細明體" style:font-pitch-complex="variable" style:font-size-complex="16pt"/>
    </style:style>
    <style:style style:name="T58" style:family="text">
      <style:text-properties fo:color="#ffffff" fo:font-family="Symbol" style:font-family-generic="roman" style:font-pitch="variable" style:font-charset="x-symbol" fo:font-size="16pt" fo:language="en" fo:country="GB" style:font-family-asian="新細明體" style:font-pitch-asian="variable" style:font-size-asian="16pt" style:font-family-complex="新細明體" style:font-pitch-complex="variable" style:font-size-complex="16pt"/>
    </style:style>
    <style:style style:name="T59" style:family="text">
      <style:text-properties fo:color="#ffffff" fo:font-size="16pt" fo:language="en" fo:country="GB" fo:font-weight="bold" style:font-family-asian="新細明體" style:font-pitch-asian="variable" style:font-size-asian="16pt" style:font-weight-asian="bold" style:font-family-complex="新細明體" style:font-pitch-complex="variable" style:font-size-complex="16pt" style:font-weight-complex="bold"/>
    </style:style>
    <style:style style:name="T60" style:family="text">
      <style:text-properties fo:color="#ffffff" fo:font-family="Symbol" style:font-family-generic="roman" style:font-pitch="variable" style:font-charset="x-symbol" fo:font-size="14pt" fo:language="en" fo:country="GB" style:font-size-asian="14pt" style:font-size-complex="14pt"/>
    </style:style>
    <style:style style:name="T61" style:family="text">
      <style:text-properties fo:color="#ffffff" style:text-position="-25% 58%" fo:font-family="Symbol" style:font-family-generic="roman" style:font-pitch="variable" style:font-charset="x-symbol" fo:font-size="14pt" fo:language="en" fo:country="GB" style:font-size-asian="14pt" style:font-size-complex="14pt"/>
    </style:style>
    <style:style style:name="T62" style:family="text">
      <style:text-properties fo:color="#ffffff" style:text-position="-25% 58%" fo:font-family="'Arial Unicode MS'" style:font-family-generic="swiss" style:font-pitch="variable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T63" style:family="text">
      <style:text-properties fo:color="#ffffff" style:text-position="-25% 58%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T64" style:family="text">
      <style:text-properties fo:color="#ffffff" fo:font-family="'Arial Unicode MS'" style:font-family-generic="swiss" style:font-pitch="variable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T65" style:family="text">
      <style:text-properties fo:color="#ffffff" fo:font-family="Symbol" style:font-family-generic="roman" style:font-pitch="variable" style:font-charset="x-symbol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T66" style:family="text">
      <style:text-properties fo:color="#ffffff" fo:font-family="'Arial Unicode MS'" style:font-family-generic="swiss" style:font-pitch="variable" fo:language="en" fo:country="GB" fo:font-weight="bold" style:font-family-asian="'Arial Unicode MS'" style:font-family-generic-asian="swiss" style:font-pitch-asian="variable" style:font-weight-asian="bold" style:font-family-complex="'Arial Unicode MS'" style:font-family-generic-complex="swiss" style:font-pitch-complex="variable" style:font-weight-complex="bold"/>
    </style:style>
    <style:style style:name="T67" style:family="text">
      <style:text-properties fo:color="#ffff66" fo:font-family="'Arial Unicode MS'" style:font-family-generic="swiss" style:font-pitch="variable" fo:font-size="16pt" fo:language="en" fo:country="GB" fo:font-weight="bold" style:font-family-asian="'Arial Unicode MS'" style:font-family-generic-asian="swiss" style:font-pitch-asian="variable" style:font-size-asian="16pt" style:font-weight-asian="bold" style:font-family-complex="'Arial Unicode MS'" style:font-family-generic-complex="swiss" style:font-pitch-complex="variable" style:font-size-complex="16pt" style:font-weight-complex="bold"/>
    </style:style>
    <style:style style:name="T68" style:family="text">
      <style:text-properties fo:color="#ffffff" style:text-position="0% 100%" fo:font-family="'Arial Unicode MS'" style:font-family-generic="swiss" style:font-pitch="variable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T69" style:family="text">
      <style:text-properties fo:color="#ffffff" style:text-position="0% 100%" fo:font-family="Arial" style:font-pitch="variable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T70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71" style:family="text">
      <style:text-properties fo:color="#ffff66" fo:font-size="14pt" fo:language="en" fo:country="GB" fo:font-weight="bold" style:font-size-asian="14pt" style:font-weight-asian="bold" style:font-size-complex="14pt" style:font-weight-complex="bold"/>
    </style:style>
    <style:style style:name="T72" style:family="text">
      <style:text-properties fo:color="#ffffff" fo:font-size="12pt" fo:language="en" fo:country="GB" style:font-size-asian="12pt" style:font-size-complex="12pt"/>
    </style:style>
    <style:style style:name="T73" style:family="text">
      <style:text-properties fo:color="#ffffff" fo:font-size="12pt" fo:language="en" fo:country="GB" fo:font-weight="bold" style:font-size-asian="12pt" style:font-weight-asian="bold" style:font-size-complex="12pt" style:font-weight-complex="bold"/>
    </style:style>
    <style:style style:name="T74" style:family="text">
      <style:text-properties fo:font-size="40pt" fo:language="en" fo:country="GB" style:font-size-asian="40pt" style:font-size-complex="40pt"/>
    </style:style>
    <style:style style:name="T75" style:family="text">
      <style:text-properties fo:color="#000000" fo:font-size="14pt" fo:language="en" fo:country="GB" style:font-size-asian="14pt" style:font-size-complex="14pt"/>
    </style:style>
    <style:style style:name="T76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77" style:family="text">
      <style:text-properties fo:color="#ffffff" style:text-position="0% 100%" fo:font-family="'Arial Unicode MS'" style:font-family-generic="swiss" style:font-pitch="variable" fo:font-size="16pt" fo:language="en" fo:country="GB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/>
    </style:style>
    <style:style style:name="T78" style:family="text">
      <style:text-properties fo:color="#ffff66" style:text-position="0% 100%" fo:font-family="Arial" style:font-pitch="variable" fo:font-size="14pt" fo:language="en" fo:country="GB" fo:font-weight="bold" style:font-family-asian="'Arial Unicode MS'" style:font-family-generic-asian="swiss" style:font-pitch-asian="variable" style:font-size-asian="14pt" style:font-weight-asian="bold" style:font-family-complex="'Arial Unicode MS'" style:font-family-generic-complex="swiss" style:font-pitch-complex="variable" style:font-size-complex="14pt" style:font-weight-complex="bold"/>
    </style:style>
    <style:style style:name="T79" style:family="text">
      <style:text-properties fo:color="#000000" fo:font-family="'Arial Unicode MS'" style:font-family-generic="swiss" style:font-pitch="variable" fo:font-size="10pt" fo:language="en" fo:country="GB" fo:font-weight="bold" style:font-family-asian="'Arial Unicode MS'" style:font-family-generic-asian="swiss" style:font-pitch-asian="variable" style:font-size-asian="10pt" style:font-weight-asian="bold" style:font-family-complex="'Arial Unicode MS'" style:font-family-generic-complex="swiss" style:font-pitch-complex="variable" style:font-size-complex="10pt" style:font-weight-complex="bold"/>
    </style:style>
    <style:style style:name="T80" style:family="text">
      <style:text-properties fo:color="#ffff66" style:text-position="0% 100%" fo:font-family="Arial" style:font-pitch="variable" fo:font-size="14pt" fo:language="en" fo:country="GB" fo:font-weight="bold" style:font-family-asian="'DejaVu Sans'" style:font-pitch-asian="variable" style:font-size-asian="14pt" style:font-weight-asian="bold" style:font-family-complex="'DejaVu Sans'" style:font-pitch-complex="variable" style:font-size-complex="14pt" style:font-weight-complex="bold"/>
    </style:style>
    <style:style style:name="T81" style:family="text">
      <style:text-properties fo:color="#ffffff" style:text-position="0% 100%" fo:font-family="Arial" style:font-pitch="variable" fo:font-size="14pt" fo:language="en" fo:country="GB" fo:font-weight="bold" style:font-family-asian="'DejaVu Sans'" style:font-pitch-asian="variable" style:font-size-asian="14pt" style:font-weight-asian="bold" style:font-family-complex="'DejaVu Sans'" style:font-pitch-complex="variable" style:font-size-complex="14pt" style:font-weight-complex="bold"/>
    </style:style>
    <style:style style:name="T82" style:family="text">
      <style:text-properties fo:color="#ffffff" style:text-position="0% 100%" fo:font-family="Arial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T83" style:family="text">
      <style:text-properties fo:color="#ffffff" fo:font-family="'Arial Unicode MS'" style:font-family-generic="swiss" style:font-pitch="variable" fo:font-size="13pt" fo:language="en" fo:country="GB" style:font-family-asian="'Arial Unicode MS'" style:font-family-generic-asian="swiss" style:font-pitch-asian="variable" style:font-size-asian="13pt" style:font-family-complex="'Arial Unicode MS'" style:font-family-generic-complex="swiss" style:font-pitch-complex="variable" style:font-size-complex="13pt"/>
    </style:style>
    <style:style style:name="T84" style:family="text">
      <style:text-properties fo:color="#ffff66" fo:font-size="14pt" fo:language="en" fo:country="GB" fo:font-weight="bold" style:font-family-asian="'Arial Unicode MS'" style:font-family-generic-asian="swiss" style:font-pitch-asian="variable" style:font-size-asian="14pt" style:font-weight-asian="bold" style:font-family-complex="'Arial Unicode MS'" style:font-family-generic-complex="swiss" style:font-pitch-complex="variable" style:font-size-complex="14pt" style:font-weight-complex="bold"/>
    </style:style>
    <style:style style:name="T85" style:family="text">
      <style:text-properties fo:color="#ffffff" fo:font-family="'Arial Unicode MS'" style:font-family-generic="swiss" style:font-pitch="variable" fo:font-size="14pt" fo:language="en" fo:country="GB" fo:font-weight="bold" style:font-family-asian="'Arial Unicode MS'" style:font-family-generic-asian="swiss" style:font-pitch-asian="variable" style:font-size-asian="14pt" style:font-weight-asian="bold" style:font-family-complex="'Arial Unicode MS'" style:font-family-generic-complex="swiss" style:font-pitch-complex="variable" style:font-size-complex="14pt" style:font-weight-complex="bold"/>
    </style:style>
    <style:style style:name="T86" style:family="text">
      <style:text-properties fo:color="#ffffff" fo:font-family="comic" style:font-family-generic="decorative" style:font-pitch="variable" fo:font-size="14pt" fo:language="en" fo:country="GB" style:font-size-asian="14pt" style:font-size-complex="14pt"/>
    </style:style>
    <style:style style:name="T87" style:family="text">
      <style:text-properties fo:color="#ffffff" fo:font-family="comic" style:font-family-generic="decorative" style:font-pitch="variable" fo:font-size="14pt" fo:language="en" fo:country="GB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T88" style:family="text">
      <style:text-properties fo:color="#ccccff" fo:font-size="20pt" fo:language="en" fo:country="GB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">
        <style:list-level-properties text:min-label-width="0.934cm"/>
        <style:text-properties fo:font-family="Wingdings" style:font-pitch="variable" style:font-charset="x-symbol" fo:color="#cc66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76cm"/>
        <style:text-properties fo:font-family="Wingdings" style:font-pitch="variable" style:font-charset="x-symbol" fo:color="#ffbf1f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">
        <style:list-level-properties text:space-before="2.54cm" text:min-label-width="0.621cm"/>
        <style:text-properties fo:font-family="Wingdings" style:font-pitch="variable" style:font-charset="x-symbol" fo:color="#ffcc00" fo:font-size="6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">
        <style:list-level-properties/>
        <style:text-properties fo:font-family="Wingdings" style:font-pitch="variable" style:font-charset="x-symbol" fo:color="#cc66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5.91cm" svg:x="1.905cm" svg:y="1.903cm" presentation:class="title" presentation:user-transformed="true">
          <draw:text-box>
            <text:list text:style-name="L1">
              <text:list-header>
                <text:p text:style-name="P1"><text:span text:style-name="T1">Banco de Dados</text:span></text:p>
              </text:list-header>
            </text:list>
          </draw:text-box>
        </draw:frame>
        <draw:frame presentation:style-name="pr2" draw:text-style-name="P2" draw:layer="layout" svg:width="17.78cm" svg:height="6.439cm" svg:x="3.81cm" svg:y="9.084cm" presentation:class="subtitle" presentation:user-transformed="true">
          <draw:text-box>
            <text:list text:style-name="L1">
              <text:list-header>
                <text:p text:style-name="P3"><text:span text:style-name="T2">SQL</text:span></text:p>
                <text:p text:style-name="P3"><text:span text:style-name="T2"/></text:p>
                <text:p text:style-name="P4"><text:span text:style-name="T3">João Eduardo Ferreira</text:span></text:p>
                <text:p text:style-name="P4"><text:span text:style-name="T3">Osvaldo Kotaro Takai</text:span></text:p>
                <text:p text:style-name="P4"><text:span text:style-name="T3">Marcelo Finger</text:span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Introdu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SQL - Structured Query Languag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Linguagem declarativa – não-procedural</text:span></text:p>
                  </text:list-item>
                  <text:list-item>
                    <text:p text:style-name="P7"><text:span text:style-name="T2">Desenvolvidapelo laboratório da IBM em San Jose – anos <text:s/>60/70</text:span></text:p>
                  </text:list-item>
                  <text:list-item>
                    <text:p text:style-name="P7"><text:span text:style-name="T2">Inicialmente chamada SEQUEL (Structured English QUEry Language)</text:span></text:p>
                  </text:list-item>
                  <text:list-item>
                    <text:p text:style-name="P7"><text:span text:style-name="T2">Criada como interface entre usuários e o primeiro SGBDR – SYSTEM R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Introdu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SQL - Structured Query Languag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Padrão industrial que atinge grande parte do mercado de SGBDs</text:span></text:p>
                  </text:list-item>
                  <text:list-item>
                    <text:p text:style-name="P7"><text:span text:style-name="T2">Atrativo: pequena quantidade de comandos para realizar uma grande quantidade de operações necessárias para definição e manipulação de relações</text:span></text:p>
                  </text:list-item>
                  <text:list-item>
                    <text:p text:style-name="P7"><text:span text:style-name="T2">Simplicidade</text:span></text:p>
                  </text:list-item>
                  <text:list-item>
                    <text:p text:style-name="P7"><text:span text:style-name="T2">Grande poder de consulta</text:span></text:p>
                  </text:list-item>
                  <text:list-item>
                    <text:p text:style-name="P7"><text:span text:style-name="T2">Padrão facilita migração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Introdu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SQL - Structured Query Languag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Permite otimização</text:span></text:p>
                  </text:list-item>
                  <text:list-item>
                    <text:p text:style-name="P7"><text:span text:style-name="T2">Necessita otimização</text:span></text:p>
                  </text:list-item>
                  <text:list-item>
                    <text:p text:style-name="P7"><text:span text:style-name="T2">Eficiência em acessos</text:span></text:p>
                  </text:list-item>
                  <text:list-item>
                    <text:p text:style-name="P7"><text:span text:style-name="T2">Expressividade limitada, porém cobre a maioria absoluta dos casos práticos</text:span></text:p>
                  </text:list-item>
                  <text:list-item>
                    <text:p text:style-name="P7"><text:span text:style-name="T2">Única linguagem verdadeiramente paralelizável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Introdu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O padrão SQL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merican National Standard Institute (ANSI) e International Organization for Standardization (ISO)</text:span></text:p>
                  </text:list-item>
                  <text:list-item>
                    <text:p text:style-name="P7"><text:span text:style-name="T2">Versão mais recente: SQL3 (SQL99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">Principalmente conceitos de orientação a objet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Versões anterior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">SQL92 – SQL2</text:span></text:p>
                      </text:list-item>
                      <text:list-item>
                        <text:p text:style-name="P9"><text:span text:style-name="T2">SQL86 – SQL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Introdu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Recurso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DL e DML</text:span></text:p>
                  </text:list-item>
                  <text:list-item>
                    <text:p text:style-name="P7"><text:span text:style-name="T2">Criação de visões (views)</text:span></text:p>
                  </text:list-item>
                  <text:list-item>
                    <text:p text:style-name="P7"><text:span text:style-name="T2">Especificações de segurança e autorizações</text:span></text:p>
                  </text:list-item>
                  <text:list-item>
                    <text:p text:style-name="P7"><text:span text:style-name="T2">Definição de restrições de integridade</text:span></text:p>
                  </text:list-item>
                  <text:list-item>
                    <text:p text:style-name="P7"><text:span text:style-name="T2">Controle de transação</text:span></text:p>
                  </text:list-item>
                  <text:list-item>
                    <text:p text:style-name="P7"><text:span text:style-name="T2">Regras para integração com linguagens de programação</text:span></text:p>
                  </text:list-item>
                  <text:list-item>
                    <text:p text:style-name="P7"><text:span text:style-name="T2">Regras e triggers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Introdu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Dois conjuntos principais de comando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DL – Data Definition Languag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">Especificação do esquema da base de dad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ML – Data Manipulation Languag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">inserção, remoção, alteração e consultas na instância da base de dado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Introdu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A aceitação da SQL não é devido as suas qualidades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lguns conceitos da linguagem são falhos.</text:span></text:p>
                  </text:list-item>
                  <text:list-item>
                    <text:p text:style-name="P7"><text:span text:style-name="T2">Seria possível projetar uma linguagem muito melhor e mais fácil de usar.</text:span></text:p>
                  </text:list-item>
                  <text:list-item>
                    <text:p text:style-name="P7"><text:span text:style-name="T2">Não é computacionalmente completa: muita programação é necessária.</text:span></text:p>
                  </text:list-item>
                  <text:list-item>
                    <text:p text:style-name="P7"><text:span text:style-name="T2">As reais vantagens repousam no Modelo Relacional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Introdu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10"><text:span text:style-name="T2">Era para ser + simples do que CRT, CRD, e AR</text:span></text:p>
              </text:list-item>
              <text:list-item>
                <text:p text:style-name="P10"><text:span text:style-name="T2">Vocabulário diverge do Modelo Relacional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Relação </text:span><text:span text:style-name="T4"></text:span><text:span text:style-name="T2"> Tabela</text:span></text:p>
                  </text:list-item>
                  <text:list-item>
                    <text:p text:style-name="P11"><text:span text:style-name="T2">Tuple </text:span><text:span text:style-name="T4"></text:span><text:span text:style-name="T2"> Linha</text:span></text:p>
                  </text:list-item>
                  <text:list-item>
                    <text:p text:style-name="P11"><text:span text:style-name="T2">Atributo </text:span><text:span text:style-name="T4"></text:span><text:span text:style-name="T2">Coluna</text:span></text:p>
                  </text:list-item>
                  <text:list-item>
                    <text:p text:style-name="P11"><text:span text:style-name="T2">Maior desvio do Modelo Relacional: Tabelas podem ter linhas idêntica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10"><text:span text:style-name="T2">Alguns comandos da DDL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CREATE SCHEMA</text:span></text:p>
                  </text:list-item>
                  <text:list-item>
                    <text:p text:style-name="P12"><text:span text:style-name="T5">CREATE TABLE</text:span></text:p>
                  </text:list-item>
                  <text:list-item>
                    <text:p text:style-name="P12"><text:span text:style-name="T5">ALTER TABLE</text:span></text:p>
                  </text:list-item>
                  <text:list-item>
                    <text:p text:style-name="P12"><text:span text:style-name="T5">DROP TABLE</text:span></text:p>
                  </text:list-item>
                  <text:list-item>
                    <text:p text:style-name="P12"><text:span text:style-name="T5">CREATE DOMAIN</text:span></text:p>
                  </text:list-item>
                  <text:list-item>
                    <text:p text:style-name="P12"><text:span text:style-name="T5">DROP DOMAIN</text:span></text:p>
                  </text:list-item>
                  <text:list-item>
                    <text:p text:style-name="P12"><text:span text:style-name="T5">CREATE VIEW</text:span></text:p>
                  </text:list-item>
                  <text:list-item>
                    <text:p text:style-name="P12"><text:span text:style-name="T5">DROP VIEW</text:span></text:p>
                  </text:list-item>
                  <text:list-item>
                    <text:p text:style-name="P12"><text:span text:style-name="T5">CREATE INDEX</text:span></text:p>
                  </text:list-item>
                  <text:list-item>
                    <text:p text:style-name="P12"><text:span text:style-name="T5">DROP INDEX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- Criação do Esquem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CREATE SCHEMA – Comando utilizado para criar esquemas de aplicações.</text:span></text:p>
              </text:list-item>
              <text:list-item>
                <text:p text:style-name="P6"><text:span text:style-name="T2">O esquema permite agrupar as tabelas, restrições, visões, domínios e outros construtores (como concessão de autoridade) que descrevem o esquema.</text:span></text:p>
              </text:list-item>
              <text:list-item>
                <text:p text:style-name="P6"><text:span text:style-name="T2">Por exemplo:</text:span></text:p>
              </text:list-item>
            </text:list>
            <text:list text:style-name="L4">
              <text:list-header>
                <text:p text:style-name="P13"><text:span text:style-name="T5">CREATE SCHEMA COMPANHIA AUTHORIZATION MAC0426</text:span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Criação de Domínio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CREATE DOMAIN – Utilizado para definir domínios de atributos.</text:span></text:p>
              </text:list-item>
            </text:list>
            <text:list text:style-name="L4">
              <text:list-header>
                <text:p text:style-name="P14"><text:span text:style-name="T6">CREATE DOMAIN</text:span><text:span text:style-name="T7"> nome </text:span><text:span text:style-name="T6">AS</text:span><text:span text:style-name="T7"> tipo [&lt;restrições de coluna&gt;]</text:span></text:p>
              </text:list-header>
            </text:list>
            <text:list text:style-name="L3">
              <text:list-item>
                <text:list>
                  <text:list-item>
                    <text:p text:style-name="P15"><text:span text:style-name="T5">Facilita a redefinição de tipos de dados de um domínio utilizados por muitos atributos de um esquema, além de melhorar a legibilidade do esquema.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">Por exemplo:</text:span></text:p>
              </text:list-item>
            </text:list>
            <text:list text:style-name="L4">
              <text:list-header>
                <text:p text:style-name="P13"><text:span text:style-name="T5">CREATE DOMAIN TIPO_ID AS CHAR(9);</text:span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Criação de Domínio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Pode-se definir um novo domínio com a especificação de uma restrição sobre o tipo de dados.</text:span></text:p>
              </text:list-item>
              <text:list-item>
                <text:p text:style-name="P6"><text:span text:style-name="T2">Por exemplo:</text:span></text:p>
              </text:list-item>
            </text:list>
            <text:list text:style-name="L4">
              <text:list-header>
                <text:p text:style-name="P17"><text:span text:style-name="T5"><text:tab/></text:span><text:span text:style-name="T5">CREATE DOMAIN TIPO_DEPNUM AS INTEGER </text:span></text:p>
                <text:p text:style-name="P18"><text:span text:style-name="T5"><text:tab/></text:span><text:span text:style-name="T5"><text:tab/></text:span><text:span text:style-name="T5">CHECK (TIPO_DEPNUM &gt; 0 AND TIPO_DEPNUM &lt; 21);</text:span></text:p>
                <text:p text:style-name="P19"><text:span text:style-name="T5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Criação de Tabel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CREATE TABLE - cria uma tabela (tabela base), e define colunas e restrições</text:span></text:p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draw:custom-shape draw:style-name="gr2" draw:text-style-name="P2" draw:layer="layout" svg:width="16.603cm" svg:height="6.19cm" svg:x="5.9cm" svg:y="8.326cm">
          <text:list text:style-name="L1">
            <text:list-header>
              <text:p text:style-name="P20"><text:span text:style-name="T8">CREATE TABLE </text:span><text:span text:style-name="T9">[esquema].</text:span><text:span text:style-name="T10">tabela </text:span><text:span text:style-name="T9">(</text:span></text:p>
              <text:p text:style-name="P21"><text:span text:style-name="T10"><text:tab/></text:span><text:span text:style-name="T10">atrib1 tipo </text:span><text:span text:style-name="T9">[&lt;restrições da coluna 1&gt;],</text:span></text:p>
              <text:p text:style-name="P21"><text:span text:style-name="T10"><text:tab/></text:span><text:span text:style-name="T10">atrib2 tipo </text:span><text:span text:style-name="T9">[&lt;restrições da coluna 2&gt;],</text:span></text:p>
              <text:p text:style-name="P21"><text:span text:style-name="T9"><text:tab/></text:span><text:span text:style-name="T9">....</text:span></text:p>
              <text:p text:style-name="P21"><text:span text:style-name="T10"><text:tab/></text:span><text:span text:style-name="T10">atribn tipo </text:span><text:span text:style-name="T9">[&lt;restrições da coluna n&gt;],</text:span></text:p>
              <text:p text:style-name="P21"><text:span text:style-name="T9"><text:tab/></text:span><text:span text:style-name="T9">&lt;restrições da tabela&gt;</text:span></text:p>
              <text:p text:style-name="P22"><text:span text:style-name="T9">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Criação de Tabel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Restrições de coluna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NOT NULL</text:span></text:p>
                  </text:list-item>
                  <text:list-item>
                    <text:p text:style-name="P7"><text:span text:style-name="T2">DEFAULT </text:span><text:span text:style-name="T11">valor</text:span></text:p>
                  </text:list-item>
                  <text:list-item>
                    <text:p text:style-name="P7"><text:span text:style-name="T2">CHECK(</text:span><text:span text:style-name="T11">condição</text:span><text:span text:style-name="T2">)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draw:custom-shape draw:style-name="gr2" draw:text-style-name="P2" draw:layer="layout" svg:width="19.602cm" svg:height="6.19cm" svg:x="3.298cm" svg:y="10.927cm">
          <text:list text:style-name="L1">
            <text:list-header>
              <text:p text:style-name="P20"><text:span text:style-name="T8">CREATE TABLE</text:span><text:span text:style-name="T9"> [esquema].</text:span><text:span text:style-name="T10">tabela </text:span><text:span text:style-name="T9">(</text:span></text:p>
              <text:p text:style-name="P21"><text:span text:style-name="T10"><text:tab/></text:span><text:span text:style-name="T10">atrib1 tipo </text:span><text:span text:style-name="T9">[(</text:span><text:span text:style-name="T10">tamanho</text:span><text:span text:style-name="T9">)] [NOT NULL | DEFAULT </text:span><text:span text:style-name="T10">valor</text:span><text:span text:style-name="T9">] </text:span></text:p>
              <text:p text:style-name="P21"><text:span text:style-name="T9"><text:tab/></text:span><text:span text:style-name="T9"><text:tab/></text:span><text:span text:style-name="T9">[CHECK </text:span><text:span text:style-name="T10">(condição)</text:span><text:span text:style-name="T9">],</text:span></text:p>
              <text:p text:style-name="P21"><text:span text:style-name="T10"><text:tab/></text:span><text:span text:style-name="T10">atrib2 tipo </text:span><text:span text:style-name="T9">[(</text:span><text:span text:style-name="T10">tamanho</text:span><text:span text:style-name="T9">)] [NOT NULL | DEFAULT </text:span><text:span text:style-name="T10">valor</text:span><text:span text:style-name="T9">] </text:span></text:p>
              <text:p text:style-name="P21"><text:span text:style-name="T9"><text:tab/></text:span><text:span text:style-name="T9"><text:tab/></text:span><text:span text:style-name="T9">[CHECK </text:span><text:span text:style-name="T10">(condição)</text:span><text:span text:style-name="T9">],</text:span></text:p>
              <text:p text:style-name="P22"><text:span text:style-name="T9">...</text:span></text:p>
              <text:p text:style-name="P2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Criação de Tabel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11"><text:span text:style-name="T12">Restrições de tabela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PRIMARY KEY ( &lt;</text:span><text:span text:style-name="T13">atributos chave primária&gt; </text:span><text:span text:style-name="T5">)</text:span></text:p>
                  </text:list-item>
                  <text:list-item>
                    <text:p text:style-name="P12"><text:span text:style-name="T5">UNIQUE ( &lt;</text:span><text:span text:style-name="T13">atributos chave candidata&gt; </text:span><text:span text:style-name="T5">)</text:span></text:p>
                  </text:list-item>
                  <text:list-item>
                    <text:p text:style-name="P12"><text:span text:style-name="T5">FOREIGN KEY ( &lt;</text:span><text:span text:style-name="T13">atributos chave estrangeira&gt; </text:span></text:p>
                  </text:list-item>
                </text:list>
              </text:list-item>
            </text:list>
            <text:list text:style-name="L4">
              <text:list-header>
                <text:p text:style-name="P23"><text:span text:style-name="T5"><text:tab/></text:span><text:span text:style-name="T5"><text:tab/></text:span><text:span text:style-name="T5">REFERENCES </text:span><text:span text:style-name="T13">tabelaRef </text:span><text:span text:style-name="T5">[(&lt;</text:span><text:span text:style-name="T13">chave primária&gt;</text:span><text:span text:style-name="T5">)] [&lt;</text:span><text:span text:style-name="T13">ações</text:span><text:span text:style-name="T5">&gt;] </text:span></text:p>
                <text:p text:style-name="P24"><text:span text:style-name="T5"/></text:p>
                <text:p text:style-name="P24"><text:span text:style-name="T5"/></text:p>
              </text:list-header>
            </text:list>
            <text:list text:style-name="L2">
              <text:list-item>
                <text:p text:style-name="P25"><text:span text:style-name="T12">&lt;ações&gt;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5">ON DELETE | ON UPDATE</text:span></text:p>
                  </text:list-item>
                  <text:list-item>
                    <text:p text:style-name="P26"><text:span text:style-name="T5">CASCADE | SET NULL | SET DEFAULT</text:span></text:p>
                  </text:list-item>
                  <text:list-item>
                    <text:p text:style-name="P26"><text:span text:style-name="T5">CHECK(</text:span><text:span text:style-name="T13">condição</text:span><text:span text:style-name="T5">)</text:span></text:p>
                  </text:list-item>
                </text:list>
              </text:list-item>
            </text:list>
            <text:list text:style-name="L4">
              <text:list-header>
                <text:p text:style-name="P24"><text:span text:style-name="T5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SQL – Alguns tipos de dado</text:span></text:p>
              </text:list-header>
            </text:list>
          </draw:text-box>
        </draw:frame>
        <draw:frame presentation:style-name="pr7" draw:text-style-name="P2" draw:layer="layout" svg:width="22.86cm" svg:height="12.916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2">INTEGER | SMALLINT</text:span></text:p>
              </text:list-item>
              <text:list-item>
                <text:p text:style-name="P11"><text:span text:style-name="T12">DECIMAL [(precision, scale)] - precision é o número total de dígitos total e scale é o número de dígitos depois do ponto</text:span></text:p>
              </text:list-item>
              <text:list-item>
                <text:p text:style-name="P11"><text:span text:style-name="T12">DOUBLE PRECISION | FLOAT | REAL</text:span></text:p>
              </text:list-item>
              <text:list-item>
                <text:p text:style-name="P11"><text:span text:style-name="T12">CHAR(n) - tamanho fixo - n caracteres</text:span></text:p>
              </text:list-item>
              <text:list-item>
                <text:p text:style-name="P11"><text:span text:style-name="T12">VARCHAR(n) - tamanho variável – máximo de n caracteres</text:span></text:p>
              </text:list-item>
              <text:list-item>
                <text:p text:style-name="P11"><text:span text:style-name="T12">BLOB – Binary Large Object </text:span></text:p>
              </text:list-item>
              <text:list-item>
                <text:p text:style-name="P11"><text:span text:style-name="T12">DATE | TIME | TIMESTAMP</text:span></text:p>
              </text:list-item>
              <text:list-item>
                <text:p text:style-name="P11"><text:span text:style-name="T12"><text:s/></text:span><text:span text:style-name="T12">...</text:span></text:p>
              </text:list-item>
            </text:list>
            <text:list text:style-name="L4">
              <text:list-header>
                <text:p text:style-name="P27"><text:span text:style-name="T1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Criação de Tabel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28"><text:span text:style-name="T14">Forma geral:</text:span></text:p>
              </text:list-item>
            </text:list>
            <text:list text:style-name="L4">
              <text:list-header>
                <text:p text:style-name="P29"><text:span text:style-name="T15"/></text:p>
                <text:p text:style-name="P30"><text:span text:style-name="T16">CREATE TABLE</text:span><text:span text:style-name="T17"> [esquema].</text:span><text:span text:style-name="T18">tabela </text:span><text:span text:style-name="T17">(</text:span></text:p>
                <text:p text:style-name="P31"><text:span text:style-name="T18"><text:tab/></text:span><text:span text:style-name="T18"><text:tab/></text:span><text:span text:style-name="T18">atrib1 tipo </text:span><text:span text:style-name="T17">[(</text:span><text:span text:style-name="T18">tamanho</text:span><text:span text:style-name="T17">)] [</text:span><text:span text:style-name="T16">NOT NULL</text:span><text:span text:style-name="T17"> | </text:span><text:span text:style-name="T16">DEFAULT </text:span><text:span text:style-name="T18">valor</text:span><text:span text:style-name="T17">] [</text:span><text:span text:style-name="T16">CHECK </text:span><text:span text:style-name="T18">(condição)</text:span><text:span text:style-name="T17">],</text:span></text:p>
                <text:p text:style-name="P31"><text:span text:style-name="T18"><text:tab/></text:span><text:span text:style-name="T18"><text:tab/></text:span><text:span text:style-name="T18">atrib2 tipo </text:span><text:span text:style-name="T17">[(</text:span><text:span text:style-name="T18">tamanho</text:span><text:span text:style-name="T17">)] [</text:span><text:span text:style-name="T16">NOT NULL </text:span><text:span text:style-name="T17">| </text:span><text:span text:style-name="T16">DEFAULT </text:span><text:span text:style-name="T18">valor</text:span><text:span text:style-name="T17">] [</text:span><text:span text:style-name="T16">CHECK</text:span><text:span text:style-name="T17"> </text:span><text:span text:style-name="T18">(condição)</text:span><text:span text:style-name="T17">],</text:span></text:p>
                <text:p text:style-name="P31"><text:span text:style-name="T17"><text:tab/></text:span><text:span text:style-name="T17"><text:tab/></text:span><text:span text:style-name="T17">...</text:span></text:p>
                <text:p text:style-name="P31"><text:span text:style-name="T17"><text:tab/></text:span><text:span text:style-name="T17"><text:tab/></text:span><text:span text:style-name="T17">[</text:span><text:span text:style-name="T16">CONSTRAINT </text:span><text:span text:style-name="T18">nome da restrição</text:span><text:span text:style-name="T17">] </text:span></text:p>
                <text:p text:style-name="P31"><text:span text:style-name="T17"><text:tab/></text:span><text:span text:style-name="T17"><text:tab/></text:span><text:span text:style-name="T17"><text:tab/></text:span><text:span text:style-name="T16">PRIMARY KEY </text:span><text:span text:style-name="T17">(&lt;</text:span><text:span text:style-name="T18">atributos chave primária</text:span><text:span text:style-name="T17">&gt;),</text:span></text:p>
                <text:p text:style-name="P31"><text:span text:style-name="T17"><text:tab/></text:span><text:span text:style-name="T17"><text:tab/></text:span><text:span text:style-name="T17">[</text:span><text:span text:style-name="T16">CONSTRAINT</text:span><text:span text:style-name="T17"> </text:span><text:span text:style-name="T18">nome da restrição</text:span><text:span text:style-name="T17">]</text:span></text:p>
                <text:p text:style-name="P31"><text:span text:style-name="T17"><text:tab/></text:span><text:span text:style-name="T17"><text:tab/></text:span><text:span text:style-name="T17"><text:tab/></text:span><text:span text:style-name="T16">UNIQUE </text:span><text:span text:style-name="T17">(&lt; </text:span><text:span text:style-name="T18">atributos chave candidata</text:span><text:span text:style-name="T17">&gt;),</text:span></text:p>
                <text:p text:style-name="P31"><text:span text:style-name="T17"><text:tab/></text:span><text:span text:style-name="T17"><text:tab/></text:span><text:span text:style-name="T17">[</text:span><text:span text:style-name="T16">CONSTRAINT </text:span><text:span text:style-name="T18">nome da restrição</text:span><text:span text:style-name="T17">]</text:span></text:p>
                <text:p text:style-name="P31"><text:span text:style-name="T17"><text:tab/></text:span><text:span text:style-name="T17"><text:tab/></text:span><text:span text:style-name="T17"><text:tab/></text:span><text:span text:style-name="T16">FOREIGN KEY </text:span><text:span text:style-name="T17">(&lt;</text:span><text:span text:style-name="T18">atributos chave estrangeira</text:span><text:span text:style-name="T17">&gt;)</text:span></text:p>
                <text:p text:style-name="P31"><text:span text:style-name="T17"><text:tab/></text:span><text:span text:style-name="T17"><text:tab/></text:span><text:span text:style-name="T17"><text:tab/></text:span><text:span text:style-name="T17"><text:tab/></text:span><text:span text:style-name="T16">REFERENCES </text:span><text:span text:style-name="T18">tabelaRef </text:span><text:span text:style-name="T17">[(&lt;</text:span><text:span text:style-name="T18">chave primária</text:span><text:span text:style-name="T17">&gt;)]</text:span></text:p>
                <text:p text:style-name="P3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[</text:span><text:span text:style-name="T16">ON DELETE CASCADE </text:span><text:span text:style-name="T17">| </text:span><text:span text:style-name="T16">SET NULL </text:span><text:span text:style-name="T17">| </text:span><text:span text:style-name="T16">SET DEFAULT</text:span><text:span text:style-name="T17">]</text:span></text:p>
                <text:p text:style-name="P3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[</text:span><text:span text:style-name="T16">ON UPDATE CASCADE </text:span><text:span text:style-name="T17">| </text:span><text:span text:style-name="T16">SET NULL </text:span><text:span text:style-name="T17">| </text:span><text:span text:style-name="T16">SET DEFAULT</text:span><text:span text:style-name="T17">],</text:span></text:p>
                <text:p text:style-name="P31"><text:span text:style-name="T17"><text:tab/></text:span><text:span text:style-name="T17"><text:tab/></text:span><text:span text:style-name="T17">[</text:span><text:span text:style-name="T16">CONSTRAINT </text:span><text:span text:style-name="T18">nome da restrição</text:span><text:span text:style-name="T17">]</text:span></text:p>
                <text:p text:style-name="P31"><text:span text:style-name="T17"><text:tab/></text:span><text:span text:style-name="T17"><text:tab/></text:span><text:span text:style-name="T17"><text:tab/></text:span><text:span text:style-name="T16">CHECK </text:span><text:span text:style-name="T17">(</text:span><text:span text:style-name="T18">condição</text:span><text:span text:style-name="T17">)</text:span></text:p>
                <text:p text:style-name="P31"><text:span text:style-name="T17"><text:tab/></text:span><text:span text:style-name="T17">);</text:span></text:p>
                <text:p text:style-name="P32"><text:span text:style-name="T17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Criação de Tabelas</text:span></text:p>
              </text:list-header>
            </text:list>
          </draw:text-box>
        </draw:frame>
        <draw:frame presentation:style-name="pr8" draw:text-style-name="P2" draw:layer="layout" svg:width="22.86cm" svg:height="10.804cm" svg:x="1.27cm" svg:y="7.721cm" presentation:class="outline" presentation:user-transformed="true">
          <draw:text-box>
            <text:list text:style-name="L1">
              <text:list-header>
                <text:p text:style-name="P33"><text:span text:style-name="T19"><text:tab/></text:span><text:span text:style-name="T19">CREATE TABLE </text:span><text:span text:style-name="T20">COMPANHIA.EMPREGADO (</text:span></text:p>
                <text:p text:style-name="P33"><text:span text:style-name="T20"><text:tab/></text:span><text:span text:style-name="T20"><text:tab/></text:span><text:span text:style-name="T20">PNOME </text:span><text:span text:style-name="T20"><text:tab/></text:span><text:span text:style-name="T20"><text:tab/></text:span><text:span text:style-name="T19">VARCHAR</text:span><text:span text:style-name="T20">(15) </text:span><text:span text:style-name="T19"><text:tab/></text:span><text:span text:style-name="T19">NOT NULL</text:span><text:span text:style-name="T20">,</text:span></text:p>
                <text:p text:style-name="P33"><text:span text:style-name="T20"><text:tab/></text:span><text:span text:style-name="T20"><text:tab/></text:span><text:span text:style-name="T20">MNOME </text:span><text:span text:style-name="T20"><text:tab/></text:span><text:span text:style-name="T20"><text:tab/></text:span><text:span text:style-name="T19">CHAR</text:span><text:span text:style-name="T20">,</text:span></text:p>
                <text:p text:style-name="P33"><text:span text:style-name="T20"><text:tab/></text:span><text:span text:style-name="T20"><text:tab/></text:span><text:span text:style-name="T20">SNOME </text:span><text:span text:style-name="T20"><text:tab/></text:span><text:span text:style-name="T20"><text:tab/></text:span><text:span text:style-name="T19">VARCHAR</text:span><text:span text:style-name="T20">(15) </text:span><text:span text:style-name="T19"><text:tab/></text:span><text:span text:style-name="T19">NOT NULL</text:span><text:span text:style-name="T20">,</text:span></text:p>
                <text:p text:style-name="P33"><text:span text:style-name="T20"><text:tab/></text:span><text:span text:style-name="T20"><text:tab/></text:span><text:span text:style-name="T20">ID </text:span><text:span text:style-name="T20"><text:tab/></text:span><text:span text:style-name="T20"><text:tab/></text:span><text:span text:style-name="T19">INTEGER</text:span><text:span text:style-name="T20"> </text:span><text:span text:style-name="T19"><text:tab/></text:span><text:span text:style-name="T19">NOT NULL</text:span><text:span text:style-name="T20">,</text:span></text:p>
                <text:p text:style-name="P33"><text:span text:style-name="T20"><text:tab/></text:span><text:span text:style-name="T20"><text:tab/></text:span><text:span text:style-name="T20">DATANASC </text:span><text:span text:style-name="T20"><text:tab/></text:span><text:span text:style-name="T19">DATE</text:span><text:span text:style-name="T20">,</text:span></text:p>
                <text:p text:style-name="P33"><text:span text:style-name="T20"><text:tab/></text:span><text:span text:style-name="T20"><text:tab/></text:span><text:span text:style-name="T20">ENDERECO </text:span><text:span text:style-name="T20"><text:tab/></text:span><text:span text:style-name="T19">VARCHAR</text:span><text:span text:style-name="T20">(30),</text:span></text:p>
                <text:p text:style-name="P33"><text:span text:style-name="T20"><text:tab/></text:span><text:span text:style-name="T20"><text:tab/></text:span><text:span text:style-name="T20">SEXO </text:span><text:span text:style-name="T20"><text:tab/></text:span><text:span text:style-name="T20"><text:tab/></text:span><text:span text:style-name="T19">CHAR</text:span><text:span text:style-name="T20">,</text:span></text:p>
                <text:p text:style-name="P33"><text:span text:style-name="T20"><text:tab/></text:span><text:span text:style-name="T20"><text:tab/></text:span><text:span text:style-name="T20">SALARIO </text:span><text:span text:style-name="T20"><text:tab/></text:span><text:span text:style-name="T19">DECIMAL</text:span><text:span text:style-name="T20">(10,2),</text:span></text:p>
                <text:p text:style-name="P33"><text:span text:style-name="T20"><text:tab/></text:span><text:span text:style-name="T20"><text:tab/></text:span><text:span text:style-name="T20">IDSUPER </text:span><text:span text:style-name="T20"><text:tab/></text:span><text:span text:style-name="T19">INTEGER <text:s text:c="15"/>NOT NULL</text:span><text:span text:style-name="T20">,</text:span></text:p>
                <text:p text:style-name="P33"><text:span text:style-name="T20"><text:tab/></text:span><text:span text:style-name="T20"><text:tab/></text:span><text:span text:style-name="T20">NDEP </text:span><text:span text:style-name="T20"><text:tab/></text:span><text:span text:style-name="T20"><text:tab/></text:span><text:span text:style-name="T20">TIPO_DEPNUM</text:span><text:span text:style-name="T19"><text:tab/></text:span><text:span text:style-name="T19">NOT NULL</text:span><text:span text:style-name="T20">,</text:span></text:p>
                <text:p text:style-name="P33"><text:span text:style-name="T20"><text:tab/></text:span><text:span text:style-name="T20"><text:tab/></text:span><text:span text:style-name="T19">PRIMARY KEY </text:span><text:span text:style-name="T20">(ID),</text:span></text:p>
                <text:p text:style-name="P33"><text:span text:style-name="T20"><text:tab/></text:span><text:span text:style-name="T20"><text:tab/></text:span><text:span text:style-name="T19">FOREIGN KEY </text:span><text:span text:style-name="T20">(IDSUPER) </text:span><text:span text:style-name="T19">REFERENCES </text:span><text:span text:style-name="T20">EMPREGADO(ID),</text:span></text:p>
                <text:p text:style-name="P33"><text:span text:style-name="T20"><text:tab/></text:span><text:span text:style-name="T20"><text:tab/></text:span><text:span text:style-name="T19">FOREIGN KEY </text:span><text:span text:style-name="T20">(NDEP) </text:span><text:span text:style-name="T19">REFERENCES</text:span><text:span text:style-name="T20"><text:tab/></text:span><text:span text:style-name="T20">DEPARTAMENTO(DNUMERO) </text:span></text:p>
                <text:p text:style-name="P33"><text:span text:style-name="T20"><text:tab/></text:span><text:span text:style-name="T20">);</text:span></text:p>
              </text:list-header>
            </text:list>
          </draw:text-box>
        </draw:frame>
        <draw:custom-shape draw:style-name="gr3" draw:text-style-name="P2" draw:layer="layout" svg:width="2.174cm" svg:height="0.543cm" svg:x="2.117cm" svg:y="6.094cm">
          <text:list text:style-name="L1">
            <text:list-header>
              <text:p text:style-name="P34"><text:span text:style-name="T2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74cm" svg:height="0.578cm" svg:x="2.117cm" svg:y="6.694cm">
          <text:list text:style-name="L1">
            <text:list-header>
              <text:p text:style-name="P34"><text:span text:style-name="T21">PN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408cm" svg:height="0.578cm" svg:x="4.242cm" svg:y="6.694cm">
          <text:list text:style-name="L1">
            <text:list-header>
              <text:p text:style-name="P34"><text:span text:style-name="T21">MN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74cm" svg:height="0.578cm" svg:x="6.588cm" svg:y="6.694cm">
          <text:list text:style-name="L1">
            <text:list-header>
              <text:p text:style-name="P34"><text:span text:style-name="T21">SN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332cm" svg:height="0.578cm" svg:x="8.718cm" svg:y="6.694cm">
          <text:list text:style-name="L1">
            <text:list-header>
              <text:p text:style-name="P34"><text:span text:style-name="T22">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09cm" svg:height="0.578cm" svg:x="10.041cm" svg:y="6.694cm">
          <text:list text:style-name="L1">
            <text:list-header>
              <text:p text:style-name="P34"><text:span text:style-name="T21">DATANAS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096cm" svg:height="0.578cm" svg:x="13.057cm" svg:y="6.694cm">
          <text:list text:style-name="L1">
            <text:list-header>
              <text:p text:style-name="P34"><text:span text:style-name="T21">ENDERE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694cm" svg:height="0.578cm" svg:x="16.06cm" svg:y="6.694cm">
          <text:list text:style-name="L1">
            <text:list-header>
              <text:p text:style-name="P34"><text:span text:style-name="T21">SEX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57cm" svg:height="0.595cm" svg:x="17.731cm" svg:y="6.694cm">
          <text:list text:style-name="L1">
            <text:list-header>
              <text:p text:style-name="P34"><text:span text:style-name="T23">SAL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695cm" svg:height="0.578cm" svg:x="2.099cm" svg:y="5.922cm">
          <text:list text:style-name="L1">
            <text:list-header>
              <text:p text:style-name="P20"><text:span text:style-name="T24"><text:s/></text:span><text:span text:style-name="T25">EMPREGA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715cm" svg:height="0.613cm" svg:x="2.099cm" svg:y="6.666cm">
          <text:p/>
          <draw:enhanced-geometry svg:viewBox="0 0 21600 21600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219cm" svg:height="0.569cm" svg:x="19.892cm" svg:y="6.698cm">
          <text:list text:style-name="L1">
            <text:list-header>
              <text:p text:style-name="P34"><text:span text:style-name="T21">IDSUP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698cm" svg:height="0.569cm" svg:x="23.111cm" svg:y="6.698cm">
          <text:list text:style-name="L1">
            <text:list-header>
              <text:p text:style-name="P34"><text:span text:style-name="T21">ND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599cm" svg:height="0.543cm" svg:x="21.092cm" svg:y="6.107cm">
          <text:list text:style-name="L1">
            <text:list-header>
              <text:p text:style-name="P34"><text:span text:style-name="T21">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521cm" svg:height="0.543cm" svg:x="23.693cm" svg:y="6.107cm">
          <text:list text:style-name="L1">
            <text:list-header>
              <text:p text:style-name="P34"><text:span text:style-name="T21">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899cm" svg:height="1.073cm" svg:x="1.096cm" svg:y="4.458cm">
          <text:list text:style-name="L6">
            <text:list-item>
              <text:p text:style-name="P35"><text:span text:style-name="T26">Exemplo: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Alteração de Tabel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ALTER TABLE – incluir/alterar/remover definições de colunas e restrições</text:span></text:p>
              </text:list-item>
            </text:list>
            <text:list text:style-name="L4">
              <text:list-header>
                <text:p text:style-name="P36"><text:span text:style-name="T5">ALTER TABLE </text:span><text:span text:style-name="T13">tabela &lt;ação&gt;;</text:span></text:p>
              </text:list-header>
            </text:list>
            <text:list text:style-name="L2">
              <text:list-item>
                <text:p text:style-name="P16"><text:span text:style-name="T11">&lt;ação&gt;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2">ADD </text:span><text:span text:style-name="T11">novoAtrib tipo </text:span><text:span text:style-name="T2">[&lt;</text:span><text:span text:style-name="T11">restrições de coluna</text:span><text:span text:style-name="T2">&gt;]</text:span></text:p>
                  </text:list-item>
                  <text:list-item>
                    <text:p text:style-name="P37"><text:span text:style-name="T2">ADD [CONSTRAIN </text:span><text:span text:style-name="T11">nome</text:span><text:span text:style-name="T2">] </text:span><text:span text:style-name="T11">&lt;restrição de tabela&gt;</text:span></text:p>
                  </text:list-item>
                  <text:list-item>
                    <text:p text:style-name="P37"><text:span text:style-name="T2">DROP </text:span><text:span text:style-name="T11">atributo </text:span><text:span text:style-name="T2">[CASCADE | RESTRICT]</text:span></text:p>
                  </text:list-item>
                  <text:list-item>
                    <text:p text:style-name="P37"><text:span text:style-name="T2">DROP CONSTRAINT </text:span><text:span text:style-name="T11">nome</text:span></text:p>
                  </text:list-item>
                </text:list>
              </text:list-item>
            </text:list>
            <text:list text:style-name="L4">
              <text:list-header>
                <text:p text:style-name="P38"><text:span text:style-name="T11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Alteração de Tabel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ADD </text:span><text:span text:style-name="T11">novoAtrib tipo </text:span><text:span text:style-name="T2">[&lt;</text:span><text:span text:style-name="T11">restrições de coluna</text:span><text:span text:style-name="T2">&gt;]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E o valor do novo atributo nas tuplas já existentes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">Se não for especificada nenhuma cláusula default, então o valor será null. Assim, a cláusula NOT NULL não pode ser aplicad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<text:span text:style-name="T2">Por exemplo:</text:span></text:p>
              </text:list-item>
            </text:list>
            <text:list text:style-name="L4">
              <text:list-header>
                <text:p text:style-name="P39"><text:span text:style-name="T27"/></text:p>
                <text:p text:style-name="P40"><text:span text:style-name="T5"><text:tab/></text:span><text:span text:style-name="T5"><text:tab/></text:span><text:span text:style-name="T28">ALTER TABLE</text:span><text:span text:style-name="T5"> COMPANHIA.EMPREGADO </text:span></text:p>
                <text:p text:style-name="P40"><text:span text:style-name="T5"><text:tab/></text:span><text:span text:style-name="T5"><text:tab/></text:span><text:span text:style-name="T5"><text:tab/></text:span><text:span text:style-name="T28">ADD</text:span><text:span text:style-name="T5"> FUNCAO </text:span><text:span text:style-name="T28">VARCHAR</text:span><text:span text:style-name="T5">(12);</text:span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Alteração de Tabel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DROP </text:span><text:span text:style-name="T11">atributo </text:span><text:span text:style-name="T2">[CASCADE | RESTRICT]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ASCADE – todas as visões e restrições (</text:span><text:span text:style-name="T11">constrains</text:span><text:span text:style-name="T2">) que referenciam o atributo são removidas automaticamente</text:span></text:p>
                  </text:list-item>
                  <text:list-item>
                    <text:p text:style-name="P7"><text:span text:style-name="T2">RESTRICT – o atributo só é removido se não houver nenhuma visão ou restrição que o referenci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Por exemplo:</text:span></text:p>
              </text:list-item>
            </text:list>
            <text:list text:style-name="L4">
              <text:list-header>
                <text:p text:style-name="P40"><text:span text:style-name="T5"><text:tab/></text:span><text:span text:style-name="T5"><text:tab/></text:span><text:span text:style-name="T28">ALTER TABLE</text:span><text:span text:style-name="T5"> COMPANHIA.EMPREGADO </text:span></text:p>
                <text:p text:style-name="P40"><text:span text:style-name="T5"><text:tab/></text:span><text:span text:style-name="T5"><text:tab/></text:span><text:span text:style-name="T5"><text:tab/></text:span><text:span text:style-name="T28">DROP</text:span><text:span text:style-name="T5"> FUNCAO </text:span><text:span text:style-name="T28">CASCADE</text:span><text:span text:style-name="T5">;</text:span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DL – Remoção de Tabel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DROP TABLE - exclui uma tabela do banco de dados</text:span></text:p>
              </text:list-item>
            </text:list>
            <text:list text:style-name="L4">
              <text:list-header>
                <text:p text:style-name="P36"><text:span text:style-name="T5">DROP TABLE</text:span><text:span text:style-name="T13"> tabela </text:span><text:span text:style-name="T5">[CASCADE | RESTRICT];</text:span></text:p>
              </text:list-header>
            </text:list>
            <text:list text:style-name="L3">
              <text:list-item>
                <text:list>
                  <text:list-item>
                    <text:p text:style-name="P37"><text:span text:style-name="T2">CASCADE: todas as visões e restrições que referenciam a tabela são removidas automaticamente</text:span></text:p>
                  </text:list-item>
                  <text:list-item>
                    <text:p text:style-name="P37"><text:span text:style-name="T2">RESTRICT: a tabela é removida somente se não for referenciada em nenhuma restrição ou visão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">Por exemplo:</text:span></text:p>
              </text:list-item>
            </text:list>
            <text:list text:style-name="L4">
              <text:list-header>
                <text:p text:style-name="P41"><text:span text:style-name="T28">DROP TABLE </text:span><text:span text:style-name="T5">COMPANHIA.DEPENDENTE </text:span><text:span text:style-name="T28">CASCADE</text:span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9">DDL – Remoção de Esquem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DROP SCHEMA - exclui um esquema do banco de dados</text:span></text:p>
              </text:list-item>
            </text:list>
            <text:list text:style-name="L4">
              <text:list-header>
                <text:p text:style-name="P36"><text:span text:style-name="T5">DROP SCHEMA</text:span><text:span text:style-name="T13"> esquema </text:span><text:span text:style-name="T5">[CASCADE | RESTRICT];</text:span></text:p>
              </text:list-header>
            </text:list>
            <text:list text:style-name="L3">
              <text:list-item>
                <text:list>
                  <text:list-item>
                    <text:p text:style-name="P37"><text:span text:style-name="T2">CASCADE: todos os elementos do esquema são removidos automaticamente</text:span></text:p>
                  </text:list-item>
                  <text:list-item>
                    <text:p text:style-name="P37"><text:span text:style-name="T2">RESTRICT: o esquema só será removido se não existir os elementos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">Por exemplo:</text:span></text:p>
              </text:list-item>
            </text:list>
            <text:list text:style-name="L4">
              <text:list-header>
                <text:p text:style-name="P41"><text:span text:style-name="T28">DROP SCHEMA </text:span><text:span text:style-name="T5">COMPANHIA </text:span><text:span text:style-name="T28">CASCADE</text:span><text:span text:style-name="T5">;</text:span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Alguns comandos da DML</text:span><text:span text:style-name="T30">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INSERT</text:span></text:p>
                  </text:list-item>
                  <text:list-item>
                    <text:p text:style-name="P7"><text:span text:style-name="T2">UPDATE</text:span></text:p>
                  </text:list-item>
                  <text:list-item>
                    <text:p text:style-name="P7"><text:span text:style-name="T2">DELETE</text:span></text:p>
                  </text:list-item>
                  <text:list-item>
                    <text:p text:style-name="P7"><text:span text:style-name="T2">SELECT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Inser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INSERT – insere uma ou mais tuplas em uma tabela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Inserção de 1 tupla:</text:span></text:p>
                  </text:list-item>
                </text:list>
              </text:list-item>
            </text:list>
            <text:list text:style-name="L4">
              <text:list-header>
                <text:p text:style-name="P42"><text:span text:style-name="T30">INSERT INTO </text:span><text:span text:style-name="T11">tabela </text:span><text:span text:style-name="T2">[(</text:span><text:span text:style-name="T11">atrib1</text:span><text:span text:style-name="T2">,</text:span><text:span text:style-name="T11">atrib2</text:span><text:span text:style-name="T2">,...)] </text:span></text:p>
                <text:p text:style-name="P40"><text:span text:style-name="T2"><text:tab/></text:span><text:span text:style-name="T2"><text:tab/></text:span><text:span text:style-name="T30">VALUES </text:span><text:span text:style-name="T2">(</text:span><text:span text:style-name="T11">valor1</text:span><text:span text:style-name="T2">, </text:span><text:span text:style-name="T11">valor2</text:span><text:span text:style-name="T2">,...)</text:span></text:p>
              </text:list-header>
            </text:list>
            <text:list text:style-name="L3">
              <text:list-item>
                <text:list>
                  <text:list-item>
                    <text:p text:style-name="P37"><text:span text:style-name="T2">Inserção de múltiplas tuplas:</text:span></text:p>
                  </text:list-item>
                </text:list>
              </text:list-item>
            </text:list>
            <text:list text:style-name="L4">
              <text:list-header>
                <text:p text:style-name="P19"><text:span text:style-name="T30">INSERT INTO </text:span><text:span text:style-name="T11">tabela </text:span><text:span text:style-name="T2">[(</text:span><text:span text:style-name="T11">atrib1</text:span><text:span text:style-name="T2">,</text:span><text:span text:style-name="T11">atrib2</text:span><text:span text:style-name="T2">,...)] </text:span></text:p>
                <text:p text:style-name="P40"><text:span text:style-name="T2"><text:tab/></text:span><text:span text:style-name="T2"><text:tab/></text:span><text:span text:style-name="T2">&lt;</text:span><text:span text:style-name="T11">comando </text:span><text:span text:style-name="T30">SELECT</text:span><text:span text:style-name="T2">&gt;</text:span></text:p>
                <text:p text:style-name="P38"><text:span text:style-name="T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Inser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10"><text:span text:style-name="T2">Exemplo 1 – Inserção de uma única tupla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Inserir 3 as tuplas na relação PROJETO:</text:span></text:p>
                  </text:list-item>
                </text:list>
              </text:list-item>
            </text:list>
            <text:list text:style-name="L4">
              <text:list-header>
                <text:p text:style-name="P27"><text:span text:style-name="T2"/></text:p>
                <text:p text:style-name="P27"><text:span text:style-name="T2"/></text:p>
                <text:p text:style-name="P43"><text:span text:style-name="T31"/></text:p>
                <text:p text:style-name="P44"><text:span text:style-name="T32">INSERT INTO </text:span><text:span text:style-name="T6">PROJETO </text:span><text:span text:style-name="T32">VALUES </text:span><text:span text:style-name="T6">('ProductX', 1, 'Bellaire', 5)</text:span></text:p>
                <text:p text:style-name="P45"><text:span text:style-name="T32">INSERT INTO </text:span><text:span text:style-name="T6">PROJETO </text:span><text:span text:style-name="T32">VALUES </text:span><text:span text:style-name="T6">('ProductY', 2, 'Sugarland', 5)</text:span></text:p>
                <text:p text:style-name="P45"><text:span text:style-name="T32">INSERT INTO </text:span><text:span text:style-name="T6">PROJETO </text:span><text:span text:style-name="T32">VALUES </text:span><text:span text:style-name="T6">('ProductZ', 3, 'Houston', 5)</text:span></text:p>
                <text:p text:style-name="P43"><text:span text:style-name="T33"/></text:p>
              </text:list-header>
            </text:list>
            <text:list text:style-name="L3">
              <text:list-item>
                <text:list>
                  <text:list-item>
                    <text:p text:style-name="P11"><text:span text:style-name="T2">O quarto valor ‘5’ corresponde ao departamento 5. Logo, o departamento 5 deve existir na relação </text:span><text:span text:style-name="T5">DEPARTAMENTO </text:span><text:span text:style-name="T2">para que as inserções tenham sucesso; pois caso contrário, violaria a restrição de integridade referencial.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2.319cm" svg:height="0.578cm" svg:x="6.522cm" svg:y="8.136cm">
          <text:list text:style-name="L1">
            <text:list-header>
              <text:p text:style-name="P34"><text:span text:style-name="T21">PN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88cm" svg:height="0.578cm" svg:x="8.784cm" svg:y="8.136cm">
          <text:list text:style-name="L1">
            <text:list-header>
              <text:p text:style-name="P34"><text:span text:style-name="T22">PNUM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335cm" svg:height="0.578cm" svg:x="11.584cm" svg:y="8.136cm">
          <text:list text:style-name="L1">
            <text:list-header>
              <text:p text:style-name="P34"><text:span text:style-name="T21">PLOCALIZACA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721cm" svg:height="0.683cm" svg:x="6.504cm" svg:y="7.369cm">
          <text:list text:style-name="L1">
            <text:list-header>
              <text:p text:style-name="P20"><text:span text:style-name="T24"><text:s/></text:span><text:span text:style-name="T24">PROJE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1.355cm" svg:height="0.6cm" svg:x="6.504cm" svg:y="8.127cm">
          <text:p/>
          <draw:enhanced-geometry svg:viewBox="0 0 21600 21600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914cm" svg:height="0.542cm" svg:x="15.897cm" svg:y="7.51cm">
          <text:list text:style-name="L1">
            <text:list-header>
              <text:p text:style-name="P34"><text:span text:style-name="T21">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94cm" svg:height="0.577cm" svg:x="15.915cm" svg:y="8.132cm">
          <text:list text:style-name="L1">
            <text:list-header>
              <text:p text:style-name="P34"><text:span text:style-name="T21">DNU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Inser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Exemplo 2 – Inserção de múltiplas tupla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Popular uma tabela temporária DEPTS_INFO:</text:span></text:p>
                  </text:list-item>
                </text:list>
              </text:list-item>
            </text:list>
            <text:list text:style-name="L4">
              <text:list-header>
                <text:p text:style-name="P46"><text:span text:style-name="T19"/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7"><text:span text:style-name="T19">CREATE TABLE</text:span><text:span text:style-name="T20"> DEPTS_INFO (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48"><text:span text:style-name="T20"><text:tab/></text:span><text:span text:style-name="T20"><text:tab/></text:span><text:span text:style-name="T20"><text:tab/></text:span><text:span text:style-name="T20">DEPT_NAME </text:span><text:span text:style-name="T20"><text:tab/></text:span><text:span text:style-name="T19">VARCHAR</text:span><text:span text:style-name="T20">(10),</text:span></text:p>
                <text:p text:style-name="P48"><text:span text:style-name="T20"><text:tab/></text:span><text:span text:style-name="T20"><text:tab/></text:span><text:span text:style-name="T20"><text:tab/></text:span><text:span text:style-name="T20">NO_OF_EMPS </text:span><text:span text:style-name="T20"><text:tab/></text:span><text:span text:style-name="T19">INTEGER</text:span><text:span text:style-name="T20">,</text:span></text:p>
                <text:p text:style-name="P48"><text:span text:style-name="T20"><text:tab/></text:span><text:span text:style-name="T20"><text:tab/></text:span><text:span text:style-name="T20"><text:tab/></text:span><text:span text:style-name="T20">TOTAL_SAL </text:span><text:span text:style-name="T20"><text:tab/></text:span><text:span text:style-name="T19">INTEGER</text:span></text:p>
                <text:p text:style-name="P48"><text:span text:style-name="T20"><text:tab/></text:span><text:span text:style-name="T20">);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9"><text:span text:style-name="T19">INSERT INTO </text:span><text:span text:style-name="T20">DEPTS_INFO (DEPT_NAME, NO_OF_EMPS, TOTAL_SAL)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48"><text:span text:style-name="T20"><text:tab/></text:span><text:span text:style-name="T20"><text:tab/></text:span><text:span text:style-name="T20"><text:tab/></text:span><text:span text:style-name="T20"> <text:s text:c="25"/></text:span><text:span text:style-name="T19">SELECT </text:span><text:span text:style-name="T20">DNAME, </text:span><text:span text:style-name="T19">COUNT</text:span><text:span text:style-name="T20"> (*), </text:span><text:span text:style-name="T19">SUM </text:span><text:span text:style-name="T20">(SALARY)</text:span></text:p>
                <text:p text:style-name="P48"><text:span text:style-name="T20"><text:tab/></text:span><text:span text:style-name="T20"><text:tab/></text:span><text:span text:style-name="T20"><text:tab/></text:span><text:span text:style-name="T20"> <text:s text:c="25"/></text:span><text:span text:style-name="T19">FROM</text:span><text:span text:style-name="T20"> DEPARTMENT, EMPLOYEE</text:span></text:p>
                <text:p text:style-name="P48"><text:span text:style-name="T20"><text:tab/></text:span><text:span text:style-name="T20"><text:tab/></text:span><text:span text:style-name="T20"><text:tab/></text:span><text:span text:style-name="T20"> <text:s text:c="25"/></text:span><text:span text:style-name="T19">WHERE </text:span><text:span text:style-name="T20">DNUMBER=DNO</text:span></text:p>
                <text:p text:style-name="P48"><text:span text:style-name="T20"><text:tab/></text:span><text:span text:style-name="T20"><text:tab/></text:span><text:span text:style-name="T20"><text:tab/></text:span><text:span text:style-name="T20"> <text:s text:c="25"/></text:span><text:span text:style-name="T19">GROUP BY </text:span><text:span text:style-name="T20">DNAME;</text:span></text:p>
                <text:p text:style-name="P50"><text:span text:style-name="T20"/></text:p>
              </text:list-header>
            </text:list>
          </draw:text-box>
        </draw:frame>
        <draw:custom-shape draw:style-name="gr10" draw:text-style-name="P2" draw:layer="layout" svg:width="6.954cm" svg:height="4.405cm" svg:x="1.098cm" svg:y="13.926cm">
          <text:list text:style-name="L1">
            <text:list-header>
              <text:p text:style-name="P20"><text:span text:style-name="T34">O comando SELECT será explicado posteriormente. Por hora, o importante é saber que podemos inserir em uma relação, várias tuplas, resultado de uma consulta SELECT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Altera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UPDATE – modifica o valor de um atributo em uma ou mais tuplas da tabela</text:span></text:p>
              </text:list-item>
            </text:list>
            <text:list text:style-name="L4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</text:list-header>
            </text:list>
            <text:list text:style-name="L2">
              <text:list-item>
                <text:p text:style-name="P6"><text:span text:style-name="T2">Por exemplo, </text:span></text:p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draw:custom-shape draw:style-name="gr9" draw:text-style-name="P2" draw:layer="layout" svg:width="11.238cm" svg:height="4.071cm" svg:x="6.944cm" svg:y="7.126cm">
          <text:list text:style-name="L1">
            <text:list-header>
              <text:p text:style-name="P20"><text:span text:style-name="T35">UPDATE</text:span><text:span text:style-name="T36"> </text:span><text:span text:style-name="T37">tabela </text:span><text:span text:style-name="T35">SET</text:span></text:p>
              <text:p text:style-name="P21"><text:span text:style-name="T37"><text:tab/></text:span><text:span text:style-name="T37">atributo1 </text:span><text:span text:style-name="T36">= </text:span><text:span text:style-name="T37">&lt;valor ou expressão&gt;,</text:span></text:p>
              <text:p text:style-name="P21"><text:span text:style-name="T37"><text:tab/></text:span><text:span text:style-name="T37">atributo2 </text:span><text:span text:style-name="T36">= </text:span><text:span text:style-name="T37">&lt;valor ou expressão&gt;,</text:span></text:p>
              <text:p text:style-name="P21"><text:span text:style-name="T37"><text:tab/></text:span><text:span text:style-name="T37">...</text:span></text:p>
              <text:p text:style-name="P22"><text:span text:style-name="T35">WHERE</text:span><text:span text:style-name="T36"> &lt;</text:span><text:span text:style-name="T37">condição de localização</text:span><text:span text:style-name="T36">&gt;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3.202cm" svg:height="2.547cm" svg:x="6.5cm" svg:y="13.185cm">
          <text:list text:style-name="L1">
            <text:list-header>
              <text:p text:style-name="P20"><text:span text:style-name="T35">UPDATE </text:span><text:span text:style-name="T36">PROJETO</text:span></text:p>
              <text:p text:style-name="P20"><text:span text:style-name="T35">SET </text:span><text:span text:style-name="T36">PLOCALIZACAO = 'Bellaire', DNUM = 5</text:span></text:p>
              <text:p text:style-name="P20"><text:span text:style-name="T35">WHERE </text:span><text:span text:style-name="T36">PNUMERO=10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Remoçã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DELETE – remove uma ou mais tuplas da tabela.</text:span></text:p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  <text:list text:style-name="L2">
              <text:list-item>
                <text:p text:style-name="P6"><text:span text:style-name="T2">Exemplos:</text:span></text:p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draw:custom-shape draw:style-name="gr9" draw:text-style-name="P2" draw:layer="layout" svg:width="10.676cm" svg:height="1.613cm" svg:x="6.712cm" svg:y="6.725cm">
          <text:list text:style-name="L1">
            <text:list-header>
              <text:p text:style-name="P20"><text:span text:style-name="T38">DELETE FROM </text:span><text:span text:style-name="T39">tabela1 </text:span><text:span text:style-name="T40">[FROM </text:span><text:span text:style-name="T39">tabela2</text:span><text:span text:style-name="T40">]</text:span></text:p>
              <text:p text:style-name="P20"><text:span text:style-name="T40">[</text:span><text:span text:style-name="T38">WHERE</text:span><text:span text:style-name="T40"> &lt;</text:span><text:span text:style-name="T39">condição de localização</text:span><text:span text:style-name="T40">&gt;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458cm" svg:height="7.021cm" svg:x="5.442cm" svg:y="10.645cm">
          <text:list text:style-name="L1">
            <text:list-header>
              <text:p text:style-name="P20"><text:span text:style-name="T38">DELETE FROM </text:span><text:span text:style-name="T40">EMPREGADO</text:span></text:p>
              <text:p text:style-name="P20"><text:span text:style-name="T38">WHERE ID </text:span><text:span text:style-name="T40">= 1234;</text:span></text:p>
              <text:p text:style-name="P20"><text:span text:style-name="T40"/></text:p>
              <text:p text:style-name="P20"><text:span text:style-name="T38">DELETE FROM </text:span><text:span text:style-name="T41">EMPREGADO</text:span></text:p>
              <text:p text:style-name="P20"><text:span text:style-name="T38">WHERE </text:span><text:span text:style-name="T40">DNUM </text:span><text:span text:style-name="T38">IN</text:span></text:p>
              <text:p text:style-name="P21"><text:span text:style-name="T40"><text:tab/></text:span><text:span text:style-name="T40">(</text:span><text:span text:style-name="T38">SELECT </text:span><text:span text:style-name="T40">DNUMERO</text:span></text:p>
              <text:p text:style-name="P21"><text:span text:style-name="T38"><text:tab/></text:span><text:span text:style-name="T38"> </text:span><text:span text:style-name="T38">FROM </text:span><text:span text:style-name="T40">DEPARTAMENTO</text:span></text:p>
              <text:p text:style-name="P21"><text:span text:style-name="T38"><text:tab/></text:span><text:span text:style-name="T38"> </text:span><text:span text:style-name="T38">WHERE </text:span><text:span text:style-name="T40">DNOME='Research');</text:span></text:p>
              <text:p text:style-name="P22"><text:span text:style-name="T40"/></text:p>
              <text:p text:style-name="P22"><text:span text:style-name="T38">DELETE FROM </text:span><text:span text:style-name="T40">EMPLOYEE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- Consult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SELECT – Comando de consulta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Forma geral: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draw:custom-shape draw:style-name="gr9" draw:text-style-name="P2" draw:layer="layout" svg:width="14.12cm" svg:height="4.833cm" svg:x="6.496cm" svg:y="7.523cm">
          <text:list text:style-name="L1">
            <text:list-header>
              <text:p text:style-name="P20"><text:span text:style-name="T35">SELECT</text:span><text:span text:style-name="T36"> [ </text:span><text:span text:style-name="T35">DISTINCT </text:span><text:span text:style-name="T36">|</text:span><text:span text:style-name="T35"> ALL </text:span><text:span text:style-name="T36">] &lt;</text:span><text:span text:style-name="T37">lista de atributos</text:span><text:span text:style-name="T36">&gt;</text:span></text:p>
              <text:p text:style-name="P20"><text:span text:style-name="T35">FROM </text:span><text:span text:style-name="T36">&lt;</text:span><text:span text:style-name="T37">lista de tabelas</text:span><text:span text:style-name="T36">&gt;</text:span></text:p>
              <text:p text:style-name="P20"><text:span text:style-name="T36">[ </text:span><text:span text:style-name="T35">WHERE </text:span><text:span text:style-name="T36">&lt;</text:span><text:span text:style-name="T37">condições&gt; </text:span><text:span text:style-name="T36">]</text:span></text:p>
              <text:p text:style-name="P20"><text:span text:style-name="T36">[ </text:span><text:span text:style-name="T35">GROUP BY </text:span><text:span text:style-name="T37">atributo </text:span><text:span text:style-name="T36">]</text:span></text:p>
              <text:p text:style-name="P20"><text:span text:style-name="T36">[ </text:span><text:span text:style-name="T35">HAVING </text:span><text:span text:style-name="T36">&lt;</text:span><text:span text:style-name="T37">condições&gt; </text:span><text:span text:style-name="T36">]</text:span></text:p>
              <text:p text:style-name="P20"><text:span text:style-name="T36">[ </text:span><text:span text:style-name="T35">ORDER BY </text:span><text:span text:style-name="T37">atributo </text:span><text:span text:style-name="T36">[ </text:span><text:span text:style-name="T35">ASC </text:span><text:span text:style-name="T36">|</text:span><text:span text:style-name="T35"> DESC </text:span><text:span text:style-name="T36">] ]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- Consult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SELECT</text:span><text:span text:style-name="T30"> </text:span><text:span text:style-name="T2">– seleciona O QUE se deseja na tabela resultad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0">&lt;lista de atributos&gt;</text:span><text:span text:style-name="T2"> ou </text:span><text:span text:style-name="T30">*</text:span><text:span text:style-name="T2"> (para todos os atributos)</text:span></text:p>
                  </text:list-item>
                  <text:list-item>
                    <text:p text:style-name="P7"><text:span text:style-name="T30">ALL </text:span><text:span text:style-name="T2">– inclui tuplas duplicadas (é o default)</text:span></text:p>
                  </text:list-item>
                  <text:list-item>
                    <text:p text:style-name="P7"><text:span text:style-name="T30">DISTINCT </text:span><text:span text:style-name="T2">– <text:s/>elimina tuplas duplicadas</text:span></text:p>
                  </text:list-item>
                  <text:list-item>
                    <text:p text:style-name="P7"><text:span text:style-name="T30">FROM </text:span><text:span text:style-name="T2">– DE ONDE retirar os dados necessários</text:span></text:p>
                  </text:list-item>
                  <text:list-item>
                    <text:p text:style-name="P7"><text:span text:style-name="T30">WHERE </text:span><text:span text:style-name="T2">– CONDIÇÕES de seleção dos resultados.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Consulta Simples</text:span></text:p>
              </text:list-header>
            </text:list>
          </draw:text-box>
        </draw:frame>
        <draw:frame presentation:style-name="pr9" draw:text-style-name="P2" draw:layer="layout" svg:width="22.86cm" svg:height="13.679cm" svg:x="1.27cm" svg:y="4.444cm" presentation:class="outline" presentation:user-transformed="true">
          <draw:text-box>
            <text:list text:style-name="L2">
              <text:list-item>
                <text:p text:style-name="P11"><text:span text:style-name="T12">Consulta 1 – Recuperar a data de aniversário e o endereço do empregado chamado 'John B. Smith'.</text:span></text:p>
              </text:list-item>
            </text:list>
            <text:list text:style-name="L4">
              <text:list-header>
                <text:p text:style-name="P51"><text:span text:style-name="T5"/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  <text:p text:style-name="P51"><text:span text:style-name="T5"/></text:p>
                <text:p text:style-name="P51"><text:span text:style-name="T5"/></text:p>
                <text:p text:style-name="P52"><text:span text:style-name="T42"/></text:p>
              </text:list-header>
            </text:list>
            <text:list text:style-name="L3">
              <text:list-item>
                <text:list>
                  <text:list-item>
                    <text:p text:style-name="P12"><text:span text:style-name="T5">Assim, uma consulta com apenas uma relação na cláusula </text:span><text:span text:style-name="T6">FROM</text:span><text:span text:style-name="T5"> é similar a um par de operações </text:span><text:span text:style-name="T6">SELECT-PROJECT</text:span><text:span text:style-name="T5"> da Álgebra Relacional.</text:span></text:p>
                  </text:list-item>
                  <text:list-item>
                    <text:p text:style-name="P12"><text:span text:style-name="T5">A diferença é que podemos obter tuplas repetidas no resultado.</text:span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20.801cm" svg:height="2.713cm" svg:x="2.5cm" svg:y="6.526cm">
          <text:list text:style-name="L1">
            <text:list-header>
              <text:p text:style-name="P20"><text:span text:style-name="T43">Em SQL:</text:span></text:p>
              <text:p text:style-name="P20"><text:span text:style-name="T44">SELECT </text:span><text:span text:style-name="T41">DATANASC, ENDERECO</text:span></text:p>
              <text:p text:style-name="P20"><text:span text:style-name="T44">FROM </text:span><text:span text:style-name="T41">EMPREGADO</text:span></text:p>
              <text:p text:style-name="P20"><text:span text:style-name="T44">WHERE</text:span><text:span text:style-name="T41"> PNOME='John' </text:span><text:span text:style-name="T44">AND</text:span><text:span text:style-name="T41"> MNOME='B’ </text:span><text:span text:style-name="T44">AND </text:span><text:span text:style-name="T41">SNOME='Smith’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841cm" svg:height="2.553cm" svg:x="2.5cm" svg:y="9.926cm">
          <text:list text:style-name="L1">
            <text:list-header>
              <text:p text:style-name="P20"><text:span text:style-name="T45">Em Álgebra Relacional:</text:span></text:p>
              <text:p text:style-name="P53"><text:span text:style-name="T46">EMP_SMITH</text:span><text:span text:style-name="T47"><text:tab/></text:span><text:span text:style-name="T48"></text:span><text:span text:style-name="T47"> </text:span><text:span text:style-name="T49"></text:span><text:span text:style-name="T41"> </text:span><text:span text:style-name="T50">PNOME='John' </text:span><text:span text:style-name="T51">AND</text:span><text:span text:style-name="T50"> MNOME='B’ </text:span><text:span text:style-name="T51">AND</text:span><text:span text:style-name="T50"> SNOME='Smith’</text:span><text:span text:style-name="T52"> </text:span><text:span text:style-name="T41">(EMPREGADO)</text:span></text:p>
              <text:p text:style-name="P53"><text:span text:style-name="T41">RESULTADO</text:span><text:span text:style-name="T41"><text:tab/></text:span><text:span text:style-name="T48"></text:span><text:span text:style-name="T41"> </text:span><text:span text:style-name="T53"></text:span><text:span text:style-name="T47"> </text:span><text:span text:style-name="T50">DATANASC</text:span><text:span text:style-name="T54">, </text:span><text:span text:style-name="T50">ENDERECO</text:span><text:span text:style-name="T54"> </text:span><text:span text:style-name="T47">(</text:span><text:span text:style-name="T41">EMP_SMITH</text:span><text:span text:style-name="T47">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Consulta Simples</text:span></text:p>
              </text:list-header>
            </text:list>
          </draw:text-box>
        </draw:frame>
        <draw:frame presentation:style-name="pr9" draw:text-style-name="P2" draw:layer="layout" svg:width="22.86cm" svg:height="13.679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A mesma consulta em CRT e CRD.</text:span></text:p>
              </text:list-item>
            </text:list>
          </draw:text-box>
        </draw:frame>
        <draw:custom-shape draw:style-name="gr10" draw:text-style-name="P2" draw:layer="layout" svg:width="20.735cm" svg:height="2.713cm" svg:x="2.566cm" svg:y="6.707cm">
          <text:list text:style-name="L1">
            <text:list-header>
              <text:p text:style-name="P20"><text:span text:style-name="T43">Em SQL:</text:span></text:p>
              <text:p text:style-name="P20"><text:span text:style-name="T44">SELECT </text:span><text:span text:style-name="T41">DATANASC, ENDERECO</text:span></text:p>
              <text:p text:style-name="P20"><text:span text:style-name="T44">FROM </text:span><text:span text:style-name="T41">EMPREGADO</text:span></text:p>
              <text:p text:style-name="P20"><text:span text:style-name="T44">WHERE</text:span><text:span text:style-name="T41"> PNOME='John' </text:span><text:span text:style-name="T44">AND</text:span><text:span text:style-name="T41"> MNOME='B’ </text:span><text:span text:style-name="T44">AND </text:span><text:span text:style-name="T41">SNOME='Smith’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712cm" svg:height="2.289cm" svg:x="2.589cm" svg:y="10.081cm">
          <text:list text:style-name="L1">
            <text:list-header>
              <text:p text:style-name="P20"><text:span text:style-name="T45">Em Cálculo Relacional de Tuplas:</text:span></text:p>
              <text:p text:style-name="P20"><text:span text:style-name="T55">{ e.</text:span><text:span text:style-name="T41">DATANASC, e.ENDERECO</text:span><text:span text:style-name="T55"> | EMPREGADO(E) </text:span><text:span text:style-name="T56">AND</text:span><text:span text:style-name="T55"> </text:span></text:p>
              <text:p text:style-name="P21"><text:span text:style-name="T55"><text:tab/></text:span><text:span text:style-name="T55">e.</text:span><text:span text:style-name="T40">PNOME='John' </text:span><text:span text:style-name="T38">AND</text:span><text:span text:style-name="T40"> e.MNOME='B’ </text:span><text:span text:style-name="T38">AND </text:span><text:span text:style-name="T40">e.SNOME='Smith’ </text:span><text:span text:style-name="T55">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712cm" svg:height="2.289cm" svg:x="2.589cm" svg:y="13.013cm">
          <text:list text:style-name="L1">
            <text:list-header>
              <text:p text:style-name="P20"><text:span text:style-name="T45">Em Cálculo Relacional de Domínio:</text:span></text:p>
              <text:p text:style-name="P20"><text:span text:style-name="T57">{ </text:span><text:span text:style-name="T40">uv</text:span><text:span text:style-name="T57"> | (</text:span><text:span text:style-name="T58"></text:span><text:span text:style-name="T57"> q)(</text:span><text:span text:style-name="T58"></text:span><text:span text:style-name="T57"> r)(</text:span><text:span text:style-name="T58"></text:span><text:span text:style-name="T57"> s) (</text:span><text:span text:style-name="T40">EMPREGADO(qrstuvwxyz</text:span><text:span text:style-name="T57">) </text:span><text:span text:style-name="T59">AND </text:span></text:p>
              <text:p text:style-name="P21"><text:span text:style-name="T57"><text:tab/></text:span><text:span text:style-name="T57">q=‘John’ </text:span><text:span text:style-name="T59">AND</text:span><text:span text:style-name="T57"> r=‘B’ </text:span><text:span text:style-name="T59">AND </text:span><text:span text:style-name="T57">s=‘Smith’) 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Consulta com Junção</text:span></text:p>
              </text:list-header>
            </text:list>
          </draw:text-box>
        </draw:frame>
        <draw:frame presentation:style-name="pr10" draw:text-style-name="P2" draw:layer="layout" svg:width="22.86cm" svg:height="3.422cm" svg:x="1.27cm" svg:y="4.445cm" presentation:class="outline" presentation:user-transformed="true">
          <draw:text-box>
            <text:list text:style-name="L2">
              <text:list-item>
                <text:p text:style-name="P28"><text:span text:style-name="T5">Consulta 2 – </text:span><text:span text:style-name="T12">Obter o nome e o endereço dos empregados que trabalham para o departamento de ‘Pesquisa’.</text:span></text:p>
              </text:list-item>
            </text:list>
            <text:list text:style-name="L4">
              <text:list-header>
                <text:p text:style-name="P54"><text:span text:style-name="T6"/></text:p>
                <text:p text:style-name="P54"><text:span text:style-name="T6"/></text:p>
              </text:list-header>
            </text:list>
          </draw:text-box>
        </draw:frame>
        <draw:custom-shape draw:style-name="gr10" draw:text-style-name="P2" draw:layer="layout" svg:width="20.801cm" svg:height="2.713cm" svg:x="2.5cm" svg:y="6.553cm">
          <text:list text:style-name="L1">
            <text:list-header>
              <text:p text:style-name="P20"><text:span text:style-name="T43">Em SQL:</text:span></text:p>
              <text:p text:style-name="P20"><text:span text:style-name="T44">SELECT </text:span><text:span text:style-name="T41">PNOME, ENDERECO</text:span></text:p>
              <text:p text:style-name="P20"><text:span text:style-name="T44">FROM </text:span><text:span text:style-name="T41">EMPREGADO, DEPARTAMENTO</text:span></text:p>
              <text:p text:style-name="P20"><text:span text:style-name="T44">WHERE</text:span><text:span text:style-name="T41"> DNOME = ‘Pesquisa' </text:span><text:span text:style-name="T44">AND</text:span><text:span text:style-name="T41"> DNUMERO=NDEP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801cm" svg:height="2.577cm" svg:x="2.5cm" svg:y="9.878cm">
          <text:list text:style-name="L1">
            <text:list-header>
              <text:p text:style-name="P20"><text:span text:style-name="T45">Em Álgebra Relacional:</text:span></text:p>
              <text:p text:style-name="P55"><text:span text:style-name="T41">DEP_PESQUISA(DNUM) </text:span><text:span text:style-name="T60"></text:span><text:span text:style-name="T49"></text:span><text:span text:style-name="T60"></text:span><text:span text:style-name="T52">DNUMERO </text:span><text:span text:style-name="T41">(</text:span><text:span text:style-name="T49"></text:span><text:span text:style-name="T61"></text:span><text:span text:style-name="T62">DNOME=</text:span><text:span text:style-name="T63">‘</text:span><text:span text:style-name="T62">Pesquisa</text:span><text:span text:style-name="T63">’</text:span><text:span text:style-name="T64"> (</text:span><text:span text:style-name="T41">DEPARTAMENTO)</text:span></text:p>
              <text:p text:style-name="P55"><text:span text:style-name="T41">RESULT </text:span><text:span text:style-name="T65"></text:span><text:span text:style-name="T64"> </text:span><text:span text:style-name="T49"></text:span><text:span text:style-name="T60"></text:span><text:span text:style-name="T52">PNOME, ENDERECO </text:span><text:span text:style-name="T41">(DEP_PESQUISA </text:span><text:span text:style-name="T66">*</text:span><text:span text:style-name="T64"> EMPREGADO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805cm" svg:height="2.121cm" svg:x="2.522cm" svg:y="13.035cm">
          <text:list text:style-name="L1">
            <text:list-header>
              <text:p text:style-name="P20"><text:span text:style-name="T67">Em Cálculo Relacional de Tuplas:</text:span></text:p>
              <text:p text:style-name="P56"><text:span text:style-name="T68">{ <text:s/>t.PNOME, t.ENDERECO | EMPREGADO( t ) AND ( ∃d ) (DEPARTAMENTO( d ) AND</text:span></text:p>
              <text:p text:style-name="P57"><text:span text:style-name="T68"><text:tab/></text:span><text:span text:style-name="T68">d.DNOME=</text:span><text:span text:style-name="T69">‘</text:span><text:span text:style-name="T68">Pesquisa</text:span><text:span text:style-name="T69">’</text:span><text:span text:style-name="T68"> AND d.DNUMERO=t.NDEP <text:s/>) <text:s/>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805cm" svg:height="2.713cm" svg:x="2.522cm" svg:y="15.707cm">
          <text:list text:style-name="L1">
            <text:list-header>
              <text:p text:style-name="P20"><text:span text:style-name="T45">Em Cálculo Relacional de Domínio:</text:span></text:p>
              <text:p text:style-name="P20"><text:span text:style-name="T64">{ qv | (∃ z) (∃ l) (∃ m) (EMPREGADO(qrstuvwxyz) AND DEPARTAMENTO(lmno) AND</text:span></text:p>
              <text:p text:style-name="P21"><text:span text:style-name="T64"><text:tab/></text:span><text:span text:style-name="T64">l = ‘Pesquisa’ AND m = z) 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Consulta com um Join</text:span></text:p>
              </text:list-header>
            </text:list>
          </draw:text-box>
        </draw:frame>
        <draw:frame presentation:style-name="pr11" draw:text-style-name="P2" draw:layer="layout" svg:width="22.86cm" svg:height="13.282cm" svg:x="1.27cm" svg:y="4.445cm" presentation:class="outline" presentation:user-transformed="true">
          <draw:text-box>
            <text:list text:style-name="L2">
              <text:list-item>
                <text:p text:style-name="P58"><text:span text:style-name="T2">Similar à seqüência SELECT-PROJECT-JOIN da Álgebra Relacional</text:span></text:p>
              </text:list-item>
              <text:list-item>
                <text:p text:style-name="P58"><text:span text:style-name="T2">(DNOME=‘Pesquisa') é uma condição de seleção do operador SELECT da Álgebra Relacional)</text:span></text:p>
              </text:list-item>
              <text:list-item>
                <text:p text:style-name="P58"><text:span text:style-name="T2">(DNUMERO=NDEP) é uma condição de junção do operador JOIN da Álgebra Relacional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Consulta com dois Joins</text:span></text:p>
              </text:list-header>
            </text:list>
          </draw:text-box>
        </draw:frame>
        <draw:frame presentation:style-name="pr12" draw:text-style-name="P2" draw:layer="layout" svg:width="22.86cm" svg:height="4.48cm" svg:x="1.27cm" svg:y="4.445cm" presentation:class="outline" presentation:user-transformed="true">
          <draw:text-box>
            <text:list text:style-name="L2">
              <text:list-item>
                <text:p text:style-name="P7"><text:span text:style-name="T12">Para todo projeto localizado em 'Stafford', listar o número do projeto, o número do departamento responsável, o sobrenome, endereço e data de nascimento do gerente responsável pelo departamento. </text:span></text:p>
              </text:list-item>
            </text:list>
          </draw:text-box>
        </draw:frame>
        <draw:custom-shape draw:style-name="gr10" draw:text-style-name="P2" draw:layer="layout" svg:width="20.801cm" svg:height="2.713cm" svg:x="2.5cm" svg:y="9.327cm">
          <text:list text:style-name="L1">
            <text:list-header>
              <text:p text:style-name="P20"><text:span text:style-name="T43">Em SQL:</text:span></text:p>
              <text:p text:style-name="P20"><text:span text:style-name="T44">SELECT </text:span><text:span text:style-name="T41">PNUMERO, NDEP, SNOME, DATANASC, ENDERECO</text:span></text:p>
              <text:p text:style-name="P20"><text:span text:style-name="T44">FROM </text:span><text:span text:style-name="T41">PROJETO, DEPARTAMENTO, EMPREGADO</text:span></text:p>
              <text:p text:style-name="P20"><text:span text:style-name="T44">WHERE NDEP</text:span><text:span text:style-name="T41">=DNUMERO </text:span><text:span text:style-name="T44">AND</text:span><text:span text:style-name="T41"> GERID=ID </text:span><text:span text:style-name="T44">AND </text:span><text:span text:style-name="T41">PLOCALIZACAO='Stafford‘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801cm" svg:height="3.975cm" svg:x="2.5cm" svg:y="12.581cm">
          <text:list text:style-name="L1">
            <text:list-header>
              <text:p text:style-name="P20"><text:span text:style-name="T45">Em Álgebra Relacional:</text:span></text:p>
              <text:p text:style-name="P20"><text:span text:style-name="T41">STAFFORD_PROJS </text:span><text:span text:style-name="T60"></text:span><text:span text:style-name="T49"></text:span><text:span text:style-name="T60"></text:span><text:span text:style-name="T52">PLOCALIZAÇÃO = 'Stafford'</text:span><text:span text:style-name="T41"> (PROJETO) </text:span></text:p>
              <text:p text:style-name="P20"><text:span text:style-name="T41">CONTR_DEPT </text:span><text:span text:style-name="T60"></text:span><text:span text:style-name="T41">(STAFFORD_PROJS x NDEP</text:span><text:span text:style-name="T52"> = DNUMERO</text:span><text:span text:style-name="T41"> DEPARTAMENTO) </text:span></text:p>
              <text:p text:style-name="P20"><text:span text:style-name="T41">PROJ_DEPT_MGR </text:span><text:span text:style-name="T60"></text:span><text:span text:style-name="T41">(CONTR_DEPT x </text:span><text:span text:style-name="T52">GERID = ID</text:span><text:span text:style-name="T41"> EMPREGADO) </text:span></text:p>
              <text:p text:style-name="P59"><text:span text:style-name="T41">RESULT </text:span><text:span text:style-name="T60"></text:span><text:span text:style-name="T49"></text:span><text:span text:style-name="T60"></text:span><text:span text:style-name="T52">PNUMERO, NDEP, SNOME, ENDERECO, DATANASC</text:span><text:span text:style-name="T41"> (PROJ_DEPT_MGR)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ML – Consulta com dois Joins</text:span></text:p>
              </text:list-header>
            </text:list>
          </draw:text-box>
        </draw:frame>
        <draw:frame presentation:style-name="pr13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8"><text:span text:style-name="T2">Na consulta anterior, existem duas condições Join</text:span></text:p>
              </text:list-item>
              <text:list-item>
                <text:p text:style-name="P58"><text:span text:style-name="T2">A condição Join NDEP=DNUMERO relaciona um projeto com o departamento que o controla</text:span></text:p>
              </text:list-item>
              <text:list-item>
                <text:p text:style-name="P58"><text:span text:style-name="T2">A condição Join GERID=ID relaciona o departamento com o empregado que o gerencia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Qualificando um Atribut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Em SQL podemos usar o mesmo nome para dois ou mais atributos, desde que os atributos estejam em relações diferentes.</text:span></text:p>
              </text:list-item>
              <text:list-item>
                <text:p text:style-name="P7"><text:span text:style-name="T12">Uma consulta que referencia dois ou mais atributos com o mesmo nome deve qualificar o atributo com o nome da relação. </text:span></text:p>
              </text:list-item>
              <text:list-item>
                <text:p text:style-name="P7"><text:span text:style-name="T12">Exemplo:</text:span></text:p>
              </text:list-item>
            </text:list>
          </draw:text-box>
        </draw:frame>
        <draw:custom-shape draw:style-name="gr10" draw:text-style-name="P2" draw:layer="layout" svg:width="20.801cm" svg:height="2.713cm" svg:x="2.5cm" svg:y="12.726cm">
          <text:list text:style-name="L1">
            <text:list-header>
              <text:p text:style-name="P20"><text:span text:style-name="T43">Em SQL:</text:span></text:p>
              <text:p text:style-name="P20"><text:span text:style-name="T44">SELECT </text:span><text:span text:style-name="T41">EMPREGADO.PNOME, PROJETO.PNOME </text:span></text:p>
              <text:p text:style-name="P20"><text:span text:style-name="T44">FROM </text:span><text:span text:style-name="T41">PROJETO, DEPARTAMENTO, EMPREGADO</text:span></text:p>
              <text:p text:style-name="P20"><text:span text:style-name="T44">WHERE </text:span><text:span text:style-name="T41">DNUM=DNUMERO </text:span><text:span text:style-name="T44">AND</text:span><text:span text:style-name="T41"> GERID=ID </text:span><text:span text:style-name="T44">AND </text:span><text:span text:style-name="T41">PLOCALIZACAO='Stafford‘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ALIASE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Algumas consultas precisam referenciar duas vezes a mesma relação</text:span></text:p>
              </text:list-item>
              <text:list-item>
                <text:p text:style-name="P7"><text:span text:style-name="T12">Em alguns casos, pseudônimos (</text:span><text:span text:style-name="T70">aliases</text:span><text:span text:style-name="T12">)</text:span><text:span text:style-name="T70"> são </text:span><text:span text:style-name="T12">atribuídos ao nome da relação</text:span></text:p>
              </text:list-item>
              <text:list-item>
                <text:p text:style-name="P7"><text:span text:style-name="T12">Por exemplo, considere a seguinte consulta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ara cada empregado, recupere o nome do empregado e o nome de seu supervisor imediato.</text:span></text:p>
                  </text:list-item>
                </text:list>
              </text:list-item>
            </text:list>
            <text:list text:style-name="L4">
              <text:list-header>
                <text:p text:style-name="P42"><text:span text:style-name="T5"/></text:p>
              </text:list-header>
            </text:list>
          </draw:text-box>
        </draw:frame>
        <draw:custom-shape draw:style-name="gr10" draw:text-style-name="P2" draw:layer="layout" svg:width="20.801cm" svg:height="2.713cm" svg:x="2.5cm" svg:y="12.325cm">
          <text:list text:style-name="L1">
            <text:list-header>
              <text:p text:style-name="P20"><text:span text:style-name="T43">Em SQL:</text:span></text:p>
              <text:p text:style-name="P20"><text:span text:style-name="T44">SELECT </text:span><text:span text:style-name="T41">E.PNOME, E.SNOME, S.PNOME, S.SNOME</text:span></text:p>
              <text:p text:style-name="P20"><text:span text:style-name="T44">FROM </text:span><text:span text:style-name="T41">EMPREGADO E S</text:span></text:p>
              <text:p text:style-name="P20"><text:span text:style-name="T44">WHERE </text:span><text:span text:style-name="T41">E.IDSUPER=S.ID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ALIASE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9"><text:span text:style-name="T12">Na consulta anterior, E e S são chamados de </text:span><text:span text:style-name="T70">aliases </text:span><text:span text:style-name="T12">ou </text:span><text:span text:style-name="T70">variáveis de tupla</text:span><text:span text:style-name="T12"> da relação </text:span><text:span text:style-name="T5">EMPREGADO.</text:span></text:p>
              </text:list-item>
              <text:list-item>
                <text:p text:style-name="P7"><text:span text:style-name="T12">Podemos pensar em E e S como duas cópias distintas de </text:span><text:span text:style-name="T5">EMPREGADO</text:span><text:span text:style-name="T12">: E representa os supervisionados e S representa os supervisores.</text:span></text:p>
              </text:list-item>
              <text:list-item>
                <text:p text:style-name="P7"><text:span text:style-name="T70">Aliases </text:span><text:span text:style-name="T12">podem ser usados em qualquer consulta SQL.</text:span></text:p>
              </text:list-item>
              <text:list-item>
                <text:p text:style-name="P7"><text:span text:style-name="T12">Pode-se, também, usar a palavra-chave AS:</text:span></text:p>
              </text:list-item>
            </text:list>
          </draw:text-box>
        </draw:frame>
        <draw:custom-shape draw:style-name="gr10" draw:text-style-name="P2" draw:layer="layout" svg:width="20.801cm" svg:height="2.713cm" svg:x="2.5cm" svg:y="12.956cm">
          <text:list text:style-name="L1">
            <text:list-header>
              <text:p text:style-name="P20"><text:span text:style-name="T43">Em SQL:</text:span></text:p>
              <text:p text:style-name="P20"><text:span text:style-name="T44">SELECT </text:span><text:span text:style-name="T41">E.PNOME, E.SNOME, S.PNOME, S.SNOME</text:span></text:p>
              <text:p text:style-name="P20"><text:span text:style-name="T44">FROM </text:span><text:span text:style-name="T41">EMPREGADO </text:span><text:span text:style-name="T44">AS</text:span><text:span text:style-name="T41"> E, EMPREGADO </text:span><text:span text:style-name="T44">AS</text:span><text:span text:style-name="T41"> S</text:span></text:p>
              <text:p text:style-name="P20"><text:span text:style-name="T44">WHERE </text:span><text:span text:style-name="T41">E.IDSUPER=S.ID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Cláusula WHERE não especificad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Uma cláusula WHERE não especificada indica ausência de uma condição.</text:span></text:p>
              </text:list-item>
              <text:list-item>
                <text:p text:style-name="P6"><text:span text:style-name="T2">Assim, todas as tuplas dos relações da cláusula FROM serão selecionadas.</text:span></text:p>
              </text:list-item>
              <text:list-item>
                <text:p text:style-name="P6"><text:span text:style-name="T2">Isso equivale a condição WHERE TRUE.</text:span></text:p>
              </text:list-item>
              <text:list-item>
                <text:p text:style-name="P6"><text:span text:style-name="T2">Por exemplo, considere a seguinte consulta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cupere o ID de todos os empregados.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draw:custom-shape draw:style-name="gr10" draw:text-style-name="P2" draw:layer="layout" svg:width="20.739cm" svg:height="2.121cm" svg:x="2.531cm" svg:y="14.385cm">
          <text:list text:style-name="L1">
            <text:list-header>
              <text:p text:style-name="P20"><text:span text:style-name="T43">Em SQL:</text:span></text:p>
              <text:p text:style-name="P20"><text:span text:style-name="T44">SELECT ID</text:span></text:p>
              <text:p text:style-name="P20"><text:span text:style-name="T44">FROM EMPREGADO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Cláusula WHERE não especificada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11"><text:span text:style-name="T12">Se mais de uma relação é especificada na cláusula FROM e não existir nenhuma condição de junção, então o resultado será o produto cartesiano.</text:span></text:p>
              </text:list-item>
            </text:list>
            <text:list text:style-name="L4">
              <text:list-header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</text:list-header>
            </text:list>
            <text:list text:style-name="L2">
              <text:list-item>
                <text:p text:style-name="P11"><text:span text:style-name="T12">É extremamente importante não negligenciar a especificação de qualquer condição de seleção ou de junção na cláusula WHERE; sob a pena de gerar resultados incorretos e volumosos.</text:span></text:p>
              </text:list-item>
            </text:list>
          </draw:text-box>
        </draw:frame>
        <draw:custom-shape draw:style-name="gr10" draw:text-style-name="P2" draw:layer="layout" svg:width="20.739cm" svg:height="2.121cm" svg:x="2.531cm" svg:y="7.924cm">
          <text:list text:style-name="L1">
            <text:list-header>
              <text:p text:style-name="P20"><text:span text:style-name="T43">Em SQL:</text:span></text:p>
              <text:p text:style-name="P20"><text:span text:style-name="T44">SELECT ID</text:span><text:span text:style-name="T41">, DNOME</text:span></text:p>
              <text:p text:style-name="P20"><text:span text:style-name="T44">FROM </text:span><text:span text:style-name="T41">EMPREGADO, DEPARTAMENTO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O Uso do *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Um * é usado para recuperar todos os valores de atributos da tupla selecionada.</text:span></text:p>
              </text:list-item>
              <text:list-item>
                <text:p text:style-name="P6"><text:span text:style-name="T2">Exemplos:</text:span></text:p>
              </text:list-item>
            </text:list>
            <text:list text:style-name="L4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</text:list-header>
            </text:list>
          </draw:text-box>
        </draw:frame>
        <draw:custom-shape draw:style-name="gr10" draw:text-style-name="P2" draw:layer="layout" svg:width="21.043cm" svg:height="5.081cm" svg:x="2.377cm" svg:y="8.828cm">
          <text:list text:style-name="L1">
            <text:list-header>
              <text:p text:style-name="P20"><text:span text:style-name="T43">Em SQL:</text:span></text:p>
              <text:p text:style-name="P20"><text:span text:style-name="T44">SELECT *</text:span></text:p>
              <text:p text:style-name="P20"><text:span text:style-name="T44">FROM </text:span><text:span text:style-name="T41">EMPREGADO</text:span></text:p>
              <text:p text:style-name="P20"><text:span text:style-name="T44">WHERE NDEP</text:span><text:span text:style-name="T41">=5;</text:span></text:p>
              <text:p text:style-name="P20"><text:span text:style-name="T41"/></text:p>
              <text:p text:style-name="P20"><text:span text:style-name="T44">SELECT *</text:span></text:p>
              <text:p text:style-name="P20"><text:span text:style-name="T44">FROM </text:span><text:span text:style-name="T41">EMPREGADO, DEPARTAMENTO</text:span></text:p>
              <text:p text:style-name="P20"><text:span text:style-name="T44">WHERE </text:span><text:span text:style-name="T41">DNOME='Research' </text:span><text:span text:style-name="T44">AND NDEP</text:span><text:span text:style-name="T41">=DNUMERO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7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0" draw:layer="layout" svg:x1="2.699cm" svg:y1="11.818cm" svg:x2="23.103cm" svg:y2="11.822cm">
          <text:p/>
        </draw:lin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Uso do DISTINCT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A SQL não trata uma relação como um conjunto; tuplas duplicadas podem ocorrer.</text:span></text:p>
              </text:list-item>
              <text:list-item>
                <text:p text:style-name="P7"><text:span text:style-name="T12">Para eliminar tuplas duplicadas no resultado de uma consulta, a palavra </text:span><text:span text:style-name="T14">DISTINCT</text:span><text:span text:style-name="T12"> é usada.</text:span></text:p>
              </text:list-item>
              <text:list-item>
                <text:p text:style-name="P7"><text:span text:style-name="T12">A primeira consulta abaixo pode gerar tuplas duplicadas, mas a segunda não:</text:span></text:p>
              </text:list-item>
            </text:list>
          </draw:text-box>
        </draw:frame>
        <draw:custom-shape draw:style-name="gr10" draw:text-style-name="P2" draw:layer="layout" svg:width="20.986cm" svg:height="3.897cm" svg:x="2.408cm" svg:y="11.756cm">
          <text:list text:style-name="L1">
            <text:list-header>
              <text:p text:style-name="P20"><text:span text:style-name="T43">Em SQL:</text:span></text:p>
              <text:p text:style-name="P20"><text:span text:style-name="T44">SELECT </text:span><text:span text:style-name="T41">SALARIO</text:span></text:p>
              <text:p text:style-name="P20"><text:span text:style-name="T44">FROM </text:span><text:span text:style-name="T41">EMPREGADO;</text:span></text:p>
              <text:p text:style-name="P20"><text:span text:style-name="T41"/></text:p>
              <text:p text:style-name="P20"><text:span text:style-name="T44">SELECT DISTINCT </text:span><text:span text:style-name="T41">SALARIO</text:span></text:p>
              <text:p text:style-name="P20"><text:span text:style-name="T44">FROM </text:span><text:span text:style-name="T41">EMPREGADO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7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0" draw:layer="layout" svg:x1="2.699cm" svg:y1="14.16cm" svg:x2="23.103cm" svg:y2="14.164cm">
          <text:p/>
        </draw:lin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Operação de Conjunt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10"><text:span text:style-name="T2">Algumas operações de conjunto foram incorporados à linguagem SQL.</text:span></text:p>
              </text:list-item>
              <text:list-item>
                <text:p text:style-name="P10"><text:span text:style-name="T2">Existe uma operação de União e, em algumas versões da SQL, existem as operações de Subtração e Intersecção.</text:span></text:p>
              </text:list-item>
              <text:list-item>
                <text:p text:style-name="P10"><text:span text:style-name="T2">As relações resultantes dessas operações são sempre conjunto de tuplas; tuplas duplicadas são eliminadas do resultado.</text:span></text:p>
              </text:list-item>
              <text:list-item>
                <text:p text:style-name="P10"><text:span text:style-name="T2">As operações de conjunto aplicam-se somente às relações que são compatíveis na união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Operação de Conjunt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Listar os números de projetos em que o empregado de sobrenome Smith trabalhe ou que sejam controlados por algum departamento gerenciado pelo empregado de sobrenome Smith:</text:span></text:p>
              </text:list-item>
            </text:list>
          </draw:text-box>
        </draw:frame>
        <draw:custom-shape draw:style-name="gr10" draw:text-style-name="P2" draw:layer="layout" svg:width="20.748cm" svg:height="5.243cm" svg:x="2.527cm" svg:y="9.618cm">
          <text:list text:style-name="L1">
            <text:list-header>
              <text:p text:style-name="P20"><text:span text:style-name="T71">Em SQL:</text:span></text:p>
              <text:p text:style-name="P21"><text:span text:style-name="T44">(</text:span><text:span text:style-name="T44"><text:tab/></text:span><text:span text:style-name="T44">SELECT </text:span><text:span text:style-name="T41">PNUMERO</text:span></text:p>
              <text:p text:style-name="P21"><text:span text:style-name="T44"><text:tab/></text:span><text:span text:style-name="T44">FROM </text:span><text:span text:style-name="T41">PROJETO, DEPARTAMENTO, EMPREGADO</text:span></text:p>
              <text:p text:style-name="P21"><text:span text:style-name="T44"><text:tab/></text:span><text:span text:style-name="T44">WHERE </text:span><text:span text:style-name="T41">DNUM=DNUMBER </text:span><text:span text:style-name="T44">AND</text:span><text:span text:style-name="T41"> GERID=ID </text:span><text:span text:style-name="T44">AND</text:span><text:span text:style-name="T41"> SNOME='Smith‘ </text:span><text:span text:style-name="T44">)</text:span></text:p>
              <text:p text:style-name="P61"><text:span text:style-name="T44"><text:tab/></text:span><text:span text:style-name="T44">UNION </text:span></text:p>
              <text:p text:style-name="P62"><text:span text:style-name="T44">(</text:span><text:span text:style-name="T44"><text:tab/></text:span><text:span text:style-name="T44">SELECT </text:span><text:span text:style-name="T41">PNUMERO</text:span></text:p>
              <text:p text:style-name="P62"><text:span text:style-name="T44"><text:tab/></text:span><text:span text:style-name="T44">FROM </text:span><text:span text:style-name="T41">PROJETO, TRABALHA-PARA, EMPREGADO</text:span></text:p>
              <text:p text:style-name="P62"><text:span text:style-name="T44"><text:tab/></text:span><text:span text:style-name="T44">WHERE </text:span><text:span text:style-name="T41">PNUMERO=PNO </text:span><text:span text:style-name="T44">AND </text:span><text:span text:style-name="T41">EID=ID </text:span><text:span text:style-name="T44">AND</text:span><text:span text:style-name="T41"> SNAME='Smith‘ </text:span><text:span text:style-name="T44">)</text:span><text:span text:style-name="T41">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Operação de Conjunto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A SQL também possui operações sobre multiconjuntos (conjuntos que permitem repetição de elementos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NION ALL</text:span></text:p>
                  </text:list-item>
                  <text:list-item>
                    <text:p text:style-name="P9"><text:span text:style-name="T5">EXCEPT ALL</text:span></text:p>
                  </text:list-item>
                  <text:list-item>
                    <text:p text:style-name="P9"><text:span text:style-name="T5">INTERSECT ALL.</text:span></text:p>
                  </text:list-item>
                </text:list>
              </text:list-item>
            </text:list>
            <text:list text:style-name="L4">
              <text:list-header>
                <text:p text:style-name="P42"><text:span text:style-name="T5"/></text:p>
              </text:list-header>
            </text:list>
          </draw:text-box>
        </draw:frame>
        <draw:g>
          <draw:custom-shape draw:style-name="gr12" draw:text-style-name="P2" draw:layer="layout" svg:width="0.979cm" svg:height="0.758cm" svg:x="3.515cm" svg:y="13.203cm">
            <text:list text:style-name="L1">
              <text:list-header>
                <text:p text:style-name="P63"><text:span text:style-name="T72">a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816cm" svg:height="0.758cm" svg:x="2.699cm" svg:y="13.20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9cm" svg:x="3.515cm" svg:y="12.444cm">
            <text:list text:style-name="L1">
              <text:list-header>
                <text:p text:style-name="P63"><text:span text:style-name="T72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816cm" svg:height="0.759cm" svg:x="2.699cm" svg:y="12.4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8cm" svg:x="3.515cm" svg:y="11.686cm">
            <text:list text:style-name="L1">
              <text:list-header>
                <text:p text:style-name="P63"><text:span text:style-name="T72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816cm" svg:height="0.758cm" svg:x="2.699cm" svg:y="11.68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979cm" svg:height="0.759cm" svg:x="3.515cm" svg:y="10.927cm">
            <text:list text:style-name="L1">
              <text:list-header>
                <text:p text:style-name="P63"><text:span text:style-name="T72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816cm" svg:height="0.759cm" svg:x="2.699cm" svg:y="10.927cm">
            <text:list text:style-name="L1">
              <text:list-header>
                <text:p text:style-name="P63"><text:span text:style-name="T73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5" draw:text-style-name="P60" draw:layer="layout" svg:x1="2.699cm" svg:y1="10.927cm" svg:x2="2.703cm" svg:y2="11.686cm">
            <text:p/>
          </draw:line>
          <draw:line draw:style-name="gr15" draw:text-style-name="P60" draw:layer="layout" svg:x1="4.494cm" svg:y1="10.927cm" svg:x2="4.498cm" svg:y2="13.961cm">
            <text:p/>
          </draw:line>
          <draw:line draw:style-name="gr16" draw:text-style-name="P60" draw:layer="layout" svg:x1="2.699cm" svg:y1="12.444cm" svg:x2="2.703cm" svg:y2="13.203cm">
            <text:p/>
          </draw:line>
          <draw:line draw:style-name="gr15" draw:text-style-name="P60" draw:layer="layout" svg:x1="3.515cm" svg:y1="12.444cm" svg:x2="4.494cm" svg:y2="12.449cm">
            <text:p/>
          </draw:line>
          <draw:line draw:style-name="gr16" draw:text-style-name="P60" draw:layer="layout" svg:x1="2.699cm" svg:y1="13.203cm" svg:x2="2.703cm" svg:y2="13.961cm">
            <text:p/>
          </draw:line>
          <draw:line draw:style-name="gr15" draw:text-style-name="P60" draw:layer="layout" svg:x1="3.515cm" svg:y1="13.203cm" svg:x2="4.494cm" svg:y2="13.207cm">
            <text:p/>
          </draw:line>
          <draw:line draw:style-name="gr15" draw:text-style-name="P60" draw:layer="layout" svg:x1="3.515cm" svg:y1="13.961cm" svg:x2="4.494cm" svg:y2="13.966cm">
            <text:p/>
          </draw:line>
          <draw:line draw:style-name="gr15" draw:text-style-name="P60" draw:layer="layout" svg:x1="3.515cm" svg:y1="10.927cm" svg:x2="3.519cm" svg:y2="11.686cm">
            <text:p/>
          </draw:line>
          <draw:line draw:style-name="gr15" draw:text-style-name="P60" draw:layer="layout" svg:x1="2.699cm" svg:y1="10.927cm" svg:x2="4.494cm" svg:y2="10.932cm">
            <text:p/>
          </draw:line>
          <draw:line draw:style-name="gr16" draw:text-style-name="P60" draw:layer="layout" svg:x1="2.699cm" svg:y1="11.686cm" svg:x2="2.703cm" svg:y2="12.444cm">
            <text:p/>
          </draw:line>
          <draw:line draw:style-name="gr15" draw:text-style-name="P60" draw:layer="layout" svg:x1="2.699cm" svg:y1="11.686cm" svg:x2="4.494cm" svg:y2="11.69cm">
            <text:p/>
          </draw:line>
          <draw:line draw:style-name="gr15" draw:text-style-name="P60" draw:layer="layout" svg:x1="3.515cm" svg:y1="11.686cm" svg:x2="3.519cm" svg:y2="13.961cm">
            <text:p/>
          </draw:line>
          <draw:line draw:style-name="gr16" draw:text-style-name="P60" draw:layer="layout" svg:x1="2.699cm" svg:y1="13.961cm" svg:x2="3.515cm" svg:y2="13.966cm">
            <text:p/>
          </draw:line>
        </draw:g>
        <draw:g>
          <draw:custom-shape draw:style-name="gr12" draw:text-style-name="P2" draw:layer="layout" svg:width="0.979cm" svg:height="0.759cm" svg:x="5.896cm" svg:y="13.961cm">
            <text:list text:style-name="L1">
              <text:list-header>
                <text:p text:style-name="P63"><text:span text:style-name="T72">a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94cm" svg:height="0.759cm" svg:x="5.102cm" svg:y="13.9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8cm" svg:x="5.896cm" svg:y="13.203cm">
            <text:list text:style-name="L1">
              <text:list-header>
                <text:p text:style-name="P63"><text:span text:style-name="T72">a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94cm" svg:height="0.758cm" svg:x="5.102cm" svg:y="13.20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9cm" svg:x="5.896cm" svg:y="12.444cm">
            <text:list text:style-name="L1">
              <text:list-header>
                <text:p text:style-name="P63"><text:span text:style-name="T72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94cm" svg:height="0.759cm" svg:x="5.102cm" svg:y="12.4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8cm" svg:x="5.896cm" svg:y="11.686cm">
            <text:list text:style-name="L1">
              <text:list-header>
                <text:p text:style-name="P63"><text:span text:style-name="T72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794cm" svg:height="0.758cm" svg:x="5.102cm" svg:y="11.68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979cm" svg:height="0.759cm" svg:x="5.896cm" svg:y="10.927cm">
            <text:list text:style-name="L1">
              <text:list-header>
                <text:p text:style-name="P63"><text:span text:style-name="T72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794cm" svg:height="0.759cm" svg:x="5.102cm" svg:y="10.927cm">
            <text:list text:style-name="L1">
              <text:list-header>
                <text:p text:style-name="P63"><text:span text:style-name="T73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5" draw:text-style-name="P60" draw:layer="layout" svg:x1="5.102cm" svg:y1="10.927cm" svg:x2="5.106cm" svg:y2="11.686cm">
            <text:p/>
          </draw:line>
          <draw:line draw:style-name="gr15" draw:text-style-name="P60" draw:layer="layout" svg:x1="6.875cm" svg:y1="10.927cm" svg:x2="6.879cm" svg:y2="14.72cm">
            <text:p/>
          </draw:line>
          <draw:line draw:style-name="gr16" draw:text-style-name="P60" draw:layer="layout" svg:x1="5.102cm" svg:y1="12.444cm" svg:x2="5.106cm" svg:y2="13.203cm">
            <text:p/>
          </draw:line>
          <draw:line draw:style-name="gr15" draw:text-style-name="P60" draw:layer="layout" svg:x1="5.896cm" svg:y1="12.444cm" svg:x2="6.875cm" svg:y2="12.449cm">
            <text:p/>
          </draw:line>
          <draw:line draw:style-name="gr16" draw:text-style-name="P60" draw:layer="layout" svg:x1="5.102cm" svg:y1="13.203cm" svg:x2="5.106cm" svg:y2="14.72cm">
            <text:p/>
          </draw:line>
          <draw:line draw:style-name="gr15" draw:text-style-name="P60" draw:layer="layout" svg:x1="5.896cm" svg:y1="13.203cm" svg:x2="6.875cm" svg:y2="13.207cm">
            <text:p/>
          </draw:line>
          <draw:line draw:style-name="gr15" draw:text-style-name="P60" draw:layer="layout" svg:x1="5.896cm" svg:y1="14.72cm" svg:x2="6.875cm" svg:y2="14.724cm">
            <text:p/>
          </draw:line>
          <draw:line draw:style-name="gr15" draw:text-style-name="P60" draw:layer="layout" svg:x1="5.896cm" svg:y1="10.927cm" svg:x2="5.9cm" svg:y2="11.686cm">
            <text:p/>
          </draw:line>
          <draw:line draw:style-name="gr15" draw:text-style-name="P60" draw:layer="layout" svg:x1="5.896cm" svg:y1="13.961cm" svg:x2="6.875cm" svg:y2="13.966cm">
            <text:p/>
          </draw:line>
          <draw:line draw:style-name="gr15" draw:text-style-name="P60" draw:layer="layout" svg:x1="5.102cm" svg:y1="10.927cm" svg:x2="6.875cm" svg:y2="10.932cm">
            <text:p/>
          </draw:line>
          <draw:line draw:style-name="gr16" draw:text-style-name="P60" draw:layer="layout" svg:x1="5.102cm" svg:y1="11.686cm" svg:x2="5.106cm" svg:y2="12.444cm">
            <text:p/>
          </draw:line>
          <draw:line draw:style-name="gr15" draw:text-style-name="P60" draw:layer="layout" svg:x1="5.102cm" svg:y1="11.686cm" svg:x2="6.875cm" svg:y2="11.69cm">
            <text:p/>
          </draw:line>
          <draw:line draw:style-name="gr15" draw:text-style-name="P60" draw:layer="layout" svg:x1="5.896cm" svg:y1="11.686cm" svg:x2="5.9cm" svg:y2="14.72cm">
            <text:p/>
          </draw:line>
          <draw:line draw:style-name="gr16" draw:text-style-name="P60" draw:layer="layout" svg:x1="5.102cm" svg:y1="14.72cm" svg:x2="5.896cm" svg:y2="14.724cm">
            <text:p/>
          </draw:line>
        </draw:g>
        <draw:g>
          <draw:custom-shape draw:style-name="gr12" draw:text-style-name="P2" draw:layer="layout" svg:width="0.979cm" svg:height="0.758cm" svg:x="11.646cm" svg:y="16.237cm">
            <text:list text:style-name="L1">
              <text:list-header>
                <text:p text:style-name="P63"><text:span text:style-name="T72">a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42cm" svg:height="0.758cm" svg:x="8.004cm" svg:y="16.23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9cm" svg:x="11.646cm" svg:y="15.478cm">
            <text:list text:style-name="L1">
              <text:list-header>
                <text:p text:style-name="P63"><text:span text:style-name="T72">a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42cm" svg:height="0.759cm" svg:x="8.004cm" svg:y="15.4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8cm" svg:x="11.646cm" svg:y="14.72cm">
            <text:list text:style-name="L1">
              <text:list-header>
                <text:p text:style-name="P63"><text:span text:style-name="T72">a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42cm" svg:height="0.758cm" svg:x="8.004cm" svg:y="14.7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9cm" svg:x="11.646cm" svg:y="13.961cm">
            <text:list text:style-name="L1">
              <text:list-header>
                <text:p text:style-name="P63"><text:span text:style-name="T72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42cm" svg:height="0.759cm" svg:x="8.004cm" svg:y="13.9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8cm" svg:x="11.646cm" svg:y="13.203cm">
            <text:list text:style-name="L1">
              <text:list-header>
                <text:p text:style-name="P63"><text:span text:style-name="T72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42cm" svg:height="0.758cm" svg:x="8.004cm" svg:y="13.20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9cm" svg:x="11.646cm" svg:y="12.444cm">
            <text:list text:style-name="L1">
              <text:list-header>
                <text:p text:style-name="P63"><text:span text:style-name="T72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42cm" svg:height="0.759cm" svg:x="8.004cm" svg:y="12.4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8cm" svg:x="11.646cm" svg:y="11.686cm">
            <text:list text:style-name="L1">
              <text:list-header>
                <text:p text:style-name="P63"><text:span text:style-name="T72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642cm" svg:height="0.758cm" svg:x="8.004cm" svg:y="11.68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979cm" svg:height="0.759cm" svg:x="11.646cm" svg:y="10.927cm">
            <text:list text:style-name="L1">
              <text:list-header>
                <text:p text:style-name="P63"><text:span text:style-name="T72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642cm" svg:height="0.759cm" svg:x="8.004cm" svg:y="10.927cm">
            <text:list text:style-name="L1">
              <text:list-header>
                <text:p text:style-name="P63"><text:span text:style-name="T72">R </text:span><text:span text:style-name="T73">UNION ALL</text:span><text:span text:style-name="T72"> 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5" draw:text-style-name="P60" draw:layer="layout" svg:x1="8.004cm" svg:y1="10.927cm" svg:x2="8.008cm" svg:y2="11.686cm">
            <text:p/>
          </draw:line>
          <draw:line draw:style-name="gr15" draw:text-style-name="P60" draw:layer="layout" svg:x1="12.625cm" svg:y1="10.927cm" svg:x2="12.629cm" svg:y2="16.995cm">
            <text:p/>
          </draw:line>
          <draw:line draw:style-name="gr16" draw:text-style-name="P60" draw:layer="layout" svg:x1="8.004cm" svg:y1="12.444cm" svg:x2="8.008cm" svg:y2="13.203cm">
            <text:p/>
          </draw:line>
          <draw:line draw:style-name="gr15" draw:text-style-name="P60" draw:layer="layout" svg:x1="11.646cm" svg:y1="12.444cm" svg:x2="12.625cm" svg:y2="12.449cm">
            <text:p/>
          </draw:line>
          <draw:line draw:style-name="gr16" draw:text-style-name="P60" draw:layer="layout" svg:x1="8.004cm" svg:y1="13.203cm" svg:x2="8.008cm" svg:y2="16.995cm">
            <text:p/>
          </draw:line>
          <draw:line draw:style-name="gr15" draw:text-style-name="P60" draw:layer="layout" svg:x1="11.646cm" svg:y1="13.203cm" svg:x2="12.625cm" svg:y2="13.207cm">
            <text:p/>
          </draw:line>
          <draw:line draw:style-name="gr15" draw:text-style-name="P60" draw:layer="layout" svg:x1="11.646cm" svg:y1="16.995cm" svg:x2="12.625cm" svg:y2="16.999cm">
            <text:p/>
          </draw:line>
          <draw:line draw:style-name="gr15" draw:text-style-name="P60" draw:layer="layout" svg:x1="11.646cm" svg:y1="10.927cm" svg:x2="11.65cm" svg:y2="11.686cm">
            <text:p/>
          </draw:line>
          <draw:line draw:style-name="gr15" draw:text-style-name="P60" draw:layer="layout" svg:x1="11.646cm" svg:y1="13.961cm" svg:x2="12.625cm" svg:y2="13.966cm">
            <text:p/>
          </draw:line>
          <draw:line draw:style-name="gr15" draw:text-style-name="P60" draw:layer="layout" svg:x1="8.004cm" svg:y1="10.927cm" svg:x2="12.625cm" svg:y2="10.932cm">
            <text:p/>
          </draw:line>
          <draw:line draw:style-name="gr16" draw:text-style-name="P60" draw:layer="layout" svg:x1="8.004cm" svg:y1="11.686cm" svg:x2="8.008cm" svg:y2="12.444cm">
            <text:p/>
          </draw:line>
          <draw:line draw:style-name="gr15" draw:text-style-name="P60" draw:layer="layout" svg:x1="8.004cm" svg:y1="11.686cm" svg:x2="12.625cm" svg:y2="11.69cm">
            <text:p/>
          </draw:line>
          <draw:line draw:style-name="gr15" draw:text-style-name="P60" draw:layer="layout" svg:x1="11.646cm" svg:y1="11.686cm" svg:x2="11.65cm" svg:y2="16.995cm">
            <text:p/>
          </draw:line>
          <draw:line draw:style-name="gr16" draw:text-style-name="P60" draw:layer="layout" svg:x1="8.004cm" svg:y1="16.995cm" svg:x2="11.646cm" svg:y2="16.999cm">
            <text:p/>
          </draw:line>
          <draw:line draw:style-name="gr15" draw:text-style-name="P60" draw:layer="layout" svg:x1="11.646cm" svg:y1="14.72cm" svg:x2="12.625cm" svg:y2="14.724cm">
            <text:p/>
          </draw:line>
          <draw:line draw:style-name="gr15" draw:text-style-name="P60" draw:layer="layout" svg:x1="11.646cm" svg:y1="15.478cm" svg:x2="12.625cm" svg:y2="15.483cm">
            <text:p/>
          </draw:line>
          <draw:line draw:style-name="gr15" draw:text-style-name="P60" draw:layer="layout" svg:x1="11.646cm" svg:y1="16.237cm" svg:x2="12.625cm" svg:y2="16.241cm">
            <text:p/>
          </draw:line>
        </draw:g>
        <draw:g>
          <draw:custom-shape draw:style-name="gr12" draw:text-style-name="P2" draw:layer="layout" svg:width="0.979cm" svg:height="0.758cm" svg:x="16.872cm" svg:y="11.686cm">
            <text:list text:style-name="L1">
              <text:list-header>
                <text:p text:style-name="P63"><text:span text:style-name="T72">a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3.974cm" svg:height="0.758cm" svg:x="12.898cm" svg:y="11.68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979cm" svg:height="0.759cm" svg:x="16.872cm" svg:y="10.927cm">
            <text:list text:style-name="L1">
              <text:list-header>
                <text:p text:style-name="P63"><text:span text:style-name="T72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974cm" svg:height="0.759cm" svg:x="12.898cm" svg:y="10.927cm">
            <text:list text:style-name="L1">
              <text:list-header>
                <text:p text:style-name="P63"><text:span text:style-name="T72">R </text:span><text:span text:style-name="T73">EXCEPT ALL</text:span><text:span text:style-name="T72"> 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5" draw:text-style-name="P60" draw:layer="layout" svg:x1="12.898cm" svg:y1="10.927cm" svg:x2="12.903cm" svg:y2="11.686cm">
            <text:p/>
          </draw:line>
          <draw:line draw:style-name="gr15" draw:text-style-name="P60" draw:layer="layout" svg:x1="17.851cm" svg:y1="10.927cm" svg:x2="17.855cm" svg:y2="12.444cm">
            <text:p/>
          </draw:line>
          <draw:line draw:style-name="gr15" draw:text-style-name="P60" draw:layer="layout" svg:x1="16.872cm" svg:y1="12.444cm" svg:x2="17.851cm" svg:y2="12.449cm">
            <text:p/>
          </draw:line>
          <draw:line draw:style-name="gr15" draw:text-style-name="P60" draw:layer="layout" svg:x1="16.872cm" svg:y1="10.927cm" svg:x2="16.876cm" svg:y2="11.686cm">
            <text:p/>
          </draw:line>
          <draw:line draw:style-name="gr15" draw:text-style-name="P60" draw:layer="layout" svg:x1="12.898cm" svg:y1="10.927cm" svg:x2="17.851cm" svg:y2="10.932cm">
            <text:p/>
          </draw:line>
          <draw:line draw:style-name="gr15" draw:text-style-name="P60" draw:layer="layout" svg:x1="12.898cm" svg:y1="11.686cm" svg:x2="17.851cm" svg:y2="11.69cm">
            <text:p/>
          </draw:line>
          <draw:line draw:style-name="gr15" draw:text-style-name="P60" draw:layer="layout" svg:x1="16.872cm" svg:y1="11.686cm" svg:x2="16.876cm" svg:y2="12.444cm">
            <text:p/>
          </draw:line>
          <draw:line draw:style-name="gr16" draw:text-style-name="P60" draw:layer="layout" svg:x1="12.898cm" svg:y1="12.444cm" svg:x2="16.872cm" svg:y2="12.449cm">
            <text:p/>
          </draw:line>
          <draw:line draw:style-name="gr16" draw:text-style-name="P60" draw:layer="layout" svg:x1="12.898cm" svg:y1="11.686cm" svg:x2="12.903cm" svg:y2="12.444cm">
            <text:p/>
          </draw:line>
        </draw:g>
        <draw:g>
          <draw:custom-shape draw:style-name="gr12" draw:text-style-name="P2" draw:layer="layout" svg:width="0.979cm" svg:height="0.759cm" svg:x="22.781cm" svg:y="12.444cm">
            <text:list text:style-name="L1">
              <text:list-header>
                <text:p text:style-name="P63"><text:span text:style-name="T72">a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679cm" svg:height="0.759cm" svg:x="18.102cm" svg:y="12.4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0.979cm" svg:height="0.758cm" svg:x="22.781cm" svg:y="11.686cm">
            <text:list text:style-name="L1">
              <text:list-header>
                <text:p text:style-name="P63"><text:span text:style-name="T72">a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4.679cm" svg:height="0.758cm" svg:x="18.102cm" svg:y="11.68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979cm" svg:height="0.759cm" svg:x="22.781cm" svg:y="10.927cm">
            <text:list text:style-name="L1">
              <text:list-header>
                <text:p text:style-name="P63"><text:span text:style-name="T72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79cm" svg:height="0.759cm" svg:x="18.102cm" svg:y="10.927cm">
            <text:list text:style-name="L1">
              <text:list-header>
                <text:p text:style-name="P63"><text:span text:style-name="T72">R </text:span><text:span text:style-name="T73">INTERSECT ALL </text:span><text:span text:style-name="T72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5" draw:text-style-name="P60" draw:layer="layout" svg:x1="18.102cm" svg:y1="10.927cm" svg:x2="18.106cm" svg:y2="11.686cm">
            <text:p/>
          </draw:line>
          <draw:line draw:style-name="gr15" draw:text-style-name="P60" draw:layer="layout" svg:x1="23.76cm" svg:y1="10.927cm" svg:x2="23.764cm" svg:y2="13.203cm">
            <text:p/>
          </draw:line>
          <draw:line draw:style-name="gr16" draw:text-style-name="P60" draw:layer="layout" svg:x1="18.102cm" svg:y1="12.444cm" svg:x2="18.106cm" svg:y2="13.203cm">
            <text:p/>
          </draw:line>
          <draw:line draw:style-name="gr15" draw:text-style-name="P60" draw:layer="layout" svg:x1="22.781cm" svg:y1="12.444cm" svg:x2="23.76cm" svg:y2="12.449cm">
            <text:p/>
          </draw:line>
          <draw:line draw:style-name="gr15" draw:text-style-name="P60" draw:layer="layout" svg:x1="22.781cm" svg:y1="13.203cm" svg:x2="23.76cm" svg:y2="13.207cm">
            <text:p/>
          </draw:line>
          <draw:line draw:style-name="gr15" draw:text-style-name="P60" draw:layer="layout" svg:x1="22.781cm" svg:y1="10.927cm" svg:x2="22.785cm" svg:y2="11.686cm">
            <text:p/>
          </draw:line>
          <draw:line draw:style-name="gr15" draw:text-style-name="P60" draw:layer="layout" svg:x1="18.102cm" svg:y1="10.927cm" svg:x2="23.76cm" svg:y2="10.932cm">
            <text:p/>
          </draw:line>
          <draw:line draw:style-name="gr16" draw:text-style-name="P60" draw:layer="layout" svg:x1="18.102cm" svg:y1="11.686cm" svg:x2="18.106cm" svg:y2="12.444cm">
            <text:p/>
          </draw:line>
          <draw:line draw:style-name="gr15" draw:text-style-name="P60" draw:layer="layout" svg:x1="18.102cm" svg:y1="11.686cm" svg:x2="23.76cm" svg:y2="11.69cm">
            <text:p/>
          </draw:line>
          <draw:line draw:style-name="gr15" draw:text-style-name="P60" draw:layer="layout" svg:x1="22.781cm" svg:y1="11.686cm" svg:x2="22.785cm" svg:y2="13.203cm">
            <text:p/>
          </draw:line>
          <draw:line draw:style-name="gr16" draw:text-style-name="P60" draw:layer="layout" svg:x1="18.102cm" svg:y1="13.203cm" svg:x2="22.781cm" svg:y2="13.207cm">
            <text:p/>
          </draw:line>
        </draw:g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Consultas Aninhad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Uma consulta SELECT completa, chamada de </text:span><text:span text:style-name="T14">consulta aninhada</text:span><text:span text:style-name="T12">, pode ser especificada dentro da cláusula WHERE de uma outra consulta, chamada </text:span><text:span text:style-name="T14">consulta externa</text:span><text:span text:style-name="T12">.</text:span></text:p>
              </text:list-item>
              <text:list-item>
                <text:p text:style-name="P7"><text:span text:style-name="T12">Por exempl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cupere o nome e o endereço de todos os empregados que trabalham para o departamento de Pesquisa.</text:span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20.664cm" svg:height="3.813cm" svg:x="2.571cm" svg:y="12.263cm">
          <text:list text:style-name="L1">
            <text:list-header>
              <text:p text:style-name="P20"><text:span text:style-name="T71">Em SQL:</text:span></text:p>
              <text:p text:style-name="P21"><text:span text:style-name="T44">SELECT</text:span><text:span text:style-name="T44"><text:tab/></text:span><text:span text:style-name="T41">PNAME, SNAME, ENDERECO</text:span></text:p>
              <text:p text:style-name="P21"><text:span text:style-name="T44">FROM</text:span><text:span text:style-name="T44"><text:tab/></text:span><text:span text:style-name="T41">EMPREGADO</text:span></text:p>
              <text:p text:style-name="P21"><text:span text:style-name="T44">WHERE</text:span><text:span text:style-name="T44"><text:tab/></text:span><text:span text:style-name="T41">DNUM</text:span><text:span text:style-name="T41"><text:tab/></text:span><text:span text:style-name="T44">IN </text:span><text:span text:style-name="T41">(</text:span><text:span text:style-name="T41"><text:tab/></text:span><text:span text:style-name="T44">SELECT </text:span><text:span text:style-name="T41">DNUMERO</text:span></text:p>
              <text:p text:style-name="P2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FROM </text:span><text:span text:style-name="T41">DEPARTAMENTO</text:span></text:p>
              <text:p text:style-name="P21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WHERE </text:span><text:span text:style-name="T41">DNOME=‘Pesquisa' <text:s/>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Consultas Aninhad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11"><text:span text:style-name="T12">A consulta externa seleciona tuplas de empregados se o valor de seu DNUM pertencer ao resultado da consulta aninhada</text:span></text:p>
              </text:list-item>
              <text:list-item>
                <text:p text:style-name="P11"><text:span text:style-name="T12">O operador </text:span><text:span text:style-name="T14">IN</text:span><text:span text:style-name="T12"> é equivalente ao operador pertence da teoria de conjuntos</text:span></text:p>
              </text:list-item>
              <text:list-item>
                <text:p text:style-name="P11"><text:span text:style-name="T12">Em geral, podemos ter vários níveis de consultas aninhadas</text:span></text:p>
              </text:list-item>
              <text:list-item>
                <text:p text:style-name="P11"><text:span text:style-name="T12">Uma referência a um atributo não qualificado estará se referindo a um atributo da relação declarada na consulta externa mais próxima</text:span></text:p>
              </text:list-item>
              <text:list-item>
                <text:p text:style-name="P11"><text:span text:style-name="T12">Neste exemplo, a consulta aninhada não está correlacionado à consulta externa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74">Consultas Aninhadas Correlacionad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Se a condição WHERE de uma consulta aninhada referenciar um atributo de uma relação declarada na consulta externa, as consultas estarão correlacionadas</text:span></text:p>
              </text:list-item>
              <text:list-item>
                <text:p text:style-name="P7"><text:span text:style-name="T12">Por exempl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cupere o nome de cada empregado que tenha um dependente com o mesmo nome do empregado.</text:span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20.664cm" svg:height="3.813cm" svg:x="2.897cm" svg:y="11.721cm">
          <text:list text:style-name="L1">
            <text:list-header>
              <text:p text:style-name="P20"><text:span text:style-name="T71">Em SQL:</text:span></text:p>
              <text:p text:style-name="P21"><text:span text:style-name="T44">SELECT</text:span><text:span text:style-name="T44"><text:tab/></text:span><text:span text:style-name="T41">E.PNOME, E.SNAME</text:span></text:p>
              <text:p text:style-name="P21"><text:span text:style-name="T44">FROM</text:span><text:span text:style-name="T44"><text:tab/></text:span><text:span text:style-name="T41">EMPREGADO </text:span><text:span text:style-name="T44">AS </text:span><text:span text:style-name="T41">E</text:span></text:p>
              <text:p text:style-name="P21"><text:span text:style-name="T44">WHERE</text:span><text:span text:style-name="T44"><text:tab/></text:span><text:span text:style-name="T41">E.ID</text:span><text:span text:style-name="T41"><text:tab/></text:span><text:span text:style-name="T44">IN </text:span><text:span text:style-name="T41">(</text:span><text:span text:style-name="T41"><text:tab/></text:span><text:span text:style-name="T44">SELECT</text:span><text:span text:style-name="T44"><text:tab/></text:span><text:span text:style-name="T41">EID</text:span></text:p>
              <text:p text:style-name="P21"><text:span text:style-name="T44"><text:tab/></text:span><text:span text:style-name="T44"><text:tab/></text:span><text:span text:style-name="T44"><text:tab/></text:span><text:span text:style-name="T44">FROM</text:span><text:span text:style-name="T44"><text:tab/></text:span><text:span text:style-name="T41">DEPENDENTE</text:span></text:p>
              <text:p text:style-name="P21"><text:span text:style-name="T44"><text:tab/></text:span><text:span text:style-name="T44"><text:tab/></text:span><text:span text:style-name="T44"><text:tab/></text:span><text:span text:style-name="T44">WHERE</text:span><text:span text:style-name="T44"><text:tab/></text:span><text:span text:style-name="T41">EID=E.ID </text:span><text:span text:style-name="T44">AND </text:span><text:span text:style-name="T41">E.PNOME=NOMEDEPENDENTE 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5.389cm" svg:height="0.798cm" svg:x="14.102cm" svg:y="16.726cm">
          <text:list text:style-name="L1">
            <text:list-header>
              <text:p text:style-name="P34"><text:span text:style-name="T75">Atributo referenciado</text:span></text:p>
            </text:list-header>
          </text:list>
          <draw:enhanced-geometry svg:viewBox="0 0 21600 21600" draw:type="line-callout-2" draw:modifiers="-4543 -30908 -1626 8592 -848 8592 -18454 -537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74">Consultas Aninhadas Correlacionad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Na consulta anterior, a consulta aninhada tinha um resultado diferente para cada tupla da consulta externa</text:span></text:p>
              </text:list-item>
              <text:list-item>
                <text:p text:style-name="P7"><text:span text:style-name="T12">Consultas escritas com blocos SELECT-FROM-WHERE e que utilizem operadores de comparação e </text:span><text:span text:style-name="T14">IN</text:span><text:span text:style-name="T12"> sempre podem ser expressas como uma consulta simples</text:span></text:p>
              </text:list-item>
              <text:list-item>
                <text:p text:style-name="P7"><text:span text:style-name="T12">Por exemplo, a mesma consulta pode ser escrita como:</text:span></text:p>
              </text:list-item>
            </text:list>
          </draw:text-box>
        </draw:frame>
        <draw:custom-shape draw:style-name="gr10" draw:text-style-name="P2" draw:layer="layout" svg:width="20.598cm" svg:height="2.629cm" svg:x="2.928cm" svg:y="11.756cm">
          <text:list text:style-name="L1">
            <text:list-header>
              <text:p text:style-name="P20"><text:span text:style-name="T71">Em SQL:</text:span></text:p>
              <text:p text:style-name="P21"><text:span text:style-name="T44">SELECT</text:span><text:span text:style-name="T44"><text:tab/></text:span><text:span text:style-name="T41">E.PNOME, E.SNOME</text:span></text:p>
              <text:p text:style-name="P21"><text:span text:style-name="T44">FROM</text:span><text:span text:style-name="T44"><text:tab/></text:span><text:span text:style-name="T41">EMPREGADO </text:span><text:span text:style-name="T44">AS</text:span><text:span text:style-name="T41"> E, DEPENDENTE </text:span><text:span text:style-name="T44">AS</text:span><text:span text:style-name="T41"> D</text:span></text:p>
              <text:p text:style-name="P21"><text:span text:style-name="T44">WHERE</text:span><text:span text:style-name="T44"><text:tab/></text:span><text:span text:style-name="T41">E.ID=D.EID </text:span><text:span text:style-name="T44">AND </text:span><text:span text:style-name="T41">E.PNOME=D.NOMEDEPENDENTE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Conjuntos Explícito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É possível utilizar um conjunto de valores explicitamente enumerado na cláusula WHERE ao invés de utilizar uma consulta aninhada.</text:span></text:p>
              </text:list-item>
              <text:list-item>
                <text:p text:style-name="P6"><text:span text:style-name="T2">Por exempl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cupere o ID de todos os empregados que trabalham nos projetos de números 1, 2, ou 3.</text:span></text:p>
                  </text:list-item>
                </text:list>
              </text:list-item>
            </text:list>
            <text:list text:style-name="L4">
              <text:list-header>
                <text:p text:style-name="P64"><text:span text:style-name="T2"/></text:p>
                <text:p text:style-name="P64"><text:span text:style-name="T2"/></text:p>
              </text:list-header>
            </text:list>
          </draw:text-box>
        </draw:frame>
        <draw:custom-shape draw:style-name="gr10" draw:text-style-name="P2" draw:layer="layout" svg:width="20.598cm" svg:height="2.629cm" svg:x="2.928cm" svg:y="12.568cm">
          <text:list text:style-name="L1">
            <text:list-header>
              <text:p text:style-name="P20"><text:span text:style-name="T71">Em SQL:</text:span></text:p>
              <text:p text:style-name="P20"><text:span text:style-name="T44">SELECT DISTINCT </text:span><text:span text:style-name="T41">EID</text:span></text:p>
              <text:p text:style-name="P20"><text:span text:style-name="T44">FROM </text:span><text:span text:style-name="T41">TRABALHA-PARA</text:span></text:p>
              <text:p text:style-name="P20"><text:span text:style-name="T44">WHERE </text:span><text:span text:style-name="T41">PNO </text:span><text:span text:style-name="T44">IN </text:span><text:span text:style-name="T41">(1, 2, 3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ivisão em SQL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Encontrar os nomes de empregados que trabalham em todos os projetos controlados pelo departamento 5</text:span></text:p>
              </text:list-item>
            </text:list>
          </draw:text-box>
        </draw:frame>
        <draw:custom-shape draw:style-name="gr10" draw:text-style-name="P2" draw:layer="layout" svg:width="20.823cm" svg:height="6.551cm" svg:x="2.818cm" svg:y="8.661cm">
          <text:list text:style-name="L1">
            <text:list-header>
              <text:p text:style-name="P20"><text:span text:style-name="T71">Em SQL:</text:span></text:p>
              <text:p text:style-name="P21"><text:span text:style-name="T44">SELECT</text:span><text:span text:style-name="T44"><text:tab/></text:span><text:span text:style-name="T41">PNOME, SNOME</text:span></text:p>
              <text:p text:style-name="P21"><text:span text:style-name="T44">FROM </text:span><text:span text:style-name="T44"><text:tab/></text:span><text:span text:style-name="T41">EMPREGADO</text:span></text:p>
              <text:p text:style-name="P21"><text:span text:style-name="T44">WHERE </text:span><text:span text:style-name="T41">( (</text:span><text:span text:style-name="T41"><text:tab/></text:span><text:span text:style-name="T44">SELECT</text:span><text:span text:style-name="T44"><text:tab/></text:span><text:span text:style-name="T41">PNO</text:span></text:p>
              <text:p text:style-name="P21"><text:span text:style-name="T44"><text:tab/></text:span><text:span text:style-name="T44">FROM</text:span><text:span text:style-name="T44"><text:tab/></text:span><text:span text:style-name="T41">TRABALHA-EM</text:span></text:p>
              <text:p text:style-name="P21"><text:span text:style-name="T44"><text:tab/></text:span><text:span text:style-name="T44">WHERE ID</text:span><text:span text:style-name="T41">=EID</text:span><text:span text:style-name="T44"> </text:span><text:span text:style-name="T41">)</text:span></text:p>
              <text:p text:style-name="P65"><text:span text:style-name="T44"><text:tab/></text:span><text:span text:style-name="T44">CONTAINS</text:span></text:p>
              <text:p text:style-name="P62"><text:span text:style-name="T44"><text:s text:c="16"/></text:span><text:span text:style-name="T41">(</text:span><text:span text:style-name="T44"><text:tab/></text:span><text:span text:style-name="T44">SELECT</text:span><text:span text:style-name="T44"><text:tab/></text:span><text:span text:style-name="T41">PNUMERO</text:span></text:p>
              <text:p text:style-name="P62"><text:span text:style-name="T44"><text:tab/></text:span><text:span text:style-name="T44">FROM</text:span><text:span text:style-name="T44"><text:tab/></text:span><text:span text:style-name="T41">PROJETO</text:span></text:p>
              <text:p text:style-name="P62"><text:span text:style-name="T44"><text:tab/></text:span><text:span text:style-name="T44">WHERE</text:span><text:span text:style-name="T44"><text:tab/></text:span><text:span text:style-name="T41">DNUM=5 ) 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6.998cm" svg:height="4.401cm" svg:x="13.701cm" svg:y="12.726cm">
          <text:list text:style-name="L1">
            <text:list-header>
              <text:p text:style-name="P20"><text:span text:style-name="T76">CONTAINS</text:span><text:span text:style-name="T75"> é equivalente ao operador de divisão da Álgebra Relacional.</text:span></text:p>
              <text:p text:style-name="P20"><text:span text:style-name="T75"/></text:p>
              <text:p text:style-name="P20"><text:span text:style-name="T75">Infelizmente, a maioria das implementações da SQL não implementam </text:span><text:span text:style-name="T76">CONTAINS</text:span><text:span text:style-name="T75">.</text:span></text:p>
            </text:list-header>
          </text:list>
          <draw:enhanced-geometry svg:viewBox="0 0 21600 21600" draw:type="line-callout-2" draw:modifiers="-15639 1580 -2110 1558 -653 1558 7404 -2651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ivisão em SQL</text:span></text:p>
              </text:list-header>
            </text:list>
          </draw:text-box>
        </draw:frame>
        <draw:frame presentation:style-name="pr15" draw:text-style-name="P2" draw:layer="layout" svg:width="22.86cm" svg:height="3.682cm" svg:x="1.27cm" svg:y="4.445cm" presentation:class="outline" presentation:user-transformed="true">
          <draw:text-box>
            <text:list text:style-name="L2">
              <text:list-item>
                <text:p text:style-name="P28"><text:span text:style-name="T12">Para fazer essa consulta em SQL que não possua o operador </text:span><text:span text:style-name="T5">CONTAINS</text:span><text:span text:style-name="T12"> devemos recorrer ao Cálculo Relacional de Tuplas e utilizar cláusulas </text:span><text:span text:style-name="T5">EXISTS</text:span><text:span text:style-name="T12"> e </text:span><text:span text:style-name="T5">NOT</text:span><text:span text:style-name="T12"> </text:span><text:span text:style-name="T5">EXISTS</text:span><text:span text:style-name="T12">:</text:span></text:p>
              </text:list-item>
            </text:list>
          </draw:text-box>
        </draw:frame>
        <draw:custom-shape draw:style-name="gr10" draw:text-style-name="P2" draw:layer="layout" svg:width="20.946cm" svg:height="9.817cm" svg:x="2.359cm" svg:y="8.184cm">
          <text:list text:style-name="L1">
            <text:list-header>
              <text:p text:style-name="P20"><text:span text:style-name="T71">Em Cálculo Relacional de Tuplas:</text:span></text:p>
              <text:p text:style-name="P56"><text:span text:style-name="T68">{ e.PNOME, e.SNOME | EMPREGADO(e) AND</text:span></text:p>
              <text:p text:style-name="P57"><text:span text:style-name="T68"><text:tab/></text:span><text:span text:style-name="T68"><text:tab/></text:span><text:span text:style-name="T68">(∀ x) ( ( PROJETO(x) AND x.DNUM=5 ) </text:span><text:span text:style-name="T77">⇒</text:span></text:p>
              <text:p text:style-name="P57"><text:span text:style-name="T68"><text:s text:c="5"/></text:span><text:span text:style-name="T68"><text:tab/></text:span><text:span text:style-name="T68"><text:tab/></text:span><text:span text:style-name="T68">(∃ w) (TRABALHA-EM(w) AND </text:span></text:p>
              <text:p text:style-name="P57"><text:span text:style-name="T68"><text:tab/></text:span><text:span text:style-name="T68"><text:tab/></text:span><text:span text:style-name="T68"><text:tab/></text:span><text:span text:style-name="T68"><text:tab/></text:span><text:span text:style-name="T68">w.EID=e.ID AND </text:span></text:p>
              <text:p text:style-name="P57"><text:span text:style-name="T68"><text:tab/></text:span><text:span text:style-name="T68"><text:tab/></text:span><text:span text:style-name="T68"><text:tab/></text:span><text:span text:style-name="T68"><text:tab/></text:span><text:span text:style-name="T68">x.PNUMERO=w.PNO) ) }</text:span></text:p>
              <text:p text:style-name="P66"><text:span text:style-name="T68"/></text:p>
              <text:p text:style-name="P66"><text:span text:style-name="T78">Ou, transformando o quantificador universal e a implicação utilizando</text:span></text:p>
              <text:p text:style-name="P66"><text:span text:style-name="T78"/></text:p>
              <text:p text:style-name="P66"><text:span text:style-name="T78"/></text:p>
              <text:p text:style-name="P66"><text:span text:style-name="T78">temos:</text:span></text:p>
              <text:p text:style-name="P66"><text:span text:style-name="T68">{ e.PNOME, e.SNOME | EMPREGADO(e) AND</text:span></text:p>
              <text:p text:style-name="P57"><text:span text:style-name="T68"><text:tab/></text:span><text:span text:style-name="T68"><text:tab/></text:span><text:span text:style-name="T68">NOT (∃ x) ( PROJETO(x) AND x.DNUM=5 AND</text:span></text:p>
              <text:p text:style-name="P57"><text:span text:style-name="T68"><text:s text:c="5"/></text:span><text:span text:style-name="T68"><text:tab/></text:span><text:span text:style-name="T68"><text:tab/></text:span><text:span text:style-name="T68">NOT (∃ w) (TRABALHA-EM(w) AND </text:span></text:p>
              <text:p text:style-name="P57"><text:span text:style-name="T68"><text:tab/></text:span><text:span text:style-name="T68"><text:tab/></text:span><text:span text:style-name="T68"><text:tab/></text:span><text:span text:style-name="T68"><text:tab/></text:span><text:span text:style-name="T68">w.EID=e.ID AND </text:span></text:p>
              <text:p text:style-name="P57"><text:span text:style-name="T68"><text:tab/></text:span><text:span text:style-name="T68"><text:tab/></text:span><text:span text:style-name="T68"><text:tab/></text:span><text:span text:style-name="T68"><text:tab/></text:span><text:span text:style-name="T68">x.PNUMERO=w.PNO) ) }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8.156cm" svg:height="0.624cm" svg:x="2.704cm" svg:y="13.349cm">
          <text:list text:style-name="L1">
            <text:list-header>
              <text:p text:style-name="P67"><text:span text:style-name="T79">NOT (∃ t)( NOT F ( t ) ) ≡ (∀ t) ( F ( t ) 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43cm" svg:height="0.624cm" svg:x="17.136cm" svg:y="13.349cm">
          <text:list text:style-name="L1">
            <text:list-header>
              <text:p text:style-name="P67"><text:span text:style-name="T79">NOT F1 OR F2 <text:s/>≡ F1 ⇒ F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8.101cm" svg:height="0.624cm" svg:x="9.761cm" svg:y="13.349cm">
          <text:list text:style-name="L1">
            <text:list-header>
              <text:p text:style-name="P67"><text:span text:style-name="T79">NOT (F1 AND F2) ≡ NOT F1 OR NOT F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Divisão em SQL</text:span></text:p>
              </text:list-header>
            </text:list>
          </draw:text-box>
        </draw:frame>
        <draw:custom-shape draw:style-name="gr10" draw:text-style-name="P2" draw:layer="layout" svg:width="20.946cm" svg:height="9.733cm" svg:x="2.359cm" svg:y="5.764cm">
          <text:list text:style-name="L1">
            <text:list-header>
              <text:p text:style-name="P56"><text:span text:style-name="T80">Em Cálculo Relacional de Tuplas:</text:span></text:p>
              <text:p text:style-name="P56"><text:span text:style-name="T68">{ e.PNOME, e.SNOME | EMPREGADO(e) AND</text:span></text:p>
              <text:p text:style-name="P57"><text:span text:style-name="T68"><text:tab/></text:span><text:span text:style-name="T68"><text:tab/></text:span><text:span text:style-name="T68">NOT (∃ x) ( PROJETO(x) AND x.DNUM=5 AND</text:span></text:p>
              <text:p text:style-name="P57"><text:span text:style-name="T68"><text:s text:c="5"/></text:span><text:span text:style-name="T68"><text:tab/></text:span><text:span text:style-name="T68"><text:tab/></text:span><text:span text:style-name="T68">NOT (∃ w) (TRABALHA-EM(w) AND </text:span></text:p>
              <text:p text:style-name="P57"><text:span text:style-name="T68"><text:tab/></text:span><text:span text:style-name="T68"><text:tab/></text:span><text:span text:style-name="T68"><text:tab/></text:span><text:span text:style-name="T68"><text:tab/></text:span><text:span text:style-name="T68">w.EID=e.ID AND </text:span></text:p>
              <text:p text:style-name="P57"><text:span text:style-name="T68"><text:tab/></text:span><text:span text:style-name="T68"><text:tab/></text:span><text:span text:style-name="T68"><text:tab/></text:span><text:span text:style-name="T68"><text:tab/></text:span><text:span text:style-name="T68">x.PNUMERO=w.PNO) ) }</text:span></text:p>
              <text:p text:style-name="P66"><text:span text:style-name="T71">Em SQL:</text:span></text:p>
              <text:p text:style-name="P57"><text:span text:style-name="T81">SELECT</text:span><text:span text:style-name="T82"><text:tab/></text:span><text:span text:style-name="T82">E.PNOME, E.SNOME</text:span></text:p>
              <text:p text:style-name="P57"><text:span text:style-name="T81">FROM</text:span><text:span text:style-name="T82"><text:tab/></text:span><text:span text:style-name="T82">EMPREGADO </text:span><text:span text:style-name="T81">AS </text:span><text:span text:style-name="T82">E</text:span></text:p>
              <text:p text:style-name="P57"><text:span text:style-name="T81">WHERE NOT EXISTS </text:span><text:span text:style-name="T82">(</text:span><text:span text:style-name="T82"><text:tab/></text:span><text:span text:style-name="T81">SELECT</text:span><text:span text:style-name="T82"><text:tab/></text:span><text:span text:style-name="T82">*</text:span></text:p>
              <text:p text:style-name="P57"><text:span text:style-name="T82"><text:tab/></text:span><text:span text:style-name="T82"><text:tab/></text:span><text:span text:style-name="T81">FROM</text:span><text:span text:style-name="T82"><text:tab/></text:span><text:span text:style-name="T82">PROJETO X</text:span></text:p>
              <text:p text:style-name="P57"><text:span text:style-name="T82"><text:tab/></text:span><text:span text:style-name="T82"><text:tab/></text:span><text:span text:style-name="T81">WHERE</text:span><text:span text:style-name="T82"><text:tab/></text:span><text:span text:style-name="T82">X.DNUM=5 </text:span><text:span text:style-name="T81">AND</text:span></text:p>
              <text:p text:style-name="P57"><text:span text:style-name="T82"><text:s text:c="14"/></text:span><text:span text:style-name="T81">NOT EXISTS</text:span><text:span text:style-name="T82"> (</text:span><text:span text:style-name="T82"><text:tab/></text:span><text:span text:style-name="T81">SELECT</text:span><text:span text:style-name="T82"><text:tab/></text:span><text:span text:style-name="T81">*</text:span></text:p>
              <text:p text:style-name="P57"><text:span text:style-name="T82"><text:s text:c="38"/></text:span><text:span text:style-name="T82"><text:tab/></text:span><text:span text:style-name="T81">FROM</text:span><text:span text:style-name="T82"><text:tab/></text:span><text:span text:style-name="T82">TRABALHA-PARA W</text:span></text:p>
              <text:p text:style-name="P57"><text:span text:style-name="T82"><text:s text:c="38"/></text:span><text:span text:style-name="T82"><text:tab/></text:span><text:span text:style-name="T81">WHERE</text:span><text:span text:style-name="T82"><text:tab/></text:span><text:span text:style-name="T82">W.EID = E.ID </text:span><text:span text:style-name="T81">AND</text:span></text:p>
              <text:p text:style-name="P57"><text:span text:style-name="T82"><text:tab/></text:span><text:span text:style-name="T82"><text:tab/></text:span><text:span text:style-name="T82"><text:tab/></text:span><text:span text:style-name="T82">X.PNUMERO = W.PRNO ) 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Valores Nulos em Consultas SQL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A SQL permite que consultas verifiquem se um valor é nulo utilizando </text:span><text:span text:style-name="T14">IS </text:span><text:span text:style-name="T12">ou </text:span><text:span text:style-name="T14">IS NOT </text:span></text:p>
              </text:list-item>
              <text:list-item>
                <text:p text:style-name="P7"><text:span text:style-name="T12">Por exempl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cupere os nomes de todos os empregados que não possuem supervisores.</text:span></text:p>
                  </text:list-item>
                </text:list>
              </text:list-item>
            </text:list>
            <text:list text:style-name="L4">
              <text:list-header>
                <text:p text:style-name="P42"><text:span text:style-name="T5"/></text:p>
              </text:list-header>
            </text:list>
          </draw:text-box>
        </draw:frame>
        <draw:custom-shape draw:style-name="gr10" draw:text-style-name="P2" draw:layer="layout" svg:width="20.598cm" svg:height="2.629cm" svg:x="2.928cm" svg:y="10.724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PNOME, SNOME</text:span></text:p>
              <text:p text:style-name="P20"><text:span text:style-name="T44">FROM </text:span><text:span text:style-name="T41">EMPREGADO</text:span></text:p>
              <text:p text:style-name="P20"><text:span text:style-name="T44">WHERE IDSUPER IS NULL</text:span><text:span text:style-name="T41">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Junção de Relaçõe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Pode se especificar uma “junção de relações” na cláusula FROM.</text:span></text:p>
              </text:list-item>
              <text:list-item>
                <text:p text:style-name="P7"><text:span text:style-name="T12">A </text:span><text:span text:style-name="T14">junção de relações</text:span><text:span text:style-name="T12"> é uma relação como outra qualquer, mas é o resultado de uma junção.</text:span></text:p>
              </text:list-item>
              <text:list-item>
                <text:p text:style-name="P7"><text:span text:style-name="T12">Permite que o usuário especifique tipos diferentes de junções ("theta" JOIN, NATURAL JOIN, LEFT OUTER JOIN, RIGHT OUTER JOIN, CROSS JOIN, etc).</text:span></text:p>
              </text:list-item>
            </text:list>
            <text:list text:style-name="L4">
              <text:list-header>
                <text:p text:style-name="P64"><text:span text:style-name="T12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Junção de Relaçõe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Por exemplo:</text:span></text:p>
              </text:list-item>
            </text:list>
            <text:list text:style-name="L4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</text:list-header>
            </text:list>
            <text:list text:style-name="L2">
              <text:list-item>
                <text:p text:style-name="P6"><text:span text:style-name="T2">Pode ser reescrito com <text:s/>‘theta’ Join:</text:span></text:p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draw:custom-shape draw:style-name="gr10" draw:text-style-name="P2" draw:layer="layout" svg:width="20.598cm" svg:height="2.629cm" svg:x="2.928cm" svg:y="6.324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PNOME, SNOME, ENDERECO</text:span></text:p>
              <text:p text:style-name="P20"><text:span text:style-name="T44">FROM </text:span><text:span text:style-name="T41">EMPREGADO, DEPARTAMENTO</text:span></text:p>
              <text:p text:style-name="P20"><text:span text:style-name="T44">WHERE </text:span><text:span text:style-name="T41">DNOME=‘Pesquisa' </text:span><text:span text:style-name="T44">AND</text:span><text:span text:style-name="T41"> DNUMERO=DNUM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597cm" svg:height="2.629cm" svg:x="2.902cm" svg:y="12.369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PNOME, SNOME, ENDERECO</text:span></text:p>
              <text:p text:style-name="P20"><text:span text:style-name="T44">FROM </text:span><text:span text:style-name="T41">EMPREGADO </text:span><text:span text:style-name="T44">JOIN </text:span><text:span text:style-name="T41">DEPARTAMENTO </text:span><text:span text:style-name="T44">ON </text:span><text:span text:style-name="T41">DNUMERO=DNUM</text:span></text:p>
              <text:p text:style-name="P20"><text:span text:style-name="T44">WHERE </text:span><text:span text:style-name="T41">DNOME=‘Pesquisa'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Junção de Relaçõe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Por exemplo:</text:span></text:p>
              </text:list-item>
            </text:list>
            <text:list text:style-name="L4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</text:list-header>
            </text:list>
            <text:list text:style-name="L2">
              <text:list-item>
                <text:p text:style-name="P6"><text:span text:style-name="T2">Pode ser reescrito com <text:s/>Natural Join:</text:span></text:p>
              </text:list-item>
            </text:list>
            <text:list text:style-name="L4">
              <text:list-header>
                <text:p text:style-name="P8"><text:span text:style-name="T2"/></text:p>
              </text:list-header>
            </text:list>
          </draw:text-box>
        </draw:frame>
        <draw:custom-shape draw:style-name="gr10" draw:text-style-name="P2" draw:layer="layout" svg:width="20.598cm" svg:height="2.629cm" svg:x="2.928cm" svg:y="6.324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DNOME, DLOCALIZACAO</text:span></text:p>
              <text:p text:style-name="P20"><text:span text:style-name="T44">FROM </text:span><text:span text:style-name="T41">DEPARTAMENTO </text:span><text:span text:style-name="T44">AS </text:span><text:span text:style-name="T41">D, LOCAIS-DEPTO </text:span><text:span text:style-name="T44">AS</text:span><text:span text:style-name="T41"> L;</text:span></text:p>
              <text:p text:style-name="P20"><text:span text:style-name="T44">WHERE </text:span><text:span text:style-name="T41">DNOME = ‘Pesquisa' </text:span><text:span text:style-name="T44">AND</text:span><text:span text:style-name="T41"> D.</text:span><text:span text:style-name="T71">DNUMERO</text:span><text:span text:style-name="T41"> = L.</text:span><text:span text:style-name="T71">DNUMERO</text:span><text:span text:style-name="T41">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597cm" svg:height="2.629cm" svg:x="2.902cm" svg:y="12.369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DNOME, DLOCALIZACAO</text:span></text:p>
              <text:p text:style-name="P20"><text:span text:style-name="T44">FROM </text:span><text:span text:style-name="T41">DEPARTAMENTO </text:span><text:span text:style-name="T44">NATURAL JOIN </text:span><text:span text:style-name="T41">LOCAIS-DEPTO</text:span></text:p>
              <text:p text:style-name="P20"><text:span text:style-name="T44">WHERE </text:span><text:span text:style-name="T41">DNOME=‘Pesquisa'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.855cm" svg:height="0.578cm" svg:x="6.015cm" svg:y="17.123cm">
          <text:list text:style-name="L1">
            <text:list-header>
              <text:p text:style-name="P20"><text:span text:style-name="T83"><text:s text:c="5"/></text:span><text:span text:style-name="T22">DLOCALIZACA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524cm" svg:height="0.657cm" svg:x="3.065cm" svg:y="16.373cm">
          <text:list text:style-name="L1">
            <text:list-header>
              <text:p text:style-name="P20"><text:span text:style-name="T24"><text:s text:c="2"/></text:span><text:span text:style-name="T25">LOCAIS-DEP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7.818cm" svg:height="0.613cm" svg:x="3.065cm" svg:y="17.095cm">
          <text:p/>
          <draw:enhanced-geometry svg:viewBox="0 0 21600 21600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10.915cm" svg:height="0.6cm" svg:x="11.381cm" svg:y="17.105cm">
          <text:p/>
          <draw:enhanced-geometry svg:viewBox="0 0 21600 21600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73cm" svg:height="0.543cm" svg:x="11.399cm" svg:y="16.536cm">
          <text:list text:style-name="L1">
            <text:list-header>
              <text:p text:style-name="P34"><text:span text:style-name="T2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923cm" svg:height="0.543cm" svg:x="13.71cm" svg:y="16.536cm">
          <text:list text:style-name="L1">
            <text:list-header>
              <text:p text:style-name="P34"><text:span text:style-name="T21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73cm" svg:height="0.542cm" svg:x="11.399cm" svg:y="17.132cm">
          <text:list text:style-name="L1">
            <text:list-header>
              <text:p text:style-name="P34"><text:span text:style-name="T21"><text:s/></text:span><text:span text:style-name="T21">DN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864cm" svg:height="0.662cm" svg:x="11.373cm" svg:y="16.329cm">
          <text:list text:style-name="L1">
            <text:list-header>
              <text:p text:style-name="P20"><text:span text:style-name="T24"><text:s/></text:span><text:span text:style-name="T24">DEPART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465cm" svg:height="0.568cm" svg:x="16.669cm" svg:y="17.119cm">
          <text:list text:style-name="L1">
            <text:list-header>
              <text:p text:style-name="P34"><text:span text:style-name="T21">GERN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214cm" svg:height="0.568cm" svg:x="19.068cm" svg:y="17.119cm">
          <text:list text:style-name="L1">
            <text:list-header>
              <text:p text:style-name="P34"><text:span text:style-name="T21">GERDATINI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2" draw:text-style-name="P60" draw:layer="layout" svg:x1="4.546cm" svg:y1="17.701cm" svg:x2="15.171cm" svg:y2="17.674cm" draw:start-shape="id1" draw:start-glue-point="2" draw:end-shape="id2" draw:end-glue-point="2" svg:d="m4546 17701v632h10625v-659">
          <text:p/>
        </draw:connector>
        <draw:custom-shape draw:style-name="gr20" draw:text-style-name="P2" draw:id="id1" draw:layer="layout" svg:width="2.937cm" svg:height="0.578cm" svg:x="3.078cm" svg:y="17.123cm">
          <text:list text:style-name="L1">
            <text:list-header>
              <text:p text:style-name="P20"><text:span text:style-name="T83"><text:s text:c="2"/></text:span><text:span text:style-name="T22">DNUM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2" draw:layer="layout" svg:width="2.923cm" svg:height="0.542cm" svg:x="13.71cm" svg:y="17.132cm">
          <text:list text:style-name="L1">
            <text:list-header>
              <text:p text:style-name="P34"><text:span text:style-name="T22">DNUMER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Junção de Relaçõe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Por exemplo:</text:span></text:p>
              </text:list-item>
            </text:list>
            <text:list text:style-name="L4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</text:list-header>
            </text:list>
            <text:list text:style-name="L2">
              <text:list-item>
                <text:p text:style-name="P6"><text:span text:style-name="T2">Pode ser escrita (com sutil diferença) como:</text:span></text:p>
              </text:list-item>
            </text:list>
          </draw:text-box>
        </draw:frame>
        <draw:custom-shape draw:style-name="gr10" draw:text-style-name="P2" draw:layer="layout" svg:width="20.598cm" svg:height="2.629cm" svg:x="2.928cm" svg:y="6.324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E.PNOME, E.SNOME, S.PNOME, S.SNOME</text:span></text:p>
              <text:p text:style-name="P20"><text:span text:style-name="T44">FROM </text:span><text:span text:style-name="T41">EMPREGADO E S</text:span></text:p>
              <text:p text:style-name="P20"><text:span text:style-name="T44">WHERE </text:span><text:span text:style-name="T41">E.IDSUPER=S.ID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0.598cm" svg:height="2.629cm" svg:x="2.897cm" svg:y="12.171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E.PNOME, E.SNOME, S.PNOME, S.SNOME</text:span></text:p>
              <text:p text:style-name="P20"><text:span text:style-name="T44">FROM </text:span><text:span text:style-name="T41">( EMPREGADO </text:span><text:span text:style-name="T44">AS</text:span><text:span text:style-name="T41"> E </text:span><text:span text:style-name="T44">LEFT OUTER JOIN </text:span><text:span text:style-name="T41">EMPREGADO </text:span><text:span text:style-name="T44">AS</text:span><text:span text:style-name="T41"> S </text:span><text:span text:style-name="T44">ON</text:span></text:p>
              <text:p text:style-name="P21"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E.IDSUPER=S.ID )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9.403cm" svg:height="1.445cm" svg:x="3.7cm" svg:y="16.126cm">
          <text:list text:style-name="L1">
            <text:list-header>
              <text:p text:style-name="P20"><text:span text:style-name="T75">PNOME de empregados que não possuem um supervisor também serão apresentados, porém com PNOME e SNOME do supervisor com valores nulos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Funções Agregad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A SQL possui as seguintes funções agregada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0">COUNT</text:span><text:span text:style-name="T2">, </text:span><text:span text:style-name="T30">SUM</text:span><text:span text:style-name="T2">, </text:span><text:span text:style-name="T30">MAX</text:span><text:span text:style-name="T2">, </text:span><text:span text:style-name="T30">MIN</text:span><text:span text:style-name="T2"> e </text:span><text:span text:style-name="T30">AVG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Exempl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Encontrar o maior salário, o menor salário, e a média salarial de todos os empregados.</text:span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20.562cm" svg:height="2.037cm" svg:x="2.915cm" svg:y="12.188cm">
          <text:list text:style-name="L1">
            <text:list-header>
              <text:p text:style-name="P20"><text:span text:style-name="T71">Em SQL:</text:span></text:p>
              <text:p text:style-name="P20"><text:span text:style-name="T44">SELECT MAX</text:span><text:span text:style-name="T41">(SALARIO), </text:span><text:span text:style-name="T44">MIN</text:span><text:span text:style-name="T41">(SALARIO), </text:span><text:span text:style-name="T44">AVG</text:span><text:span text:style-name="T41">(SALARIO)</text:span></text:p>
              <text:p text:style-name="P20"><text:span text:style-name="T44">FROM </text:span><text:span text:style-name="T41">EMPREGADO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2.828cm" svg:height="1.445cm" svg:x="6.632cm" svg:y="15.258cm">
          <text:list text:style-name="L1">
            <text:list-header>
              <text:p text:style-name="P20"><text:span text:style-name="T75">Algumas implementações da SQL não permitem mais de uma função agregada na cláusula </text:span><text:span text:style-name="T76">SELECT</text:span><text:span text:style-name="T75">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Funções Agregad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6"><text:span text:style-name="T2">Exempl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cuperar o total de empregados da companhia (Consulta A) e o número de empregados do departamento Pesquisa (Consulta B).</text:span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20.735cm" svg:height="4.997cm" svg:x="2.831cm" svg:y="9.468cm">
          <text:list text:style-name="L1">
            <text:list-header>
              <text:p text:style-name="P20"><text:span text:style-name="T71">Em SQL (Consulta A):</text:span></text:p>
              <text:p text:style-name="P20"><text:span text:style-name="T44">SELECT COUNT </text:span><text:span text:style-name="T41">(</text:span><text:span text:style-name="T44">*</text:span><text:span text:style-name="T41">)</text:span></text:p>
              <text:p text:style-name="P20"><text:span text:style-name="T44">FROM </text:span><text:span text:style-name="T41">EMPREGADO;</text:span></text:p>
              <text:p text:style-name="P20"><text:span text:style-name="T34"/></text:p>
              <text:p text:style-name="P20"><text:span text:style-name="T71">Em SQL (Consulta B):</text:span></text:p>
              <text:p text:style-name="P20"><text:span text:style-name="T44">SELECT COUNT </text:span><text:span text:style-name="T41">(</text:span><text:span text:style-name="T44">*</text:span><text:span text:style-name="T41">)</text:span></text:p>
              <text:p text:style-name="P20"><text:span text:style-name="T44">FROM </text:span><text:span text:style-name="T41">EMPREGADO, DEPARTAMENTO</text:span></text:p>
              <text:p text:style-name="P20"><text:span text:style-name="T44">WHERE </text:span><text:span text:style-name="T41">DNUM=DNUMBER </text:span><text:span text:style-name="T44">AND </text:span><text:span text:style-name="T41">DNOME=‘Pesquisa’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Agrupamento</text:span></text:p>
              </text:list-header>
            </text:list>
          </draw:text-box>
        </draw:frame>
        <draw:frame presentation:style-name="pr16" draw:text-style-name="P2" draw:layer="layout" svg:width="22.86cm" svg:height="9.679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Como na extensão da Álgebra Relacional, a SQL tem uma cláusula </text:span><text:span text:style-name="T5">GROUP BY</text:span><text:span text:style-name="T12"> para especificar os atributos de agrupamento, que devem aparecer na cláusula </text:span><text:span text:style-name="T5">SELECT</text:span><text:span text:style-name="T12">.</text:span></text:p>
              </text:list-item>
              <text:list-item>
                <text:p text:style-name="P7"><text:span text:style-name="T12">Por exempl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ara cada departamento, recuperar o seu número, a quantidade de empregados que possui e a sua média salarial.</text:span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20.598cm" svg:height="2.629cm" svg:x="2.897cm" svg:y="11.924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DNUM</text:span><text:span text:style-name="T44">, COUNT </text:span><text:span text:style-name="T41">(</text:span><text:span text:style-name="T44">*</text:span><text:span text:style-name="T41">)</text:span><text:span text:style-name="T44">, AVG </text:span><text:span text:style-name="T41">(SALARIO)</text:span></text:p>
              <text:p text:style-name="P20"><text:span text:style-name="T44">FROM </text:span><text:span text:style-name="T41">EMPREGADO</text:span></text:p>
              <text:p text:style-name="P20"><text:span text:style-name="T44">GROUP BY </text:span><text:span text:style-name="T41">DNUM</text:span><text:span text:style-name="T44">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Agrupamento</text:span></text:p>
              </text:list-header>
            </text:list>
          </draw:text-box>
        </draw:frame>
        <draw:frame presentation:style-name="pr9" draw:text-style-name="P2" draw:layer="layout" svg:width="22.86cm" svg:height="13.679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Por exempl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ara cada projeto, recuperar o número do projeto, seu nome e o número de empregados que trabalham no projeto.</text:span></text:p>
                  </text:list-item>
                </text:list>
              </text:list-item>
            </text:list>
            <text:list text:style-name="L4">
              <text:list-header>
                <text:p text:style-name="P42"><text:span text:style-name="T5"/></text:p>
                <text:p text:style-name="P42"><text:span text:style-name="T5"/></text:p>
                <text:p text:style-name="P42"><text:span text:style-name="T5"/></text:p>
                <text:p text:style-name="P42"><text:span text:style-name="T5"/></text:p>
              </text:list-header>
            </text:list>
            <text:list text:style-name="L3">
              <text:list-item>
                <text:list>
                  <text:list-item>
                    <text:p text:style-name="P9"><text:span text:style-name="T5">Neste caso, o agrupamento e a função agregada são aplicadas após a junção das duas relações.</text:span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20.633cm" svg:height="3.221cm" svg:x="2.88cm" svg:y="7.942cm">
          <text:list text:style-name="L1">
            <text:list-header>
              <text:p text:style-name="P20"><text:span text:style-name="T71">Em SQL:</text:span></text:p>
              <text:p text:style-name="P20"><text:span text:style-name="T44">SELECT </text:span><text:span text:style-name="T41">PNUMERO, PNOME, </text:span><text:span text:style-name="T44">COUNT</text:span><text:span text:style-name="T41"> (</text:span><text:span text:style-name="T44">*</text:span><text:span text:style-name="T41">)</text:span></text:p>
              <text:p text:style-name="P20"><text:span text:style-name="T44">FROM </text:span><text:span text:style-name="T41">PROJETO, TRABALHA-EM</text:span></text:p>
              <text:p text:style-name="P20"><text:span text:style-name="T44">WHERE </text:span><text:span text:style-name="T41">PNUMERO=PNO</text:span></text:p>
              <text:p text:style-name="P20"><text:span text:style-name="T44">GROUP BY </text:span><text:span text:style-name="T41">PNUMERO, PNOME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0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A Cláusula HAVING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Algumas vezes queremos recuperar os valores das funções agregadas que satisfaçam a certas condições</text:span></text:p>
              </text:list-item>
              <text:list-item>
                <text:p text:style-name="P7"><text:span text:style-name="T12">A cláusula </text:span><text:span text:style-name="T5">HAVING</text:span><text:span text:style-name="T12"> é usada para especificar essa condição</text:span></text:p>
              </text:list-item>
              <text:list-item>
                <text:p text:style-name="P7"><text:span text:style-name="T12">Por exempl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ara cada projeto em que trabalhem mais de dois empregados, recupere o número do projeto, o nome do projeto e o número de empregados que trabalham no projeto.</text:span></text:p>
                  </text:list-item>
                </text:list>
              </text:list-item>
            </text:list>
          </draw:text-box>
        </draw:frame>
        <draw:custom-shape draw:style-name="gr24" draw:text-style-name="P2" draw:layer="layout" svg:width="20.602cm" svg:height="3.999cm" svg:x="3.1cm" svg:y="13.525cm">
          <text:list text:style-name="L1">
            <text:list-header>
              <text:p text:style-name="P20"><text:span text:style-name="T84">Em SQL</text:span></text:p>
              <text:p text:style-name="P21"><text:span text:style-name="T85">SELECT </text:span><text:span text:style-name="T64"><text:tab/></text:span><text:span text:style-name="T64">PNUMERO, PNOME, </text:span><text:span text:style-name="T85">COUNT</text:span><text:span text:style-name="T64">(</text:span><text:span text:style-name="T85">*</text:span><text:span text:style-name="T64">)</text:span></text:p>
              <text:p text:style-name="P21"><text:span text:style-name="T85">FROM </text:span><text:span text:style-name="T64"><text:tab/></text:span><text:span text:style-name="T64">PROJETO, TRABALHA-PARA</text:span></text:p>
              <text:p text:style-name="P21"><text:span text:style-name="T85">WHERE</text:span><text:span text:style-name="T64"><text:tab/></text:span><text:span text:style-name="T64">PNUMERO=PNO</text:span></text:p>
              <text:p text:style-name="P21"><text:span text:style-name="T85">GROUP BY </text:span><text:span text:style-name="T64"><text:tab/></text:span><text:span text:style-name="T64">PNUMERO, PNOME</text:span></text:p>
              <text:p text:style-name="P22"><text:span text:style-name="T85">HAVING COUNT</text:span><text:span text:style-name="T64">(</text:span><text:span text:style-name="T85">*</text:span><text:span text:style-name="T64">) &gt; 2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Comparação de Substrings</text:span></text:p>
              </text:list-header>
            </text:list>
          </draw:text-box>
        </draw:frame>
        <draw:frame presentation:style-name="pr9" draw:text-style-name="P2" draw:layer="layout" svg:width="22.86cm" svg:height="13.679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O operador de comparação </text:span><text:span text:style-name="T28">LIKE </text:span><text:span text:style-name="T12">é usado para comparar partes de uma string</text:span></text:p>
              </text:list-item>
              <text:list-item>
                <text:p text:style-name="P7"><text:span text:style-name="T12">Os dois caracteres reservados são usados: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O '%' (ou '*‘ em algumas implementações) pesquisa um número arbitrário de caracteres</text:span></text:p>
                  </text:list-item>
                  <text:list-item>
                    <text:p text:style-name="P9"><text:span text:style-name="T5">O '_‘ pesquisa um único caractere arbitrário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2">Por exemplo: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cupere todos os empregados que morem em Houston, Texas. Aqui, o valor do atributo endereço deve conter a substring 'Houston,TX'.</text:span></text:p>
                  </text:list-item>
                </text:list>
              </text:list-item>
            </text:list>
          </draw:text-box>
        </draw:frame>
        <draw:custom-shape draw:style-name="gr24" draw:text-style-name="P2" draw:layer="layout" svg:width="20.602cm" svg:height="2.999cm" svg:x="3.1cm" svg:y="14.927cm">
          <text:list text:style-name="L1">
            <text:list-header>
              <text:p text:style-name="P20"><text:span text:style-name="T84">Em SQL</text:span></text:p>
              <text:p text:style-name="P21"><text:span text:style-name="T44">SELECT</text:span><text:span text:style-name="T44"><text:tab/></text:span><text:span text:style-name="T41">PNOME, SNOME</text:span></text:p>
              <text:p text:style-name="P21"><text:span text:style-name="T44">FROM</text:span><text:span text:style-name="T44"><text:tab/></text:span><text:span text:style-name="T41">EMPREGADO</text:span></text:p>
              <text:p text:style-name="P21"><text:span text:style-name="T44">WHERE</text:span><text:span text:style-name="T44"><text:tab/></text:span><text:span text:style-name="T41">ENDERECO</text:span><text:span text:style-name="T44"> LIKE </text:span><text:span text:style-name="T41">'</text:span><text:span text:style-name="T44">%</text:span><text:span text:style-name="T41">Houston,TX</text:span><text:span text:style-name="T44">%</text:span><text:span text:style-name="T41">’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Comparação de Substring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Encontre todos os empregados que nasceram durante a década de 50.</text:span></text:p>
              </text:list-item>
            </text:list>
            <text:list text:style-name="L4">
              <text:list-header>
                <text:p text:style-name="P64"><text:span text:style-name="T12"/></text:p>
                <text:p text:style-name="P64"><text:span text:style-name="T12"/></text:p>
                <text:p text:style-name="P64"><text:span text:style-name="T12"/></text:p>
                <text:p text:style-name="P64"><text:span text:style-name="T12"/></text:p>
              </text:list-header>
            </text:list>
            <text:list text:style-name="L2">
              <text:list-item>
                <text:p text:style-name="P7"><text:span text:style-name="T12">Se o caractere ‘%’ ou ‘_’ for necessário como um caractere normal de uma string, ele deve ser precedido por um caractere de </text:span><text:span text:style-name="T70">escape</text:span><text:span text:style-name="T12">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string ‘AB_CD%EF’ deve ser escrita como: ‘AB\_CD\%EF’.</text:span></text:p>
                  </text:list-item>
                </text:list>
              </text:list-item>
            </text:list>
          </draw:text-box>
        </draw:frame>
        <draw:custom-shape draw:style-name="gr24" draw:text-style-name="P2" draw:layer="layout" svg:width="20.602cm" svg:height="2.998cm" svg:x="3.1cm" svg:y="7.929cm">
          <text:list text:style-name="L1">
            <text:list-header>
              <text:p text:style-name="P20"><text:span text:style-name="T84">Em SQL</text:span></text:p>
              <text:p text:style-name="P21"><text:span text:style-name="T44">SELECT</text:span><text:span text:style-name="T44"><text:tab/></text:span><text:span text:style-name="T41">PNOME, SNOME</text:span></text:p>
              <text:p text:style-name="P21"><text:span text:style-name="T44">FROM</text:span><text:span text:style-name="T44"><text:tab/></text:span><text:span text:style-name="T41">EMPREGADO</text:span></text:p>
              <text:p text:style-name="P21"><text:span text:style-name="T44">WHERE</text:span><text:span text:style-name="T44"><text:tab/></text:span><text:span text:style-name="T41">DATANASC</text:span><text:span text:style-name="T44"> LIKE </text:span><text:span text:style-name="T41">‘</text:span><text:span text:style-name="T86">___</text:span><text:span text:style-name="T87">_____</text:span><text:span text:style-name="T46">5</text:span><text:span text:style-name="T87">_</text:span><text:span text:style-name="T41">’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Operações Aritméticas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Os operadores aritméticos padrão +, -, * e / podem ser aplicados à valores numéricos como um resultado de uma consulta SQL.</text:span></text:p>
              </text:list-item>
              <text:list-item>
                <text:p text:style-name="P7"><text:span text:style-name="T12">Por exempl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cupere todos os empregados (nome e sobrenome) e seus respectivos salários que trabalham no projeto ‘ProdutoX’ com um aumento de 10%.</text:span></text:p>
                  </text:list-item>
                </text:list>
              </text:list-item>
            </text:list>
          </draw:text-box>
        </draw:frame>
        <draw:custom-shape draw:style-name="gr24" draw:text-style-name="P2" draw:layer="layout" svg:width="20.002cm" svg:height="2.8cm" svg:x="3.7cm" svg:y="11.924cm">
          <text:list text:style-name="L1">
            <text:list-header>
              <text:p text:style-name="P20"><text:span text:style-name="T71">Em SQL</text:span></text:p>
              <text:p text:style-name="P21"><text:span text:style-name="T44">SELECT</text:span><text:span text:style-name="T41"><text:tab/></text:span><text:span text:style-name="T41">PNOME, SNOME, 1.1 </text:span><text:span text:style-name="T44">*</text:span><text:span text:style-name="T41"> SALARIO</text:span></text:p>
              <text:p text:style-name="P21"><text:span text:style-name="T44">FROM</text:span><text:span text:style-name="T41"><text:tab/></text:span><text:span text:style-name="T41"><text:tab/></text:span><text:span text:style-name="T41">EMPREGADO, TRABALHA-EM, PROJETO</text:span></text:p>
              <text:p text:style-name="P21"><text:span text:style-name="T44">WHERE </text:span><text:span text:style-name="T41"><text:tab/></text:span><text:span text:style-name="T41">ID=EID </text:span><text:span text:style-name="T44">AND </text:span><text:span text:style-name="T41">PNO=PNUMERO </text:span><text:span text:style-name="T44">AND </text:span><text:span text:style-name="T41">PNOME='ProdutoX’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Order By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A cláusula ORDER BY é usada para ordenar tuplas resultantes de uma consulta com base nos valores de alguns atributos.</text:span></text:p>
              </text:list-item>
              <text:list-item>
                <text:p text:style-name="P7"><text:span text:style-name="T12">Por exemplo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cuperar a lista de empregados e dos projetos em que eles trabalhem, ordenados pelo departamento do empregado e cada departamento ordenado alfabeticamente pelo sobrenome do empregado.</text:span></text:p>
                  </text:list-item>
                </text:list>
              </text:list-item>
            </text:list>
          </draw:text-box>
        </draw:frame>
        <draw:custom-shape draw:style-name="gr24" draw:text-style-name="P2" draw:layer="layout" svg:width="21.004cm" svg:height="3.4cm" svg:x="3.298cm" svg:y="13.128cm">
          <text:list text:style-name="L1">
            <text:list-header>
              <text:p text:style-name="P20"><text:span text:style-name="T71">Em SQL</text:span></text:p>
              <text:p text:style-name="P21"><text:span text:style-name="T44">SELECT</text:span><text:span text:style-name="T41"><text:tab/></text:span><text:span text:style-name="T41">D.DNOME, E.SNOME, E.PNOME, P.PNOME</text:span></text:p>
              <text:p text:style-name="P21"><text:span text:style-name="T44">FROM</text:span><text:span text:style-name="T41"><text:tab/></text:span><text:span text:style-name="T41">DEPARTAMENTO D, EMPREGADO E, TRABALHA-EM W, PROJETO P</text:span></text:p>
              <text:p text:style-name="P21"><text:span text:style-name="T44">WHERE</text:span><text:span text:style-name="T41"><text:tab/></text:span><text:span text:style-name="T41">D.DNUMERO=E.DNUM </text:span><text:span text:style-name="T44">AND </text:span><text:span text:style-name="T41">E.ID=W.EID </text:span><text:span text:style-name="T44">AND </text:span><text:span text:style-name="T41">W.PNO=P.PNUMERO</text:span></text:p>
              <text:p text:style-name="P21"><text:span text:style-name="T44">ORDER BY</text:span><text:span text:style-name="T41"><text:tab/></text:span><text:span text:style-name="T41">D.DNOME, E.SNOME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6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Order By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7"><text:span text:style-name="T12">A ordem padrão é ascendente, mas podemos utilizar a palavra-chave </text:span><text:span text:style-name="T28">DESC</text:span><text:span text:style-name="T14"> </text:span><text:span text:style-name="T12">para especificar que queremos a ordem descendente.</text:span></text:p>
              </text:list-item>
              <text:list-item>
                <text:p text:style-name="P7"><text:span text:style-name="T12">A palavra-chave </text:span><text:span text:style-name="T28">ASC</text:span><text:span text:style-name="T14"> </text:span><text:span text:style-name="T12">pode ser usada para especificar explicitamente a ordem ascendente.</text:span></text:p>
              </text:list-item>
            </text:list>
          </draw:text-box>
        </draw:frame>
        <draw:custom-shape draw:style-name="gr24" draw:text-style-name="P2" draw:layer="layout" svg:width="21.003cm" svg:height="3.4cm" svg:x="2.699cm" svg:y="10.724cm">
          <text:list text:style-name="L1">
            <text:list-header>
              <text:p text:style-name="P20"><text:span text:style-name="T71">Em SQL</text:span></text:p>
              <text:p text:style-name="P21"><text:span text:style-name="T44">SELECT</text:span><text:span text:style-name="T41"><text:tab/></text:span><text:span text:style-name="T41">D.DNOME, E.SNOME, E.PNOME, P.PNOME</text:span></text:p>
              <text:p text:style-name="P21"><text:span text:style-name="T44">FROM</text:span><text:span text:style-name="T41"><text:tab/></text:span><text:span text:style-name="T41">DEPARTAMENTO D, EMPREGADO E, TRABALHA-EM W, PROJETO P</text:span></text:p>
              <text:p text:style-name="P21"><text:span text:style-name="T44">WHERE</text:span><text:span text:style-name="T41"><text:tab/></text:span><text:span text:style-name="T41">D.DNUMERO=E.DNUM </text:span><text:span text:style-name="T44">AND </text:span><text:span text:style-name="T41">E.ID=W.EID </text:span><text:span text:style-name="T44">AND </text:span><text:span text:style-name="T41">W.PNO=P.PNUMERO</text:span></text:p>
              <text:p text:style-name="P21"><text:span text:style-name="T44">ORDER BY</text:span><text:span text:style-name="T41"><text:tab/></text:span><text:span text:style-name="T41">D.DNOME </text:span><text:span text:style-name="T44">ASC</text:span><text:span text:style-name="T41">, E.SNOME </text:span><text:span text:style-name="T44">ASC</text:span><text:span text:style-name="T41">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6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67cm" svg:x="1.27cm" svg:y="0.771cm" presentation:class="title" presentation:user-transformed="true">
          <draw:text-box>
            <text:list text:style-name="L1">
              <text:list-header>
                <text:p text:style-name="P5"><text:span text:style-name="T2">Questões</text:span></text:p>
              </text:list-header>
            </text:list>
          </draw:text-box>
        </draw:frame>
        <draw:frame presentation:style-name="pr17" draw:text-style-name="P2" draw:layer="layout" svg:width="22.86cm" svg:height="12.713cm" svg:x="1.27cm" svg:y="4.444cm" presentation:class="outline" presentation:user-transformed="true">
          <draw:text-box>
            <text:list text:style-name="L2">
              <text:list-item>
                <text:p text:style-name="P6"><text:span text:style-name="T36">Refaça os exercícios de álgebra relacional utilizando, agora, a linguagem SQL.</text:span></text:p>
              </text:list-item>
            </text:list>
            <text:list text:style-name="L4">
              <text:list-header>
                <text:p text:style-name="P8"><text:span text:style-name="T36"/></text:p>
                <text:p text:style-name="P8"><text:span text:style-name="T36"/></text:p>
                <text:p text:style-name="P8"><text:span text:style-name="T36"/></text:p>
                <text:p text:style-name="P8"><text:span text:style-name="T36"/></text:p>
                <text:p text:style-name="P8"><text:span text:style-name="T36"/></text:p>
                <text:p text:style-name="P68"><text:span text:style-name="T9">Sugestão: Utilize o WinRDBI para validar as consultas (</text:span><text:span text:style-name="T88"><text:a xlink:href="http://www.eas.asu.edu/~winrdbi/">http://www.eas.asu.edu/~winrdbi/</text:a></text:span><text:span text:style-name="T9">).</text:span></text:p>
                <text:p text:style-name="P19"><text:span text:style-name="T9"/></text:p>
              </text:list-header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5.222cm" svg:height="11.414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msArrowEnd_20_5" draw:display-name="msArrowEnd 5" svg:viewBox="0 0 213 213" svg:d="m107 0 106 213h-213z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a553b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4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bf1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4a553b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4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4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4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bf1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4a553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cc66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53cm" svg:stroke-color="#ffbf1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cc99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bf1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5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5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5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5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ffffff" fo:font-family="'Times New Roman'" style:font-family-generic="roman" style:font-pitch="variable" fo:font-size="10pt" fo:language="en" fo:country="GB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42cm" svg:height="3.97cm" svg:x="1.27cm" svg:y="-0.051cm" presentation:class="title" presentation:placeholder="true">
        <draw:text-box/>
      </draw:frame>
      <draw:frame presentation:style-name="Default-outline1" draw:layer="backgroundobjects" svg:width="22.842cm" svg:height="12.573cm" svg:x="1.27cm" svg:y="4.445cm" presentation:class="outline" presentation:placeholder="true">
        <draw:text-box/>
      </draw:frame>
      <draw:frame presentation:style-name="Mpr1" draw:layer="backgroundobjects" svg:width="5.909cm" svg:height="1.253cm" svg:x="1.269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26cm" svg:height="1.253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09cm" svg:height="1.253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0.635cm" svg:height="6.35cm" svg:x="0cm" svg:y="0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1.27cm" svg:y1="4.022cm" svg:x2="23.707cm" svg:y2="4.026cm">
        <text:p/>
      </draw:line>
      <draw:custom-shape draw:style-name="Mgr5" draw:text-style-name="MP3" draw:layer="backgroundobjects" svg:width="0.635cm" svg:height="6.35cm" svg:x="0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0.635cm" svg:height="6.35cm" svg:x="0cm" svg:y="12.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43.678cm" svg:x="-0.001cm" svg:y="-19.911cm" presentation:class="page"/>
        <draw:frame presentation:style-name="Default-notes" draw:layer="backgroundobjects" svg:width="15.222cm" svg:height="11.413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72cm" svg:height="5.892cm" svg:x="1.905cm" svg:y="1.903cm" presentation:class="title" presentation:placeholder="true">
        <draw:text-box/>
      </draw:frame>
      <draw:frame presentation:style-name="Mpr2" draw:text-style-name="MP7" draw:layer="backgroundobjects" svg:width="5.909cm" svg:height="1.253cm" svg:x="1.269cm" svg:y="17.357cm" presentation:class="date-time">
        <draw:text-box>
          <text:list text:style-name="ML1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3" draw:text-style-name="MP9" draw:layer="backgroundobjects" svg:width="8.026cm" svg:height="1.253cm" svg:x="8.678cm" svg:y="17.357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5.909cm" svg:height="1.253cm" svg:x="18.202cm" svg:y="17.357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7.973cm" svg:height="0.56cm" svg:x="0.635cm" svg:y="8.026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7.973cm" svg:height="0.56cm" svg:x="8.608cm" svg:y="8.026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7.972cm" svg:height="0.56cm" svg:x="16.581cm" svg:y="8.026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42cm" svg:height="12.573cm" svg:x="1.27cm" svg:y="4.457cm" presentation:class="outline" presentation:placeholder="true">
        <draw:text-box/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1cm" svg:height="43.678cm" svg:x="-0.001cm" svg:y="-19.911cm" presentation:class="page"/>
        <draw:frame presentation:style-name="Title1-notes" draw:layer="backgroundobjects" svg:width="15.222cm" svg:height="11.41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anco de Dados</dc:title>
    <meta:initial-creator>Takai</meta:initial-creator>
    <dc:creator>Marcelo Finger</dc:creator>
    <meta:editing-duration>PT576H36M53S</meta:editing-duration>
    <dc:date>2011-03-31T09:26:34</dc:date>
    <meta:generator>BrOffice.org/3.2$Unix OpenOffice.org_project/320m19$Build-9505</meta:generator>
    <meta:editing-cycles>4</meta:editing-cycles>
    <meta:document-statistic meta:object-count="535"/>
  </office:meta>
</office:document-meta>
</file>